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5.00pt" fo:font-weight="normal" fo:font-family="Arial" style:font-family-asian="Arial" style:font-family-complex="Arial"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20.00pt" fo:font-weight="bold" fo:font-family="Arial" style:font-family-asian="Arial" style:font-family-complex="Arial" fo:background-color="transparent" style:use-window-font-color="true"/>
    </style:style>
    <style:style style:name="T5" style:family="text">
      <style:text-properties fo:font-size="11.00pt" fo:font-weight="normal" fo:font-family="Arial" style:font-family-asian="Arial" style:font-family-complex="Arial" fo:background-color="transparent" style:use-window-font-color="true"/>
    </style:style>
    <style:style style:name="T6" style:family="text">
      <style:text-properties fo:font-size="26.00pt" fo:font-weight="bold" fo:font-family="Arial" style:font-family-asian="Arial" style:font-family-complex="Aria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8.00pt" fo:font-weight="normal" fo:font-family="Arial" style:font-family-asian="Arial" style:font-family-complex="Arial" fo:background-color="transparent" style:use-window-font-color="true"/>
    </style:style>
    <style:style style:name="T9" style:family="text">
      <style:text-properties fo:font-size="18.00pt" fo:font-weight="bold" fo:font-family="Arial" style:font-family-asian="Arial" style:font-family-complex="Arial" fo:background-color="transparent" style:use-window-font-color="true"/>
    </style:style>
    <style:style style:name="T10" style:family="text">
      <style:text-properties fo:font-size="14.00pt" fo:font-weight="normal" fo:font-family="Arial" style:font-family-asian="Arial" style:font-family-complex="Arial" fo:background-color="transparent" style:use-window-font-color="true"/>
    </style:style>
    <style:style style:name="T11" style:family="text">
      <style:text-properties fo:font-size="14.00pt" fo:font-weight="normal" fo:font-family="Arial" style:font-family-asian="Arial" style:font-family-complex="Arial" fo:background-color="transparent" style:use-window-font-color="true"/>
    </style:style>
    <style:style style:name="T12" style:family="text">
      <style:text-properties fo:font-size="14.00pt" fo:font-weight="normal" fo:font-family="Arial" style:font-family-asian="Arial" style:font-family-complex="Arial" fo:background-color="transparent" style:use-window-font-color="true"/>
    </style:style>
    <style:style style:name="T13" style:family="text">
      <style:text-properties fo:font-size="14.00pt" fo:font-weight="normal" fo:font-family="Arial" style:font-family-asian="Arial" style:font-family-complex="Arial" fo:background-color="transparent" style:use-window-font-color="true"/>
    </style:style>
    <style:style style:name="T14" style:family="text">
      <style:text-properties fo:font-size="14.00pt" fo:font-weight="normal" fo:font-family="Arial" style:font-family-asian="Arial" style:font-family-complex="Arial" fo:background-color="transparent" style:use-window-font-color="true"/>
    </style:style>
    <style:style style:name="T15" style:family="text">
      <style:text-properties fo:font-size="14.00pt" fo:font-weight="normal" fo:font-family="Arial" style:font-family-asian="Arial" style:font-family-complex="Arial" fo:background-color="transparent" style:use-window-font-color="true"/>
    </style:style>
    <style:style style:name="T16" style:family="text">
      <style:text-properties fo:font-size="14.00pt" fo:font-weight="normal" fo:font-family="Arial" style:font-family-asian="Arial" style:font-family-complex="Arial"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5.00pt" fo:font-weight="bold" fo:font-family="Arial" style:font-family-asian="Arial" style:font-family-complex="Arial" fo:background-color="transparent" style:use-window-font-color="true"/>
    </style:style>
    <style:style style:name="T19" style:family="text">
      <style:text-properties fo:font-size="15.00pt" fo:font-weight="bold" fo:font-family="'Times New Roman'" style:font-family-asian="'Times New Roman'" style:font-family-complex="'Times New Roman'" fo:background-color="transparent" style:use-window-font-color="true"/>
    </style:style>
    <style:style style:name="T20" style:family="text">
      <style:text-properties fo:font-size="15.00pt" fo:font-weight="bold" fo:font-family="Arial" style:font-family-asian="Arial" style:font-family-complex="Arial"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7.00pt" fo:font-weight="bold" fo:font-family="Arial" style:font-family-asian="Arial" style:font-family-complex="Arial" fo:background-color="transparent" style:use-window-font-color="true"/>
    </style:style>
    <style:style style:name="T23" style:family="text">
      <style:text-properties fo:font-size="17.00pt" fo:font-weight="bold" fo:font-family="Arial" style:font-family-asian="Arial" style:font-family-complex="Arial" fo:background-color="transparent" style:use-window-font-color="true"/>
    </style:style>
    <style:style style:name="T24" style:family="text">
      <style:text-properties fo:font-size="17.00pt" fo:font-weight="bold" fo:font-family="Arial" style:font-family-asian="Arial" style:font-family-complex="Arial" fo:background-color="transparent" style:use-window-font-color="true"/>
    </style:style>
    <style:style style:name="T25" style:family="text">
      <style:text-properties fo:font-size="17.00pt" fo:font-weight="bold" fo:font-family="Arial" style:font-family-asian="Arial" style:font-family-complex="Arial" fo:background-color="transparent" style:use-window-font-color="true"/>
    </style:style>
    <style:style style:name="T26" style:family="text">
      <style:text-properties fo:font-size="17.00pt" fo:font-weight="bold" fo:font-family="Arial" style:font-family-asian="Arial" style:font-family-complex="Arial" fo:background-color="transparent" style:use-window-font-color="true"/>
    </style:style>
    <style:style style:name="T27" style:family="text">
      <style:text-properties fo:font-size="17.00pt" fo:font-weight="bold" fo:font-family="Arial" style:font-family-asian="Arial" style:font-family-complex="Arial" fo:background-color="transparent" style:use-window-font-color="true"/>
    </style:style>
    <style:style style:name="T28" style:family="text">
      <style:text-properties fo:font-size="17.00pt" fo:font-weight="bold" fo:font-family="Arial" style:font-family-asian="Arial" style:font-family-complex="Arial" fo:background-color="transparent" style:use-window-font-color="true"/>
    </style:style>
    <style:style style:name="T29" style:family="text">
      <style:text-properties fo:font-size="17.00pt" fo:font-weight="bold" fo:font-family="Arial" style:font-family-asian="Arial" style:font-family-complex="Arial" fo:background-color="transparent" style:use-window-font-color="true"/>
    </style:style>
    <style:style style:name="T30" style:family="text">
      <style:text-properties fo:font-size="17.00pt" fo:font-weight="bold" fo:font-family="Arial" style:font-family-asian="Arial" style:font-family-complex="Arial" fo:background-color="transparent" style:use-window-font-color="true"/>
    </style:style>
    <style:style style:name="T31" style:family="text">
      <style:text-properties fo:font-size="17.00pt" fo:font-weight="bold" fo:font-family="Arial" style:font-family-asian="Arial" style:font-family-complex="Arial" fo:background-color="transparent" style:use-window-font-color="true"/>
    </style:style>
    <style:style style:name="T32" style:family="text">
      <style:text-properties fo:font-size="17.00pt" fo:font-weight="bold" fo:font-family="Arial" style:font-family-asian="Arial" style:font-family-complex="Arial" fo:background-color="transparent" style:use-window-font-color="true"/>
    </style:style>
    <style:style style:name="T33" style:family="text">
      <style:text-properties fo:font-size="17.00pt" fo:font-weight="bold" fo:font-family="Arial" style:font-family-asian="Arial" style:font-family-complex="Arial" fo:background-color="transparent" style:use-window-font-color="true"/>
    </style:style>
    <style:style style:name="T34" style:family="text">
      <style:text-properties fo:font-size="17.00pt" fo:font-weight="bold" fo:font-family="Arial" style:font-family-asian="Arial" style:font-family-complex="Arial" fo:background-color="transparent" style:use-window-font-color="true"/>
    </style:style>
    <style:style style:name="T35" style:family="text">
      <style:text-properties fo:font-size="17.00pt" fo:font-weight="bold" fo:font-family="Arial" style:font-family-asian="Arial" style:font-family-complex="Arial" fo:background-color="transparent" style:use-window-font-color="true"/>
    </style:style>
    <style:style style:name="T36" style:family="text">
      <style:text-properties fo:font-size="17.00pt" fo:font-weight="bold" fo:font-family="Arial" style:font-family-asian="Arial" style:font-family-complex="Arial" fo:background-color="transparent" style:use-window-font-color="true"/>
    </style:style>
    <style:style style:name="T37" style:family="text">
      <style:text-properties fo:font-size="17.00pt" fo:font-weight="bold" fo:font-family="Arial" style:font-family-asian="Arial" style:font-family-complex="Arial" fo:background-color="transparent" style:use-window-font-color="true"/>
    </style:style>
    <style:style style:name="T38" style:family="text">
      <style:text-properties fo:font-size="17.00pt" fo:font-weight="bold" fo:font-family="Arial" style:font-family-asian="Arial" style:font-family-complex="Arial" fo:background-color="transparent" style:use-window-font-color="true"/>
    </style:style>
    <style:style style:name="T39" style:family="text">
      <style:text-properties fo:font-size="17.00pt" fo:font-weight="bold" fo:font-family="Arial" style:font-family-asian="Arial" style:font-family-complex="Arial" fo:background-color="transparent" style:use-window-font-color="true"/>
    </style:style>
    <style:style style:name="T40" style:family="text">
      <style:text-properties fo:font-size="17.00pt" fo:font-weight="bold" fo:font-family="Arial" style:font-family-asian="Arial" style:font-family-complex="Arial" fo:background-color="transparent" style:use-window-font-color="true"/>
    </style:style>
    <style:style style:name="T41" style:family="text">
      <style:text-properties fo:font-size="17.00pt" fo:font-weight="bold" fo:font-family="Arial" style:font-family-asian="Arial" style:font-family-complex="Arial" fo:background-color="transparent" style:use-window-font-color="true"/>
    </style:style>
    <style:style style:name="T42" style:family="text">
      <style:text-properties fo:font-size="17.00pt" fo:font-weight="bold" fo:font-family="Arial" style:font-family-asian="Arial" style:font-family-complex="Arial" fo:background-color="transparent" style:use-window-font-color="true"/>
    </style:style>
    <style:style style:name="T43" style:family="text">
      <style:text-properties fo:font-size="17.00pt" fo:font-weight="bold" fo:font-family="Arial" style:font-family-asian="Arial" style:font-family-complex="Arial" fo:background-color="transparent" style:use-window-font-color="true"/>
    </style:style>
    <style:style style:name="T44" style:family="text">
      <style:text-properties fo:font-size="17.00pt" fo:font-weight="bold" fo:font-family="Arial" style:font-family-asian="Arial" style:font-family-complex="Arial"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7.00pt" fo:font-weight="bold" fo:font-family="Arial" style:font-family-asian="Arial" style:font-family-complex="Arial"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7.00pt" fo:font-weight="bold" fo:font-family="Arial" style:font-family-asian="Arial" style:font-family-complex="Arial"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6.00pt" fo:font-weight="bold" fo:font-family="Arial" style:font-family-asian="Arial" style:font-family-complex="Arial"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6.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53" style:family="text">
      <style:text-properties fo:font-size="16.00pt" fo:font-weight="bold" fo:font-family="Arial" style:font-family-asian="Arial" style:font-family-complex="Arial" fo:background-color="transparent" style:use-window-font-color="true"/>
    </style:style>
    <style:style style:name="T54" style:family="text">
      <style:text-properties fo:font-size="16.00pt" fo:font-weight="normal" fo:font-family="Arial" style:font-family-asian="Arial" style:font-family-complex="Arial"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6.00pt" fo:font-weight="bold" fo:font-family="Arial" style:font-family-asian="Arial" style:font-family-complex="Arial" fo:background-color="transparent" style:use-window-font-color="true"/>
    </style:style>
    <style:style style:name="T57" style:family="text">
      <style:text-properties fo:font-size="16.00pt" fo:font-weight="normal" fo:font-family="Arial" style:font-family-asian="Arial" style:font-family-complex="Arial" fo:background-color="transparent" style:use-window-font-color="true"/>
    </style:style>
    <style:style style:name="T58" style:family="text">
      <style:text-properties fo:font-size="16.00pt" fo:font-weight="bold" fo:font-family="Arial" style:font-family-asian="Arial" style:font-family-complex="Arial" fo:background-color="transparent" style:use-window-font-color="true"/>
    </style:style>
    <style:style style:name="T59" style:family="text">
      <style:text-properties fo:font-size="16.00pt" fo:font-weight="normal" fo:font-family="Arial" style:font-family-asian="Arial" style:font-family-complex="Arial" fo:background-color="transparent" style:use-window-font-color="true"/>
    </style:style>
    <style:style style:name="T60" style:family="text">
      <style:text-properties fo:font-size="16.00pt" fo:font-weight="bold" fo:font-family="Arial" style:font-family-asian="Arial" style:font-family-complex="Arial" fo:background-color="transparent" style:use-window-font-color="true"/>
    </style:style>
    <style:style style:name="T61" style:family="text">
      <style:text-properties fo:font-size="16.00pt" fo:font-weight="normal" fo:font-family="Arial" style:font-family-asian="Arial" style:font-family-complex="Arial" fo:background-color="transparent" style:use-window-font-color="true"/>
    </style:style>
    <style:style style:name="T62" style:family="text">
      <style:text-properties fo:font-size="16.00pt" fo:font-weight="bold" fo:font-family="Arial" style:font-family-asian="Arial" style:font-family-complex="Arial" fo:background-color="transparent" style:use-window-font-color="true"/>
    </style:style>
    <style:style style:name="T63" style:family="text">
      <style:text-properties fo:font-size="16.00pt" fo:font-weight="normal" fo:font-family="Arial" style:font-family-asian="Arial" style:font-family-complex="Arial"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5.00pt" fo:font-weight="bold" fo:font-family="Arial" style:font-family-asian="Arial" style:font-family-complex="Arial"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4.00pt" fo:font-weight="normal" fo:font-family="Arial" style:font-family-asian="Arial" style:font-family-complex="Arial"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4.00pt" fo:font-weight="bold" fo:font-family="Arial" style:font-family-asian="Arial" style:font-family-complex="Arial" fo:background-color="transparent" style:use-window-font-color="true"/>
    </style:style>
    <style:style style:name="T70" style:family="text">
      <style:text-properties fo:font-size="12.00pt" fo:font-weight="bold" fo:font-family="Arial" style:font-family-asian="Arial" style:font-family-complex="Arial" fo:background-color="transparent" style:use-window-font-color="true"/>
    </style:style>
    <style:style style:name="T71" style:family="text">
      <style:text-properties fo:font-size="14.00pt" fo:font-weight="bold" fo:font-family="Arial" style:font-family-asian="Arial" style:font-family-complex="Arial" fo:background-color="transparent" style:use-window-font-color="true"/>
    </style:style>
    <style:style style:name="T72" style:family="text">
      <style:text-properties fo:font-size="14.00pt" fo:font-weight="normal" fo:font-family="Arial" style:font-family-asian="Arial" style:font-family-complex="Arial"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4.00pt" fo:font-weight="bold" fo:font-family="Arial" style:font-family-asian="Arial" style:font-family-complex="Arial" fo:background-color="transparent" style:use-window-font-color="true"/>
    </style:style>
    <style:style style:name="T75" style:family="text">
      <style:text-properties fo:font-size="14.00pt" fo:font-weight="bold" fo:font-family="Arial" style:font-family-asian="Arial" style:font-family-complex="Arial" fo:background-color="transparent" style:use-window-font-color="true"/>
    </style:style>
    <style:style style:name="T76" style:family="text">
      <style:text-properties fo:font-size="14.00pt" fo:font-weight="normal" fo:font-family="Arial" style:font-family-asian="Arial" style:font-family-complex="Arial" fo:background-color="transparent" style:use-window-font-color="true"/>
    </style:style>
    <style:style style:name="T77" style:family="text">
      <style:text-properties fo:font-size="14.00pt" fo:font-weight="bold" fo:font-family="Arial" style:font-family-asian="Arial" style:font-family-complex="Arial" fo:background-color="transparent" style:use-window-font-color="true"/>
    </style:style>
    <style:style style:name="T78" style:family="text">
      <style:text-properties fo:font-size="14.00pt" fo:font-weight="bold" fo:font-family="Arial" style:font-family-asian="Arial" style:font-family-complex="Arial" fo:background-color="transparent" style:use-window-font-color="true"/>
    </style:style>
    <style:style style:name="T79" style:family="text">
      <style:text-properties fo:font-size="14.00pt" fo:font-weight="normal" fo:font-family="Arial" style:font-family-asian="Arial" style:font-family-complex="Arial"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4.00pt" fo:font-weight="bold" fo:font-family="Arial" style:font-family-asian="Arial" style:font-family-complex="Arial" fo:background-color="transparent" style:use-window-font-color="true"/>
    </style:style>
    <style:style style:name="T82" style:family="text">
      <style:text-properties fo:font-size="14.00pt" fo:font-weight="normal" fo:font-family="Arial" style:font-family-asian="Arial" style:font-family-complex="Arial" fo:background-color="transparent" style:use-window-font-color="true"/>
    </style:style>
    <style:style style:name="T83" style:family="text">
      <style:text-properties fo:font-size="14.00pt" fo:font-weight="bold" fo:font-family="Arial" style:font-family-asian="Arial" style:font-family-complex="Arial" fo:background-color="transparent" style:use-window-font-color="true"/>
    </style:style>
    <style:style style:name="T84" style:family="text">
      <style:text-properties fo:font-size="14.00pt" fo:font-weight="bold" fo:font-family="Arial" style:font-family-asian="Arial" style:font-family-complex="Arial" fo:background-color="transparent" style:use-window-font-color="true"/>
    </style:style>
    <style:style style:name="T85" style:family="text">
      <style:text-properties fo:font-size="14.00pt" fo:font-weight="normal" fo:font-family="Arial" style:font-family-asian="Arial" style:font-family-complex="Arial" fo:background-color="transparent" style:use-window-font-color="true"/>
    </style:style>
    <style:style style:name="T86" style:family="text">
      <style:text-properties fo:font-size="14.00pt" fo:font-weight="bold" fo:font-family="Arial" style:font-family-asian="Arial" style:font-family-complex="Arial" fo:background-color="transparent" style:use-window-font-color="true"/>
    </style:style>
    <style:style style:name="T87" style:family="text">
      <style:text-properties fo:font-size="14.00pt" fo:font-weight="normal" fo:font-family="Arial" style:font-family-asian="Arial" style:font-family-complex="Arial"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4.00pt" fo:font-weight="bold" fo:font-family="Arial" style:font-family-asian="Arial" style:font-family-complex="Arial" fo:background-color="transparent" style:use-window-font-color="true"/>
    </style:style>
    <style:style style:name="T90" style:family="text">
      <style:text-properties fo:font-size="14.00pt" fo:font-weight="normal" fo:font-family="Arial" style:font-family-asian="Arial" style:font-family-complex="Arial"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4.00pt" fo:font-weight="bold" fo:font-family="Arial" style:font-family-asian="Arial" style:font-family-complex="Arial" fo:background-color="transparent" style:use-window-font-color="true"/>
    </style:style>
    <style:style style:name="T93" style:family="text">
      <style:text-properties fo:font-size="14.00pt" fo:font-weight="normal" fo:font-family="Arial" style:font-family-asian="Arial" style:font-family-complex="Arial" fo:background-color="transparent" style:use-window-font-color="true"/>
    </style:style>
    <style:style style:name="T94" style:family="text">
      <style:text-properties fo:font-size="14.00pt" fo:font-weight="normal" fo:font-family="Arial" style:font-family-asian="Arial" style:font-family-complex="Arial" fo:background-color="transparent" style:use-window-font-color="true"/>
    </style:style>
    <style:style style:name="T95" style:family="text">
      <style:text-properties fo:font-size="14.00pt" fo:font-weight="bold" fo:font-family="Arial" style:font-family-asian="Arial" style:font-family-complex="Arial" fo:background-color="transparent" style:use-window-font-color="true"/>
    </style:style>
    <style:style style:name="T96" style:family="text">
      <style:text-properties fo:font-size="14.00pt" fo:font-weight="normal" fo:font-family="Arial" style:font-family-asian="Arial" style:font-family-complex="Arial"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4.00pt" fo:font-weight="bold" fo:font-family="Arial" style:font-family-asian="Arial" style:font-family-complex="Arial" fo:background-color="transparent" style:use-window-font-color="true"/>
    </style:style>
    <style:style style:name="T99" style:family="text">
      <style:text-properties fo:font-size="14.00pt" fo:font-weight="normal" fo:font-family="Arial" style:font-family-asian="Arial" style:font-family-complex="Arial"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4.00pt" fo:font-weight="bold" fo:font-family="Arial" style:font-family-asian="Arial" style:font-family-complex="Arial" fo:background-color="transparent" style:use-window-font-color="true"/>
    </style:style>
    <style:style style:name="T102" style:family="text">
      <style:text-properties fo:font-size="14.00pt" fo:font-weight="normal" fo:font-family="Arial" style:font-family-asian="Arial" style:font-family-complex="Arial" fo:background-color="transparent" style:use-window-font-color="true"/>
    </style:style>
    <style:style style:name="T103" style:family="text">
      <style:text-properties fo:font-size="14.00pt" fo:font-weight="bold" fo:font-family="Arial" style:font-family-asian="Arial" style:font-family-complex="Arial" fo:background-color="transparent" style:use-window-font-color="true"/>
    </style:style>
    <style:style style:name="T104" style:family="text">
      <style:text-properties fo:font-size="14.00pt" fo:font-weight="normal" fo:font-family="Arial" style:font-family-asian="Arial" style:font-family-complex="Arial"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5.00pt" fo:font-weight="bold" fo:font-family="Arial" style:font-family-asian="Arial" style:font-family-complex="Arial"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6.00pt" fo:font-weight="bold" fo:font-family="Arial" style:font-family-asian="Arial" style:font-family-complex="Arial" fo:background-color="transparent" style:use-window-font-color="true"/>
    </style:style>
    <style:style style:name="T109" style:family="text">
      <style:text-properties fo:font-size="16.00pt" fo:font-weight="normal" fo:font-family="Arial" style:font-family-asian="Arial" style:font-family-complex="Arial" fo:background-color="transparent" style:use-window-font-color="true"/>
    </style:style>
    <style:style style:name="T110" style:family="text">
      <style:text-properties fo:font-size="16.00pt" fo:font-weight="bold" fo:font-family="Arial" style:font-family-asian="Arial" style:font-family-complex="Arial" fo:background-color="transparent" style:use-window-font-color="true"/>
    </style:style>
    <style:style style:name="T111" style:family="text">
      <style:text-properties fo:font-size="16.00pt" fo:font-weight="normal" fo:font-family="Arial" style:font-family-asian="Arial" style:font-family-complex="Arial" fo:background-color="transparent" style:use-window-font-color="true"/>
    </style:style>
    <style:style style:name="T112" style:family="text">
      <style:text-properties fo:font-size="16.00pt" fo:font-weight="bold" fo:font-family="Arial" style:font-family-asian="Arial" style:font-family-complex="Arial" fo:background-color="transparent" style:use-window-font-color="true"/>
    </style:style>
    <style:style style:name="T113" style:family="text">
      <style:text-properties fo:font-size="16.00pt" fo:font-weight="normal" fo:font-family="Arial" style:font-family-asian="Arial" style:font-family-complex="Arial" fo:background-color="transparent" style:use-window-font-color="true"/>
    </style:style>
    <style:style style:name="T114" style:family="text">
      <style:text-properties fo:font-size="16.00pt" fo:font-weight="bold" fo:font-family="Arial" style:font-family-asian="Arial" style:font-family-complex="Arial" fo:background-color="transparent" style:use-window-font-color="true"/>
    </style:style>
    <style:style style:name="T115" style:family="text">
      <style:text-properties fo:font-size="16.00pt" fo:font-weight="normal" fo:font-family="Arial" style:font-family-asian="Arial" style:font-family-complex="Arial" fo:background-color="transparent" style:use-window-font-color="true"/>
    </style:style>
    <style:style style:name="T116" style:family="text">
      <style:text-properties fo:font-size="16.00pt" fo:font-weight="bold" fo:font-family="Arial" style:font-family-asian="Arial" style:font-family-complex="Arial" fo:background-color="transparent" style:use-window-font-color="true"/>
    </style:style>
    <style:style style:name="T117" style:family="text">
      <style:text-properties fo:font-size="16.00pt" fo:font-weight="normal" fo:font-family="Arial" style:font-family-asian="Arial" style:font-family-complex="Arial"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5.00pt" fo:font-weight="bold" fo:font-family="Arial" style:font-family-asian="Arial" style:font-family-complex="Arial" fo:background-color="transparent" style:use-window-font-color="true"/>
    </style:style>
    <style:style style:name="T120" style:family="text">
      <style:text-properties fo:font-size="14.00pt" fo:font-weight="normal" fo:font-family="Arial" style:font-family-asian="Arial" style:font-family-complex="Arial"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5.00pt" fo:font-weight="bold" fo:font-family="Arial" style:font-family-asian="Arial" style:font-family-complex="Arial" fo:background-color="transparent" style:use-window-font-color="true"/>
    </style:style>
    <style:style style:name="T123" style:family="text">
      <style:text-properties fo:font-size="15.00pt" fo:font-weight="normal" fo:font-family="Arial" style:font-family-asian="Arial" style:font-family-complex="Arial" fo:background-color="transparent" style:use-window-font-color="true"/>
    </style:style>
    <style:style style:name="T124" style:family="text">
      <style:text-properties fo:font-size="15.00pt" fo:font-weight="bold" fo:font-family="Arial" style:font-family-asian="Arial" style:font-family-complex="Arial" fo:background-color="transparent" style:use-window-font-color="true"/>
    </style:style>
    <style:style style:name="T125" style:family="text">
      <style:text-properties fo:font-size="15.00pt" fo:font-weight="normal" fo:font-family="Arial" style:font-family-asian="Arial" style:font-family-complex="Arial"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5.00pt" fo:font-weight="bold" fo:font-family="Arial" style:font-family-asian="Arial" style:font-family-complex="Arial" fo:background-color="transparent" style:use-window-font-color="true"/>
    </style:style>
    <style:style style:name="T128" style:family="text">
      <style:text-properties fo:font-size="15.00pt" fo:font-weight="normal" fo:font-family="Arial" style:font-family-asian="Arial" style:font-family-complex="Arial" fo:background-color="transparent" style:use-window-font-color="true"/>
    </style:style>
    <style:style style:name="T129" style:family="text">
      <style:text-properties fo:font-size="15.00pt" fo:font-weight="bold" fo:font-family="Arial" style:font-family-asian="Arial" style:font-family-complex="Arial" fo:background-color="transparent" style:use-window-font-color="true"/>
    </style:style>
    <style:style style:name="T130" style:family="text">
      <style:text-properties fo:font-size="15.00pt" fo:font-weight="normal" fo:font-family="Arial" style:font-family-asian="Arial" style:font-family-complex="Arial"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5.00pt" fo:font-weight="bold" fo:font-family="Arial" style:font-family-asian="Arial" style:font-family-complex="Arial" fo:background-color="transparent" style:use-window-font-color="true"/>
    </style:style>
    <style:style style:name="T133" style:family="text">
      <style:text-properties fo:font-size="15.00pt" fo:font-weight="normal" fo:font-family="Arial" style:font-family-asian="Arial" style:font-family-complex="Arial" fo:background-color="transparent" style:use-window-font-color="true"/>
    </style:style>
    <style:style style:name="T134" style:family="text">
      <style:text-properties fo:font-size="15.00pt" fo:font-weight="bold" fo:font-family="Arial" style:font-family-asian="Arial" style:font-family-complex="Arial" fo:background-color="transparent" style:use-window-font-color="true"/>
    </style:style>
    <style:style style:name="T135" style:family="text">
      <style:text-properties fo:font-size="15.00pt" fo:font-weight="normal" fo:font-family="Arial" style:font-family-asian="Arial" style:font-family-complex="Arial"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5.00pt" fo:font-weight="bold" fo:font-family="Arial" style:font-family-asian="Arial" style:font-family-complex="Arial" fo:background-color="transparent" style:use-window-font-color="true"/>
    </style:style>
    <style:style style:name="T138" style:family="text">
      <style:text-properties fo:font-size="15.00pt" fo:font-weight="normal" fo:font-family="Arial" style:font-family-asian="Arial" style:font-family-complex="Arial" fo:background-color="transparent" style:use-window-font-color="true"/>
    </style:style>
    <style:style style:name="T139" style:family="text">
      <style:text-properties fo:font-size="15.00pt" fo:font-weight="bold" fo:font-family="Arial" style:font-family-asian="Arial" style:font-family-complex="Arial" fo:background-color="transparent" style:use-window-font-color="true"/>
    </style:style>
    <style:style style:name="T140" style:family="text">
      <style:text-properties fo:font-size="15.00pt" fo:font-weight="normal" fo:font-family="Arial" style:font-family-asian="Arial" style:font-family-complex="Arial" fo:background-color="transparent" style:use-window-font-color="true"/>
    </style:style>
    <style:style style:name="T141" style:family="text">
      <style:text-properties fo:font-size="15.00pt" fo:font-weight="bold" fo:font-family="Arial" style:font-family-asian="Arial" style:font-family-complex="Arial" fo:background-color="transparent" style:use-window-font-color="true"/>
    </style:style>
    <style:style style:name="T142" style:family="text">
      <style:text-properties fo:font-size="15.00pt" fo:font-weight="normal" fo:font-family="Arial" style:font-family-asian="Arial" style:font-family-complex="Arial" fo:background-color="transparent" style:use-window-font-color="true"/>
    </style:style>
    <style:style style:name="T143" style:family="text">
      <style:text-properties fo:font-size="15.00pt" fo:font-weight="normal" fo:font-family="Arial" style:font-family-asian="Arial" style:font-family-complex="Arial"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5.00pt" fo:font-weight="bold" fo:font-family="Arial" style:font-family-asian="Arial" style:font-family-complex="Arial" fo:background-color="transparent" style:use-window-font-color="true"/>
    </style:style>
    <style:style style:name="T146" style:family="text">
      <style:text-properties fo:font-size="15.00pt" fo:font-weight="bold" fo:font-family="Arial" style:font-family-asian="Arial" style:font-family-complex="Arial" fo:background-color="transparent" style:use-window-font-color="true"/>
    </style:style>
    <style:style style:name="T147" style:family="text">
      <style:text-properties fo:font-size="15.00pt" fo:font-weight="normal" fo:font-family="Arial" style:font-family-asian="Arial" style:font-family-complex="Arial"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5.00pt" fo:font-weight="bold" fo:font-family="Arial" style:font-family-asian="Arial" style:font-family-complex="Arial" fo:background-color="transparent" style:use-window-font-color="true"/>
    </style:style>
    <style:style style:name="T150" style:family="text">
      <style:text-properties fo:font-size="15.00pt" fo:font-weight="normal" fo:font-family="Arial" style:font-family-asian="Arial" style:font-family-complex="Arial" fo:background-color="transparent" style:use-window-font-color="true"/>
    </style:style>
    <style:style style:name="T151" style:family="text">
      <style:text-properties fo:font-size="15.00pt" fo:font-weight="bold" fo:font-family="Arial" style:font-family-asian="Arial" style:font-family-complex="Arial" fo:background-color="transparent" style:use-window-font-color="true"/>
    </style:style>
    <style:style style:name="T152" style:family="text">
      <style:text-properties fo:font-size="15.00pt" fo:font-weight="normal" fo:font-family="Arial" style:font-family-asian="Arial" style:font-family-complex="Arial" fo:background-color="transparent" style:use-window-font-color="true"/>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5.00pt" fo:font-weight="bold" fo:font-family="Arial" style:font-family-asian="Arial" style:font-family-complex="Arial" fo:background-color="transparent" style:use-window-font-color="true"/>
    </style:style>
    <style:style style:name="T155" style:family="text">
      <style:text-properties fo:font-size="15.00pt" fo:font-weight="normal" fo:font-family="Arial" style:font-family-asian="Arial" style:font-family-complex="Arial" fo:background-color="transparent" style:use-window-font-color="true"/>
    </style:style>
    <style:style style:name="T156" style:family="text">
      <style:text-properties fo:font-size="15.00pt" fo:font-weight="bold" fo:font-family="Arial" style:font-family-asian="Arial" style:font-family-complex="Arial" fo:background-color="transparent" style:use-window-font-color="true"/>
    </style:style>
    <style:style style:name="T157" style:family="text">
      <style:text-properties fo:font-size="15.00pt" fo:font-weight="bold" fo:font-family="Arial" style:font-family-asian="Arial" style:font-family-complex="Arial" fo:background-color="transparent" style:use-window-font-color="true"/>
    </style:style>
    <style:style style:name="T158" style:family="text">
      <style:text-properties fo:font-size="15.00pt" fo:font-weight="normal" fo:font-family="Arial" style:font-family-asian="Arial" style:font-family-complex="Arial"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5.00pt" fo:font-weight="bold" fo:font-family="Arial" style:font-family-asian="Arial" style:font-family-complex="Arial"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6.00pt" fo:font-weight="bold" fo:font-family="Arial" style:font-family-asian="Arial" style:font-family-complex="Arial" fo:background-color="transparent" style:use-window-font-color="true"/>
    </style:style>
    <style:style style:name="T163" style:family="text">
      <style:text-properties fo:font-size="16.00pt" fo:font-weight="normal" fo:font-family="Arial" style:font-family-asian="Arial" style:font-family-complex="Arial" fo:background-color="transparent" style:use-window-font-color="true"/>
    </style:style>
    <style:style style:name="T164" style:family="text">
      <style:text-properties fo:font-size="16.00pt" fo:font-weight="bold" fo:font-family="Arial" style:font-family-asian="Arial" style:font-family-complex="Arial" fo:background-color="transparent" style:use-window-font-color="true"/>
    </style:style>
    <style:style style:name="T165" style:family="text">
      <style:text-properties fo:font-size="16.00pt" fo:font-weight="normal" fo:font-family="Arial" style:font-family-asian="Arial" style:font-family-complex="Arial" fo:background-color="transparent" style:use-window-font-color="true"/>
    </style:style>
    <style:style style:name="T166" style:family="text">
      <style:text-properties fo:font-size="16.00pt" fo:font-weight="bold" fo:font-family="Arial" style:font-family-asian="Arial" style:font-family-complex="Arial" fo:background-color="transparent" style:use-window-font-color="true"/>
    </style:style>
    <style:style style:name="T167" style:family="text">
      <style:text-properties fo:font-size="16.00pt" fo:font-weight="normal" fo:font-family="Arial" style:font-family-asian="Arial" style:font-family-complex="Arial" fo:background-color="transparent" style:use-window-font-color="true"/>
    </style:style>
    <style:style style:name="T168" style:family="text">
      <style:text-properties fo:font-size="16.00pt" fo:font-weight="bold" fo:font-family="Arial" style:font-family-asian="Arial" style:font-family-complex="Arial" fo:background-color="transparent" style:use-window-font-color="true"/>
    </style:style>
    <style:style style:name="T169" style:family="text">
      <style:text-properties fo:font-size="16.00pt" fo:font-weight="normal" fo:font-family="Arial" style:font-family-asian="Arial" style:font-family-complex="Arial"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4.00pt" fo:font-weight="bold" fo:font-family="Arial" style:font-family-asian="Arial" style:font-family-complex="Arial" fo:background-color="transparent" style:use-window-font-color="true"/>
    </style:style>
    <style:style style:name="T172" style:family="text">
      <style:text-properties fo:font-size="14.00pt" fo:font-weight="normal" fo:font-family="Arial" style:font-family-asian="Arial" style:font-family-complex="Arial" fo:background-color="transparent" style:use-window-font-color="true"/>
    </style:style>
    <style:style style:name="T173" style:family="text">
      <style:text-properties fo:font-size="14.00pt" fo:font-weight="normal" fo:font-family="Arial" style:font-family-asian="Arial" style:font-family-complex="Arial" fo:background-color="transparent" style:use-window-font-color="true"/>
    </style:style>
    <style:style style:name="T174" style:family="text">
      <style:text-properties fo:font-size="14.00pt" fo:font-weight="normal" fo:font-family="Arial" style:font-family-asian="Arial" style:font-family-complex="Arial" fo:background-color="transparent" style:use-window-font-color="true"/>
    </style:style>
    <style:style style:name="T175" style:family="text">
      <style:text-properties fo:font-size="14.00pt" fo:font-weight="normal" fo:font-family="Arial" style:font-family-asian="Arial" style:font-family-complex="Arial" fo:background-color="transparent" fo:color="#ff0000"/>
    </style:style>
    <style:style style:name="T176" style:family="text">
      <style:text-properties fo:font-size="14.00pt" fo:font-weight="normal" fo:font-family="Arial" style:font-family-asian="Arial" style:font-family-complex="Arial" fo:background-color="transparent" style:use-window-font-color="true"/>
    </style:style>
    <style:style style:name="T177" style:family="text">
      <style:text-properties fo:font-size="15.00pt" fo:font-weight="normal" fo:font-family="Arial" style:font-family-asian="Arial" style:font-family-complex="Arial" fo:background-color="transparent" style:use-window-font-color="true"/>
    </style:style>
    <style:style style:name="T178" style:family="text">
      <style:text-properties fo:font-size="14.00pt" fo:font-weight="normal" fo:font-family="Arial" style:font-family-asian="Arial" style:font-family-complex="Arial"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4.00pt" fo:font-weight="normal" fo:font-family="Arial" style:font-family-asian="Arial" style:font-family-complex="Arial" fo:background-color="transparent" style:use-window-font-color="true"/>
    </style:style>
    <style:style style:name="T181" style:family="text">
      <style:text-properties fo:font-size="15.00pt" fo:font-weight="bold" fo:font-family="Arial" style:font-family-asian="Arial" style:font-family-complex="Arial" fo:background-color="transparent" style:use-window-font-color="true"/>
    </style:style>
    <style:style style:name="T182" style:family="text">
      <style:text-properties fo:font-size="15.00pt" fo:font-weight="normal" fo:font-family="Arial" style:font-family-asian="Arial" style:font-family-complex="Arial" fo:background-color="transparent" style:use-window-font-color="true"/>
    </style:style>
    <style:style style:name="T183" style:family="text">
      <style:text-properties fo:font-size="15.00pt" fo:font-weight="bold" fo:font-family="Arial" style:font-family-asian="Arial" style:font-family-complex="Arial" fo:background-color="transparent" style:use-window-font-color="true"/>
    </style:style>
    <style:style style:name="T184" style:family="text">
      <style:text-properties fo:font-size="15.00pt" fo:font-weight="normal" fo:font-family="Arial" style:font-family-asian="Arial" style:font-family-complex="Arial"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5.00pt" fo:font-weight="bold" fo:font-family="Arial" style:font-family-asian="Arial" style:font-family-complex="Arial" fo:background-color="transparent" style:use-window-font-color="true"/>
    </style:style>
    <style:style style:name="T187" style:family="text">
      <style:text-properties fo:font-size="15.00pt" fo:font-weight="normal" fo:font-family="Arial" style:font-family-asian="Arial" style:font-family-complex="Arial" fo:background-color="transparent" style:use-window-font-color="true"/>
    </style:style>
    <style:style style:name="T188" style:family="text">
      <style:text-properties fo:font-size="15.00pt" fo:font-weight="bold" fo:font-family="Arial" style:font-family-asian="Arial" style:font-family-complex="Arial" fo:background-color="transparent" style:use-window-font-color="true"/>
    </style:style>
    <style:style style:name="T189" style:family="text">
      <style:text-properties fo:font-size="15.00pt" fo:font-weight="normal" fo:font-family="Arial" style:font-family-asian="Arial" style:font-family-complex="Arial"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5.00pt" fo:font-weight="bold" fo:font-family="Arial" style:font-family-asian="Arial" style:font-family-complex="Arial" fo:background-color="transparent" style:use-window-font-color="true"/>
    </style:style>
    <style:style style:name="T192" style:family="text">
      <style:text-properties fo:font-size="15.00pt" fo:font-weight="normal" fo:font-family="Arial" style:font-family-asian="Arial" style:font-family-complex="Arial" fo:background-color="transparent" style:use-window-font-color="true"/>
    </style:style>
    <style:style style:name="T193" style:family="text">
      <style:text-properties fo:font-size="15.00pt" fo:font-weight="bold" fo:font-family="Arial" style:font-family-asian="Arial" style:font-family-complex="Arial" fo:background-color="transparent" style:use-window-font-color="true"/>
    </style:style>
    <style:style style:name="T194" style:family="text">
      <style:text-properties fo:font-size="15.00pt" fo:font-weight="normal" fo:font-family="Arial" style:font-family-asian="Arial" style:font-family-complex="Arial"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5.00pt" fo:font-weight="bold" fo:font-family="Arial" style:font-family-asian="Arial" style:font-family-complex="Arial" fo:background-color="transparent" style:use-window-font-color="true"/>
    </style:style>
    <style:style style:name="T197" style:family="text">
      <style:text-properties fo:font-size="14.00pt" fo:font-weight="bold" fo:font-family="Arial" style:font-family-asian="Arial" style:font-family-complex="Arial" fo:background-color="transparent" style:use-window-font-color="true"/>
    </style:style>
    <style:style style:name="T198" style:family="text">
      <style:text-properties fo:font-size="14.00pt" fo:font-weight="normal" fo:font-family="Arial" style:font-family-asian="Arial" style:font-family-complex="Arial" fo:background-color="transparent" style:use-window-font-color="true"/>
    </style:style>
    <style:style style:name="T199" style:family="text">
      <style:text-properties fo:font-size="14.00pt" fo:font-weight="bold" fo:font-family="Arial" style:font-family-asian="Arial" style:font-family-complex="Arial" fo:background-color="transparent" style:use-window-font-color="true"/>
    </style:style>
    <style:style style:name="T200" style:family="text">
      <style:text-properties fo:font-size="15.00pt" fo:font-weight="normal" fo:font-family="Arial" style:font-family-asian="Arial" style:font-family-complex="Arial"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5.00pt" fo:font-weight="bold" fo:font-family="Arial" style:font-family-asian="Arial" style:font-family-complex="Arial" fo:background-color="transparent" style:use-window-font-color="true"/>
    </style:style>
    <style:style style:name="T203" style:family="text">
      <style:text-properties fo:font-size="14.00pt" fo:font-weight="bold" fo:font-family="Arial" style:font-family-asian="Arial" style:font-family-complex="Arial" fo:background-color="transparent" style:use-window-font-color="true"/>
    </style:style>
    <style:style style:name="T204" style:family="text">
      <style:text-properties fo:font-size="14.00pt" fo:font-weight="normal" fo:font-family="Arial" style:font-family-asian="Arial" style:font-family-complex="Arial" fo:background-color="transparent" style:use-window-font-color="true"/>
    </style:style>
    <style:style style:name="T205" style:family="text">
      <style:text-properties fo:font-size="14.00pt" fo:font-weight="bold" fo:font-family="Arial" style:font-family-asian="Arial" style:font-family-complex="Arial" fo:background-color="transparent" style:use-window-font-color="true"/>
    </style:style>
    <style:style style:name="T206" style:family="text">
      <style:text-properties fo:font-size="15.00pt" fo:font-weight="normal" fo:font-family="Arial" style:font-family-asian="Arial" style:font-family-complex="Arial"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5.00pt" fo:font-weight="bold" fo:font-family="Arial" style:font-family-asian="Arial" style:font-family-complex="Arial" fo:background-color="transparent" style:use-window-font-color="true"/>
    </style:style>
    <style:style style:name="T209" style:family="text">
      <style:text-properties fo:font-size="14.00pt" fo:font-weight="bold" fo:font-family="Arial" style:font-family-asian="Arial" style:font-family-complex="Arial" fo:background-color="transparent" style:use-window-font-color="true"/>
    </style:style>
    <style:style style:name="T210" style:family="text">
      <style:text-properties fo:font-size="14.00pt" fo:font-weight="normal" fo:font-family="Arial" style:font-family-asian="Arial" style:font-family-complex="Arial" fo:background-color="transparent" style:use-window-font-color="true"/>
    </style:style>
    <style:style style:name="T211" style:family="text">
      <style:text-properties fo:font-size="14.00pt" fo:font-weight="bold" fo:font-family="Arial" style:font-family-asian="Arial" style:font-family-complex="Arial" fo:background-color="transparent" style:use-window-font-color="true"/>
    </style:style>
    <style:style style:name="T212" style:family="text">
      <style:text-properties fo:font-size="15.00pt" fo:font-weight="normal" fo:font-family="Arial" style:font-family-asian="Arial" style:font-family-complex="Arial" fo:background-color="transparent" style:use-window-font-color="true"/>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5.00pt" fo:font-weight="bold" fo:font-family="Arial" style:font-family-asian="Arial" style:font-family-complex="Arial" fo:background-color="transparent" style:use-window-font-color="true"/>
    </style:style>
    <style:style style:name="T215" style:family="text">
      <style:text-properties fo:font-size="14.00pt" fo:font-weight="bold" fo:font-family="Arial" style:font-family-asian="Arial" style:font-family-complex="Arial" fo:background-color="transparent" style:use-window-font-color="true"/>
    </style:style>
    <style:style style:name="T216" style:family="text">
      <style:text-properties fo:font-size="14.00pt" fo:font-weight="normal" fo:font-family="Arial" style:font-family-asian="Arial" style:font-family-complex="Arial" fo:background-color="transparent" style:use-window-font-color="true"/>
    </style:style>
    <style:style style:name="T217" style:family="text">
      <style:text-properties fo:font-size="15.00pt" fo:font-weight="bold" fo:font-family="Arial" style:font-family-asian="Arial" style:font-family-complex="Arial" fo:background-color="transparent" style:use-window-font-color="true"/>
    </style:style>
    <style:style style:name="T218" style:family="text">
      <style:text-properties fo:font-size="14.00pt" fo:font-weight="normal" fo:font-family="Arial" style:font-family-asian="Arial" style:font-family-complex="Arial" fo:background-color="transparent" style:use-window-font-color="true"/>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5.00pt" fo:font-weight="bold" fo:font-family="Arial" style:font-family-asian="Arial" style:font-family-complex="Arial" fo:background-color="transparent" style:use-window-font-color="true"/>
    </style:style>
    <style:style style:name="T221" style:family="text">
      <style:text-properties fo:font-size="14.00pt" fo:font-weight="bold" fo:font-family="Arial" style:font-family-asian="Arial" style:font-family-complex="Arial" fo:background-color="transparent" style:use-window-font-color="true"/>
    </style:style>
    <style:style style:name="T222" style:family="text">
      <style:text-properties fo:font-size="14.00pt" fo:font-weight="normal" fo:font-family="Arial" style:font-family-asian="Arial" style:font-family-complex="Arial" fo:background-color="transparent" style:use-window-font-color="true"/>
    </style:style>
    <style:style style:name="T223" style:family="text">
      <style:text-properties fo:font-size="15.00pt" fo:font-weight="bold" fo:font-family="Arial" style:font-family-asian="Arial" style:font-family-complex="Arial" fo:background-color="transparent" style:use-window-font-color="true"/>
    </style:style>
    <style:style style:name="T224" style:family="text">
      <style:text-properties fo:font-size="14.00pt" fo:font-weight="bold" fo:font-family="Arial" style:font-family-asian="Arial" style:font-family-complex="Arial" fo:background-color="transparent" style:use-window-font-color="true"/>
    </style:style>
    <style:style style:name="T225" style:family="text">
      <style:text-properties fo:font-size="15.00pt" fo:font-weight="normal" fo:font-family="Arial" style:font-family-asian="Arial" style:font-family-complex="Arial" fo:background-color="transparent" style:use-window-font-color="true"/>
    </style:style>
    <style:style style:name="T226" style:family="text">
      <style:text-properties fo:font-size="15.00pt" fo:font-weight="normal" fo:font-family="Arial" style:font-family-asian="Arial" style:font-family-complex="Arial" fo:background-color="transparent" style:use-window-font-color="true"/>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5.00pt" fo:font-weight="bold" fo:font-family="Arial" style:font-family-asian="Arial" style:font-family-complex="Arial" fo:background-color="transparent" style:use-window-font-color="true"/>
    </style:style>
    <style:style style:name="T229" style:family="text">
      <style:text-properties fo:font-size="14.00pt" fo:font-weight="bold" fo:font-family="Arial" style:font-family-asian="Arial" style:font-family-complex="Arial" fo:background-color="transparent" style:use-window-font-color="true"/>
    </style:style>
    <style:style style:name="T230" style:family="text">
      <style:text-properties fo:font-size="14.00pt" fo:font-weight="normal" fo:font-family="Arial" style:font-family-asian="Arial" style:font-family-complex="Arial" fo:background-color="transparent" style:use-window-font-color="true"/>
    </style:style>
    <style:style style:name="T231" style:family="text">
      <style:text-properties fo:font-size="14.00pt" fo:font-weight="bold" fo:font-family="Arial" style:font-family-asian="Arial" style:font-family-complex="Arial" fo:background-color="transparent" style:use-window-font-color="true"/>
    </style:style>
    <style:style style:name="T232" style:family="text">
      <style:text-properties fo:font-size="15.00pt" fo:font-weight="normal" fo:font-family="Arial" style:font-family-asian="Arial" style:font-family-complex="Arial" fo:background-color="transparent" style:use-window-font-color="tru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5.00pt" fo:font-weight="bold" fo:font-family="Arial" style:font-family-asian="Arial" style:font-family-complex="Arial" fo:background-color="transparent" style:use-window-font-color="true"/>
    </style:style>
    <style:style style:name="T235" style:family="text">
      <style:text-properties fo:font-size="14.00pt" fo:font-weight="bold" fo:font-family="Arial" style:font-family-asian="Arial" style:font-family-complex="Arial" fo:background-color="transparent" style:use-window-font-color="true"/>
    </style:style>
    <style:style style:name="T236" style:family="text">
      <style:text-properties fo:font-size="14.00pt" fo:font-weight="normal" fo:font-family="Arial" style:font-family-asian="Arial" style:font-family-complex="Arial" fo:background-color="transparent" style:use-window-font-color="true"/>
    </style:style>
    <style:style style:name="T237" style:family="text">
      <style:text-properties fo:font-size="14.00pt" fo:font-weight="bold" fo:font-family="Arial" style:font-family-asian="Arial" style:font-family-complex="Arial" fo:background-color="transparent" style:use-window-font-color="true"/>
    </style:style>
    <style:style style:name="T238" style:family="text">
      <style:text-properties fo:font-size="14.00pt" fo:font-weight="normal" fo:font-family="Arial" style:font-family-asian="Arial" style:font-family-complex="Arial" fo:background-color="transparent" style:use-window-font-color="true"/>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4.00pt" fo:font-weight="bold" fo:font-family="Arial" style:font-family-asian="Arial" style:font-family-complex="Arial" fo:background-color="transparent" style:use-window-font-color="true"/>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6.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43" style:family="text">
      <style:text-properties fo:font-size="16.00pt" fo:font-weight="bold" fo:font-family="Arial" style:font-family-asian="Arial" style:font-family-complex="Arial" fo:background-color="transparent" style:use-window-font-color="true"/>
    </style:style>
    <style:style style:name="T244" style:family="text">
      <style:text-properties fo:font-size="16.00pt" fo:font-weight="normal" fo:font-family="Arial" style:font-family-asian="Arial" style:font-family-complex="Arial"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6.00pt" fo:font-weight="bold" fo:font-family="Arial" style:font-family-asian="Arial" style:font-family-complex="Arial" fo:background-color="transparent" style:use-window-font-color="true"/>
    </style:style>
    <style:style style:name="T247" style:family="text">
      <style:text-properties fo:font-size="16.00pt" fo:font-weight="normal" fo:font-family="Arial" style:font-family-asian="Arial" style:font-family-complex="Arial" fo:background-color="transparent" style:use-window-font-color="true"/>
    </style:style>
    <style:style style:name="T248" style:family="text">
      <style:text-properties fo:font-size="16.00pt" fo:font-weight="bold" fo:font-family="Arial" style:font-family-asian="Arial" style:font-family-complex="Arial" fo:background-color="transparent" style:use-window-font-color="true"/>
    </style:style>
    <style:style style:name="T249" style:family="text">
      <style:text-properties fo:font-size="16.00pt" fo:font-weight="normal" fo:font-family="Arial" style:font-family-asian="Arial" style:font-family-complex="Arial" fo:background-color="transparent" style:use-window-font-color="true"/>
    </style:style>
    <style:style style:name="T250" style:family="text">
      <style:text-properties fo:font-size="16.00pt" fo:font-weight="bold" fo:font-family="Arial" style:font-family-asian="Arial" style:font-family-complex="Arial" fo:background-color="transparent" style:use-window-font-color="true"/>
    </style:style>
    <style:style style:name="T251" style:family="text">
      <style:text-properties fo:font-size="16.00pt" fo:font-weight="normal" fo:font-family="Arial" style:font-family-asian="Arial" style:font-family-complex="Arial" fo:background-color="transparent" style:use-window-font-color="true"/>
    </style:style>
    <style:style style:name="T252" style:family="text">
      <style:text-properties fo:font-size="16.00pt" fo:font-weight="bold" fo:font-family="Arial" style:font-family-asian="Arial" style:font-family-complex="Arial" fo:background-color="transparent" style:use-window-font-color="true"/>
    </style:style>
    <style:style style:name="T253" style:family="text">
      <style:text-properties fo:font-size="16.00pt" fo:font-weight="normal" fo:font-family="Arial" style:font-family-asian="Arial" style:font-family-complex="Arial" fo:background-color="transparent" style:use-window-font-color="true"/>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4.00pt" fo:font-weight="bold" fo:font-family="Arial" style:font-family-asian="Arial" style:font-family-complex="Arial" fo:background-color="transparent" style:use-window-font-color="true"/>
    </style:style>
    <style:style style:name="T256" style:family="text">
      <style:text-properties fo:font-size="14.00pt" fo:font-weight="normal" fo:font-family="Arial" style:font-family-asian="Arial" style:font-family-complex="Arial" fo:background-color="transparent" style:use-window-font-color="true"/>
    </style:style>
    <style:style style:name="T257" style:family="text">
      <style:text-properties fo:font-size="14.00pt" fo:font-weight="normal" fo:font-family="Arial" style:font-family-asian="Arial" style:font-family-complex="Arial" fo:background-color="transparent" fo:color="#ff0000"/>
    </style:style>
    <style:style style:name="T258" style:family="text">
      <style:text-properties fo:font-size="14.00pt" fo:font-weight="normal" fo:font-family="Arial" style:font-family-asian="Arial" style:font-family-complex="Arial" fo:background-color="transparent" style:use-window-font-color="true"/>
    </style:style>
    <style:style style:name="T259" style:family="text">
      <style:text-properties fo:font-size="14.00pt" fo:font-weight="normal" fo:font-family="Arial" style:font-family-asian="Arial" style:font-family-complex="Arial" fo:background-color="transparent" style:use-window-font-color="true"/>
    </style:style>
    <style:style style:name="T260" style:family="text">
      <style:text-properties fo:font-size="15.00pt" fo:font-weight="bold" fo:font-family="Arial" style:font-family-asian="Arial" style:font-family-complex="Arial" fo:background-color="transparent" style:use-window-font-color="true"/>
    </style:style>
    <style:style style:name="T261" style:family="text">
      <style:text-properties fo:font-size="15.00pt" fo:font-weight="normal" fo:font-family="Arial" style:font-family-asian="Arial" style:font-family-complex="Arial" fo:background-color="transparent" style:use-window-font-color="true"/>
    </style:style>
    <style:style style:name="T262" style:family="text">
      <style:text-properties fo:font-size="15.00pt" fo:font-weight="bold" fo:font-family="Arial" style:font-family-asian="Arial" style:font-family-complex="Arial" fo:background-color="transparent" style:use-window-font-color="true"/>
    </style:style>
    <style:style style:name="T263" style:family="text">
      <style:text-properties fo:font-size="15.00pt" fo:font-weight="normal" fo:font-family="Arial" style:font-family-asian="Arial" style:font-family-complex="Arial" fo:background-color="transparent" style:use-window-font-color="true"/>
    </style:style>
    <style:style style:name="T264" style:family="text">
      <style:text-properties fo:font-size="15.00pt" fo:font-weight="bold" fo:font-family="Arial" style:font-family-asian="Arial" style:font-family-complex="Arial" fo:background-color="transparent" style:use-window-font-color="true"/>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5.00pt" fo:font-weight="bold" fo:font-family="Arial" style:font-family-asian="Arial" style:font-family-complex="Arial" fo:background-color="transparent" style:use-window-font-color="true"/>
    </style:style>
    <style:style style:name="T267" style:family="text">
      <style:text-properties fo:font-size="14.00pt" fo:font-weight="normal" fo:font-family="Arial" style:font-family-asian="Arial" style:font-family-complex="Arial" fo:background-color="transparent" style:use-window-font-color="true"/>
    </style:style>
    <style:style style:name="T268" style:family="text">
      <style:text-properties fo:font-size="14.00pt" fo:font-weight="bold" fo:font-family="Arial" style:font-family-asian="Arial" style:font-family-complex="Arial" fo:background-color="transparent" style:use-window-font-color="true"/>
    </style:style>
    <style:style style:name="T269" style:family="text">
      <style:text-properties fo:font-size="14.00pt" fo:font-weight="normal" fo:font-family="Arial" style:font-family-asian="Arial" style:font-family-complex="Arial" fo:background-color="transparent" style:use-window-font-color="true"/>
    </style:style>
    <style:style style:name="T270" style:family="text">
      <style:text-properties fo:font-size="14.00pt" fo:font-weight="normal" fo:font-family="Arial" style:font-family-asian="Arial" style:font-family-complex="Arial"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4.00pt" fo:font-weight="normal" fo:font-family="Arial" style:font-family-asian="Arial" style:font-family-complex="Arial" fo:background-color="transparent" style:use-window-font-color="true"/>
    </style:style>
    <style:style style:name="T273" style:family="text">
      <style:text-properties fo:font-size="15.00pt" fo:font-weight="bold" fo:font-family="Arial" style:font-family-asian="Arial" style:font-family-complex="Arial" fo:background-color="transparent" style:use-window-font-color="true"/>
    </style:style>
    <style:style style:name="T274" style:family="text">
      <style:text-properties fo:font-size="14.00pt" fo:font-weight="normal" fo:font-family="Arial" style:font-family-asian="Arial" style:font-family-complex="Arial" fo:background-color="transparent" style:use-window-font-color="true"/>
    </style:style>
    <style:style style:name="T275" style:family="text">
      <style:text-properties fo:font-size="14.00pt" fo:font-weight="bold" fo:font-family="Arial" style:font-family-asian="Arial" style:font-family-complex="Arial" fo:background-color="transparent" style:use-window-font-color="true"/>
    </style:style>
    <style:style style:name="T276" style:family="text">
      <style:text-properties fo:font-size="14.00pt" fo:font-weight="normal" fo:font-family="Arial" style:font-family-asian="Arial" style:font-family-complex="Arial" fo:background-color="transparent" style:use-window-font-color="true"/>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4.00pt" fo:font-weight="bold" fo:font-family="Arial" style:font-family-asian="Arial" style:font-family-complex="Arial" fo:background-color="transparent" style:use-window-font-color="true"/>
    </style:style>
    <style:style style:name="T279" style:family="text">
      <style:text-properties fo:font-size="14.00pt" fo:font-weight="normal" fo:font-family="Arial" style:font-family-asian="Arial" style:font-family-complex="Arial" fo:background-color="transparent" style:use-window-font-color="true"/>
    </style:style>
    <style:style style:name="T280" style:family="text">
      <style:text-properties fo:font-size="14.00pt" fo:font-weight="bold" fo:font-family="Arial" style:font-family-asian="Arial" style:font-family-complex="Arial" fo:background-color="transparent" style:use-window-font-color="true"/>
    </style:style>
    <style:style style:name="T281" style:family="text">
      <style:text-properties fo:font-size="14.00pt" fo:font-weight="normal" fo:font-family="Arial" style:font-family-asian="Arial" style:font-family-complex="Arial" fo:background-color="transparent" style:use-window-font-color="tru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4.00pt" fo:font-weight="normal" fo:font-family="Arial" style:font-family-asian="Arial" style:font-family-complex="Arial" fo:background-color="transparent" style:use-window-font-color="true"/>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5.00pt" fo:font-weight="bold" fo:font-family="Arial" style:font-family-asian="Arial" style:font-family-complex="Arial" fo:background-color="transparent" style:use-window-font-color="true"/>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6.00pt" fo:font-weight="bold" fo:font-family="Arial" style:font-family-asian="Arial" style:font-family-complex="Arial" fo:background-color="transparent" style:use-window-font-color="true"/>
    </style:style>
    <style:style style:name="T288" style:family="text">
      <style:text-properties fo:font-size="16.00pt" fo:font-weight="normal" fo:font-family="Arial" style:font-family-asian="Arial" style:font-family-complex="Arial" fo:background-color="transparent" style:use-window-font-color="true"/>
    </style:style>
    <style:style style:name="T289" style:family="text">
      <style:text-properties fo:font-size="16.00pt" fo:font-weight="bold" fo:font-family="Arial" style:font-family-asian="Arial" style:font-family-complex="Arial" fo:background-color="transparent" style:use-window-font-color="true"/>
    </style:style>
    <style:style style:name="T290" style:family="text">
      <style:text-properties fo:font-size="16.00pt" fo:font-weight="normal" fo:font-family="Arial" style:font-family-asian="Arial" style:font-family-complex="Arial" fo:background-color="transparent" style:use-window-font-color="true"/>
    </style:style>
    <style:style style:name="T291" style:family="text">
      <style:text-properties fo:font-size="16.00pt" fo:font-weight="bold" fo:font-family="Arial" style:font-family-asian="Arial" style:font-family-complex="Arial" fo:background-color="transparent" style:use-window-font-color="true"/>
    </style:style>
    <style:style style:name="T292" style:family="text">
      <style:text-properties fo:font-size="16.00pt" fo:font-weight="normal" fo:font-family="Arial" style:font-family-asian="Arial" style:font-family-complex="Arial" fo:background-color="transparent" style:use-window-font-color="true"/>
    </style:style>
    <style:style style:name="T293" style:family="text">
      <style:text-properties fo:font-size="16.00pt" fo:font-weight="bold" fo:font-family="Arial" style:font-family-asian="Arial" style:font-family-complex="Arial" fo:background-color="transparent" style:use-window-font-color="true"/>
    </style:style>
    <style:style style:name="T294" style:family="text">
      <style:text-properties fo:font-size="16.00pt" fo:font-weight="normal" fo:font-family="Arial" style:font-family-asian="Arial" style:font-family-complex="Arial" fo:background-color="transparent" style:use-window-font-color="true"/>
    </style:style>
    <style:style style:name="T295" style:family="text">
      <style:text-properties fo:font-size="14.00pt" fo:font-weight="normal" fo:font-family="Arial" style:font-family-asian="Arial" style:font-family-complex="Arial" fo:background-color="transparent" style:use-window-font-color="true"/>
    </style:style>
    <style:style style:name="T296" style:family="text">
      <style:text-properties fo:font-size="14.00pt" fo:font-weight="bold" fo:font-family="Arial" style:font-family-asian="Arial" style:font-family-complex="Arial" fo:background-color="transparent" style:use-window-font-color="true"/>
    </style:style>
    <style:style style:name="T297" style:family="text">
      <style:text-properties fo:font-size="14.00pt" fo:font-weight="normal" fo:font-family="Arial" style:font-family-asian="Arial" style:font-family-complex="Arial" fo:background-color="transparent" style:use-window-font-color="true"/>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4.00pt" fo:font-weight="bold" fo:font-family="Arial" style:font-family-asian="Arial" style:font-family-complex="Arial" fo:background-color="transparent" style:use-window-font-color="true"/>
    </style:style>
    <style:style style:name="T300" style:family="text">
      <style:text-properties fo:font-size="14.00pt" fo:font-weight="normal" fo:font-family="Arial" style:font-family-asian="Arial" style:font-family-complex="Arial" fo:background-color="transparent" style:use-window-font-color="true"/>
    </style:style>
    <style:style style:name="T301" style:family="text">
      <style:text-properties fo:font-size="15.00pt" fo:font-weight="bold" fo:font-family="Arial" style:font-family-asian="Arial" style:font-family-complex="Arial" fo:background-color="transparent" style:use-window-font-color="true"/>
    </style:style>
    <style:style style:name="T302" style:family="text">
      <style:text-properties fo:font-size="14.00pt" fo:font-weight="normal" fo:font-family="Arial" style:font-family-asian="Arial" style:font-family-complex="Arial" fo:background-color="transparent" style:use-window-font-color="true"/>
    </style:style>
    <style:style style:name="T303" style:family="text">
      <style:text-properties fo:font-size="14.00pt" fo:font-weight="normal" fo:font-family="Arial" style:font-family-asian="Arial" style:font-family-complex="Arial" fo:background-color="transparent" style:use-window-font-color="true"/>
    </style:style>
    <style:style style:name="T304" style:family="text">
      <style:text-properties fo:font-size="14.00pt" fo:font-weight="bold" fo:font-family="Arial" style:font-family-asian="Arial" style:font-family-complex="Arial" fo:background-color="transparent" style:use-window-font-color="true"/>
    </style:style>
    <style:style style:name="T305" style:family="text">
      <style:text-properties fo:font-size="14.00pt" fo:font-weight="normal" fo:font-family="Arial" style:font-family-asian="Arial" style:font-family-complex="Arial" fo:background-color="transparent" style:use-window-font-color="true"/>
    </style:style>
    <style:style style:name="T306" style:family="text">
      <style:text-properties fo:font-size="14.00pt" fo:font-weight="bold" fo:font-family="Arial" style:font-family-asian="Arial" style:font-family-complex="Arial" fo:background-color="transparent" style:use-window-font-color="true"/>
    </style:style>
    <style:style style:name="T307" style:family="text">
      <style:text-properties fo:font-size="14.00pt" fo:font-weight="normal" fo:font-family="Arial" style:font-family-asian="Arial" style:font-family-complex="Arial" fo:background-color="transparent" style:use-window-font-color="true"/>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4.00pt" fo:font-weight="bold" fo:font-family="Arial" style:font-family-asian="Arial" style:font-family-complex="Arial" fo:background-color="transparent" style:use-window-font-color="true"/>
    </style:style>
    <style:style style:name="T310" style:family="text">
      <style:text-properties fo:font-size="14.00pt" fo:font-weight="normal" fo:font-family="Arial" style:font-family-asian="Arial" style:font-family-complex="Arial" fo:background-color="transparent" style:use-window-font-color="true"/>
    </style:style>
    <style:style style:name="T311" style:family="text">
      <style:text-properties fo:font-size="14.00pt" fo:font-weight="bold" fo:font-family="Arial" style:font-family-asian="Arial" style:font-family-complex="Arial" fo:background-color="transparent" style:use-window-font-color="true"/>
    </style:style>
    <style:style style:name="T312" style:family="text">
      <style:text-properties fo:font-size="14.00pt" fo:font-weight="normal" fo:font-family="Arial" style:font-family-asian="Arial" style:font-family-complex="Arial" fo:background-color="transparent" style:use-window-font-color="true"/>
    </style:style>
    <style:style style:name="T313" style:family="text">
      <style:text-properties fo:font-size="14.00pt" fo:font-weight="bold" fo:font-family="Arial" style:font-family-asian="Arial" style:font-family-complex="Arial" fo:background-color="transparent" style:use-window-font-color="true"/>
    </style:style>
    <style:style style:name="T314" style:family="text">
      <style:text-properties fo:font-size="14.00pt" fo:font-weight="normal" fo:font-family="Arial" style:font-family-asian="Arial" style:font-family-complex="Arial" fo:background-color="transparent" style:use-window-font-color="true"/>
    </style:style>
    <style:style style:name="T315" style:family="text">
      <style:text-properties fo:font-size="14.00pt" fo:font-weight="normal" fo:font-family="Arial" style:font-family-asian="Arial" style:font-family-complex="Arial" fo:background-color="transparent" style:use-window-font-color="true"/>
    </style:style>
    <style:style style:name="T316" style:family="text">
      <style:text-properties fo:font-size="11.00pt" fo:font-weight="normal" fo:font-family="Calibri" style:font-family-asian="Calibri" style:font-family-complex="Calibri" fo:background-color="transparent" style:use-window-font-color="true"/>
    </style:style>
    <style:style style:name="T317" style:family="text">
      <style:text-properties fo:font-size="15.00pt" fo:font-weight="bold" fo:font-family="Arial" style:font-family-asian="Arial" style:font-family-complex="Arial" fo:background-color="transparent" style:use-window-font-color="true"/>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16.00pt" fo:font-weight="bold" fo:font-family="Arial" style:font-family-asian="Arial" style:font-family-complex="Arial" fo:background-color="transparent" style:use-window-font-color="true"/>
    </style:style>
    <style:style style:name="T320" style:family="text">
      <style:text-properties fo:font-size="16.00pt" fo:font-weight="normal" fo:font-family="Arial" style:font-family-asian="Arial" style:font-family-complex="Arial" fo:background-color="transparent" style:use-window-font-color="true"/>
    </style:style>
    <style:style style:name="T321" style:family="text">
      <style:text-properties fo:font-size="16.00pt" fo:font-weight="bold" fo:font-family="Arial" style:font-family-asian="Arial" style:font-family-complex="Arial" fo:background-color="transparent" style:use-window-font-color="true"/>
    </style:style>
    <style:style style:name="T322" style:family="text">
      <style:text-properties fo:font-size="16.00pt" fo:font-weight="normal" fo:font-family="Arial" style:font-family-asian="Arial" style:font-family-complex="Arial" fo:background-color="transparent" style:use-window-font-color="true"/>
    </style:style>
    <style:style style:name="T323" style:family="text">
      <style:text-properties fo:font-size="16.00pt" fo:font-weight="bold" fo:font-family="Arial" style:font-family-asian="Arial" style:font-family-complex="Arial" fo:background-color="transparent" style:use-window-font-color="true"/>
    </style:style>
    <style:style style:name="T324" style:family="text">
      <style:text-properties fo:font-size="16.00pt" fo:font-weight="normal" fo:font-family="Arial" style:font-family-asian="Arial" style:font-family-complex="Arial" fo:background-color="transparent" style:use-window-font-color="true"/>
    </style:style>
    <style:style style:name="T325" style:family="text">
      <style:text-properties fo:font-size="16.00pt" fo:font-weight="bold" fo:font-family="Arial" style:font-family-asian="Arial" style:font-family-complex="Arial" fo:background-color="transparent" style:use-window-font-color="true"/>
    </style:style>
    <style:style style:name="T326" style:family="text">
      <style:text-properties fo:font-size="16.00pt" fo:font-weight="normal" fo:font-family="Arial" style:font-family-asian="Arial" style:font-family-complex="Arial" fo:background-color="transparent" style:use-window-font-color="true"/>
    </style:style>
    <style:style style:name="T327" style:family="text">
      <style:text-properties fo:font-size="14.00pt" fo:font-weight="bold" fo:font-family="Arial" style:font-family-asian="Arial" style:font-family-complex="Arial" fo:background-color="transparent" style:use-window-font-color="true"/>
    </style:style>
    <style:style style:name="T328" style:family="text">
      <style:text-properties fo:font-size="14.00pt" fo:font-weight="normal" fo:font-family="Arial" style:font-family-asian="Arial" style:font-family-complex="Arial" fo:background-color="transparent" style:use-window-font-color="true"/>
    </style:style>
    <style:style style:name="T329" style:family="text">
      <style:text-properties fo:font-size="14.00pt" fo:font-weight="normal" fo:font-family="Arial" style:font-family-asian="Arial" style:font-family-complex="Arial" fo:background-color="transparent" fo:color="#ff0000"/>
    </style:style>
    <style:style style:name="T330" style:family="text">
      <style:text-properties fo:font-size="14.00pt" fo:font-weight="normal" fo:font-family="Arial" style:font-family-asian="Arial" style:font-family-complex="Arial" fo:background-color="transparent" style:use-window-font-color="true"/>
    </style:style>
    <style:style style:name="T331" style:family="text">
      <style:text-properties fo:font-size="14.00pt" fo:font-weight="bold" fo:font-family="Arial" style:font-family-asian="Arial" style:font-family-complex="Arial" fo:background-color="transparent" style:use-window-font-color="true"/>
    </style:style>
    <style:style style:name="T332" style:family="text">
      <style:text-properties fo:font-size="14.00pt" fo:font-weight="normal" fo:font-family="Arial" style:font-family-asian="Arial" style:font-family-complex="Arial" fo:background-color="transparent" style:use-window-font-color="true"/>
    </style:style>
    <style:style style:name="T333" style:family="text">
      <style:text-properties fo:font-size="15.00pt" fo:font-weight="bold" fo:font-family="Arial" style:font-family-asian="Arial" style:font-family-complex="Arial" fo:background-color="transparent" style:use-window-font-color="true"/>
    </style:style>
    <style:style style:name="T334" style:family="text">
      <style:text-properties fo:font-size="15.00pt" fo:font-weight="bold" fo:font-family="Arial" style:font-family-asian="Arial" style:font-family-complex="Arial" fo:background-color="transparent" style:use-window-font-color="true"/>
    </style:style>
    <style:style style:name="T335" style:family="text">
      <style:text-properties fo:font-size="14.00pt" fo:font-weight="normal" fo:font-family="Arial" style:font-family-asian="Arial" style:font-family-complex="Arial" fo:background-color="transparent" style:use-window-font-color="true"/>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4.00pt" fo:font-weight="bold" fo:font-family="Arial" style:font-family-asian="Arial" style:font-family-complex="Arial" fo:background-color="transparent" style:use-window-font-color="true"/>
    </style:style>
    <style:style style:name="T338" style:family="text">
      <style:text-properties fo:font-size="14.00pt" fo:font-weight="normal" fo:font-family="Arial" style:font-family-asian="Arial" style:font-family-complex="Arial" fo:background-color="transparent" style:use-window-font-color="true"/>
    </style:style>
    <style:style style:name="T339" style:family="text">
      <style:text-properties fo:font-size="14.00pt" fo:font-weight="bold" fo:font-family="Arial" style:font-family-asian="Arial" style:font-family-complex="Arial" fo:background-color="transparent" style:use-window-font-color="true"/>
    </style:style>
    <style:style style:name="T340" style:family="text">
      <style:text-properties fo:font-size="14.00pt" fo:font-weight="bold" fo:font-family="Arial" style:font-family-asian="Arial" style:font-family-complex="Arial" fo:background-color="transparent" style:use-window-font-color="true"/>
    </style:style>
    <style:style style:name="T341" style:family="text">
      <style:text-properties fo:font-size="14.00pt" fo:font-weight="normal" fo:font-family="Arial" style:font-family-asian="Arial" style:font-family-complex="Arial" fo:background-color="transparent" style:use-window-font-color="true"/>
    </style:style>
    <style:style style:name="T342" style:family="text">
      <style:text-properties fo:font-size="11.00pt" fo:font-weight="normal" fo:font-family="Calibri" style:font-family-asian="Calibri" style:font-family-complex="Calibri" fo:background-color="transparent" style:use-window-font-color="true"/>
    </style:style>
    <style:style style:name="T343" style:family="text">
      <style:text-properties fo:font-size="14.00pt" fo:font-weight="bold" fo:font-family="Arial" style:font-family-asian="Arial" style:font-family-complex="Arial" fo:background-color="transparent" style:use-window-font-color="true"/>
    </style:style>
    <style:style style:name="T344" style:family="text">
      <style:text-properties fo:font-size="14.00pt" fo:font-weight="normal" fo:font-family="Arial" style:font-family-asian="Arial" style:font-family-complex="Arial" fo:background-color="transparent" style:use-window-font-color="true"/>
    </style:style>
    <style:style style:name="T345" style:family="text">
      <style:text-properties fo:font-size="15.00pt" fo:font-weight="bold" fo:font-family="Arial" style:font-family-asian="Arial" style:font-family-complex="Arial" fo:background-color="transparent" style:use-window-font-color="true"/>
    </style:style>
    <style:style style:name="T346" style:family="text">
      <style:text-properties fo:font-size="14.00pt" fo:font-weight="normal" fo:font-family="Arial" style:font-family-asian="Arial" style:font-family-complex="Arial" fo:background-color="transparent" style:use-window-font-color="true"/>
    </style:style>
    <style:style style:name="T347" style:family="text">
      <style:text-properties fo:font-size="14.00pt" fo:font-weight="normal" fo:font-family="Arial" style:font-family-asian="Arial" style:font-family-complex="Arial" fo:background-color="transparent" style:use-window-font-color="true"/>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4.00pt" fo:font-weight="bold" fo:font-family="Arial" style:font-family-asian="Arial" style:font-family-complex="Arial" fo:background-color="transparent" style:use-window-font-color="true"/>
    </style:style>
    <style:style style:name="T350" style:family="text">
      <style:text-properties fo:font-size="14.00pt" fo:font-weight="normal" fo:font-family="Arial" style:font-family-asian="Arial" style:font-family-complex="Arial" fo:background-color="transparent" style:use-window-font-color="true"/>
    </style:style>
    <style:style style:name="T351" style:family="text">
      <style:text-properties fo:font-size="15.00pt" fo:font-weight="bold" fo:font-family="Arial" style:font-family-asian="Arial" style:font-family-complex="Arial" fo:background-color="transparent" style:use-window-font-color="true"/>
    </style:style>
    <style:style style:name="T352" style:family="text">
      <style:text-properties fo:font-size="14.00pt" fo:font-weight="normal" fo:font-family="Arial" style:font-family-asian="Arial" style:font-family-complex="Arial" fo:background-color="transparent" style:use-window-font-color="true"/>
    </style:style>
    <style:style style:name="T353" style:family="text">
      <style:text-properties fo:font-size="14.00pt" fo:font-weight="normal" fo:font-family="Arial" style:font-family-asian="Arial" style:font-family-complex="Arial" fo:background-color="transparent" style:use-window-font-color="true"/>
    </style:style>
    <style:style style:name="T354" style:family="text">
      <style:text-properties fo:font-size="11.00pt" fo:font-weight="normal" fo:font-family="Calibri" style:font-family-asian="Calibri" style:font-family-complex="Calibri" fo:background-color="transparent" style:use-window-font-color="true"/>
    </style:style>
    <style:style style:name="T355" style:family="text">
      <style:text-properties fo:font-size="16.00pt" fo:font-weight="bold" fo:font-family="Arial" style:font-family-asian="Arial" style:font-family-complex="Arial" fo:background-color="transparent" style:use-window-font-color="true"/>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6.00pt" fo:font-weight="bold" fo:font-family="Arial" style:font-family-asian="Arial" style:font-family-complex="Arial" fo:background-color="transparent" style:use-window-font-color="true"/>
    </style:style>
    <style:style style:name="T358" style:family="text">
      <style:text-properties fo:font-size="16.00pt" fo:font-weight="normal" fo:font-family="Arial" style:font-family-asian="Arial" style:font-family-complex="Arial" fo:background-color="transparent" style:use-window-font-color="true"/>
    </style:style>
    <style:style style:name="T359" style:family="text">
      <style:text-properties fo:font-size="16.00pt" fo:font-weight="bold" fo:font-family="Arial" style:font-family-asian="Arial" style:font-family-complex="Arial" fo:background-color="transparent" style:use-window-font-color="true"/>
    </style:style>
    <style:style style:name="T360" style:family="text">
      <style:text-properties fo:font-size="16.00pt" fo:font-weight="normal" fo:font-family="Arial" style:font-family-asian="Arial" style:font-family-complex="Arial" fo:background-color="transparent" style:use-window-font-color="true"/>
    </style:style>
    <style:style style:name="T361" style:family="text">
      <style:text-properties fo:font-size="16.00pt" fo:font-weight="bold" fo:font-family="Arial" style:font-family-asian="Arial" style:font-family-complex="Arial" fo:background-color="transparent" style:use-window-font-color="true"/>
    </style:style>
    <style:style style:name="T362" style:family="text">
      <style:text-properties fo:font-size="16.00pt" fo:font-weight="normal" fo:font-family="Arial" style:font-family-asian="Arial" style:font-family-complex="Arial" fo:background-color="transparent" style:use-window-font-color="true"/>
    </style:style>
    <style:style style:name="T363" style:family="text">
      <style:text-properties fo:font-size="16.00pt" fo:font-weight="bold" fo:font-family="Arial" style:font-family-asian="Arial" style:font-family-complex="Arial" fo:background-color="transparent" style:use-window-font-color="true"/>
    </style:style>
    <style:style style:name="T364" style:family="text">
      <style:text-properties fo:font-size="16.00pt" fo:font-weight="normal" fo:font-family="Arial" style:font-family-asian="Arial" style:font-family-complex="Arial" fo:background-color="transparent" style:use-window-font-color="true"/>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6.00pt" fo:font-weight="bold" fo:font-family="Arial" style:font-family-asian="Arial" style:font-family-complex="Arial" fo:background-color="transparent" style:use-window-font-color="true"/>
    </style:style>
    <style:style style:name="T367" style:family="text">
      <style:text-properties fo:font-size="16.00pt" fo:font-weight="normal" fo:font-family="Arial" style:font-family-asian="Arial" style:font-family-complex="Arial" fo:background-color="transparent" style:use-window-font-color="true"/>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5.00pt" fo:font-weight="bold" fo:font-family="Arial" style:font-family-asian="Arial" style:font-family-complex="Arial" fo:background-color="transparent" style:use-window-font-color="true"/>
    </style:style>
    <style:style style:name="T370" style:family="text">
      <style:text-properties fo:font-size="15.00pt" fo:font-weight="bold" fo:font-family="Arial" style:font-family-asian="Arial" style:font-family-complex="Arial" fo:background-color="transparent" style:use-window-font-color="true"/>
    </style:style>
    <style:style style:name="T371" style:family="text">
      <style:text-properties fo:font-size="15.00pt" fo:font-weight="normal" fo:font-family="Arial" style:font-family-asian="Arial" style:font-family-complex="Arial" fo:background-color="transparent" style:use-window-font-color="true"/>
    </style:style>
    <style:style style:name="T372" style:family="text">
      <style:text-properties fo:font-size="16.00pt" fo:font-weight="normal" fo:font-family="Arial" style:font-family-asian="Arial" style:font-family-complex="Arial" fo:background-color="transparent" style:use-window-font-color="true"/>
    </style:style>
    <style:style style:name="T373" style:family="text">
      <style:text-properties fo:font-size="15.00pt" fo:font-weight="normal" fo:font-family="Arial" style:font-family-asian="Arial" style:font-family-complex="Arial" fo:background-color="transparent" style:use-window-font-color="true"/>
    </style:style>
    <style:style style:name="T374" style:family="text">
      <style:text-properties fo:font-size="15.00pt" fo:font-weight="normal" fo:font-family="Arial" style:font-family-asian="Arial" style:font-family-complex="Arial"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5.00pt" fo:font-weight="bold" fo:font-family="Arial" style:font-family-asian="Arial" style:font-family-complex="Arial" fo:background-color="transparent" style:use-window-font-color="true"/>
    </style:style>
    <style:style style:name="T377" style:family="text">
      <style:text-properties fo:font-size="15.00pt" fo:font-weight="normal" fo:font-family="Arial" style:font-family-asian="Arial" style:font-family-complex="Arial"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5.00pt" fo:font-weight="bold" fo:font-family="Arial" style:font-family-asian="Arial" style:font-family-complex="Arial" fo:background-color="transparent" style:use-window-font-color="true"/>
    </style:style>
    <style:style style:name="T380" style:family="text">
      <style:text-properties fo:font-size="15.00pt" fo:font-weight="bold" fo:font-family="Arial" style:font-family-asian="Arial" style:font-family-complex="Arial" fo:background-color="transparent" style:use-window-font-color="true"/>
    </style:style>
    <style:style style:name="T381" style:family="text">
      <style:text-properties fo:font-size="15.00pt" fo:font-weight="normal" fo:font-family="Arial" style:font-family-asian="Arial" style:font-family-complex="Arial"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5.00pt" fo:font-weight="bold" fo:font-family="Arial" style:font-family-asian="Arial" style:font-family-complex="Arial" fo:background-color="transparent" style:use-window-font-color="true"/>
    </style:style>
    <style:style style:name="T384" style:family="text">
      <style:text-properties fo:font-size="15.00pt" fo:font-weight="normal" fo:font-family="Arial" style:font-family-asian="Arial" style:font-family-complex="Arial" fo:background-color="transparent" style:use-window-font-color="true"/>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5.00pt" fo:font-weight="bold" fo:font-family="Arial" style:font-family-asian="Arial" style:font-family-complex="Arial" fo:background-color="transparent" style:use-window-font-color="true"/>
    </style:style>
    <style:style style:name="T387" style:family="text">
      <style:text-properties fo:font-size="15.00pt" fo:font-weight="bold" fo:font-family="Arial" style:font-family-asian="Arial" style:font-family-complex="Arial" fo:background-color="transparent" style:use-window-font-color="true"/>
    </style:style>
    <style:style style:name="T388" style:family="text">
      <style:text-properties fo:font-size="15.00pt" fo:font-weight="normal" fo:font-family="Arial" style:font-family-asian="Arial" style:font-family-complex="Arial" fo:background-color="transparent" style:use-window-font-color="true"/>
    </style:style>
    <style:style style:name="T389" style:family="text">
      <style:text-properties fo:font-size="11.00pt" fo:font-weight="normal" fo:font-family="Calibri" style:font-family-asian="Calibri" style:font-family-complex="Calibri" fo:background-color="transparent" style:use-window-font-color="true"/>
    </style:style>
    <style:style style:name="T390" style:family="text">
      <style:text-properties fo:font-size="15.00pt" fo:font-weight="bold" fo:font-family="Arial" style:font-family-asian="Arial" style:font-family-complex="Arial" fo:background-color="transparent" style:use-window-font-color="true"/>
    </style:style>
    <style:style style:name="T391" style:family="text">
      <style:text-properties fo:font-size="15.00pt" fo:font-weight="normal" fo:font-family="Arial" style:font-family-asian="Arial" style:font-family-complex="Arial" fo:background-color="transparent" style:use-window-font-color="true"/>
    </style:style>
    <style:style style:name="T392" style:family="text">
      <style:text-properties fo:font-size="11.00pt" fo:font-weight="normal" fo:font-family="Calibri" style:font-family-asian="Calibri" style:font-family-complex="Calibri" fo:background-color="transparent" style:use-window-font-color="true"/>
    </style:style>
    <style:style style:name="T393" style:family="text">
      <style:text-properties fo:font-size="15.00pt" fo:font-weight="bold" fo:font-family="Arial" style:font-family-asian="Arial" style:font-family-complex="Arial" fo:background-color="transparent" style:use-window-font-color="true"/>
    </style:style>
    <style:style style:name="T394" style:family="text">
      <style:text-properties fo:font-size="15.00pt" fo:font-weight="bold" fo:font-family="Arial" style:font-family-asian="Arial" style:font-family-complex="Arial" fo:background-color="transparent" style:use-window-font-color="true"/>
    </style:style>
    <style:style style:name="T395" style:family="text">
      <style:text-properties fo:font-size="15.00pt" fo:font-weight="normal" fo:font-family="Arial" style:font-family-asian="Arial" style:font-family-complex="Arial" fo:background-color="transparent" style:use-window-font-color="true"/>
    </style:style>
    <style:style style:name="T396" style:family="text">
      <style:text-properties fo:font-size="11.00pt" fo:font-weight="normal" fo:font-family="Calibri" style:font-family-asian="Calibri" style:font-family-complex="Calibri" fo:background-color="transparent" style:use-window-font-color="true"/>
    </style:style>
    <style:style style:name="T397" style:family="text">
      <style:text-properties fo:font-size="15.00pt" fo:font-weight="bold" fo:font-family="Arial" style:font-family-asian="Arial" style:font-family-complex="Arial" fo:background-color="transparent" style:use-window-font-color="true"/>
    </style:style>
    <style:style style:name="T398" style:family="text">
      <style:text-properties fo:font-size="15.00pt" fo:font-weight="bold" fo:font-family="Arial" style:font-family-asian="Arial" style:font-family-complex="Arial"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6.00pt" fo:font-weight="bold" fo:font-family="Arial" style:font-family-asian="Arial" style:font-family-complex="Arial" fo:background-color="transparent" style:use-window-font-color="true"/>
    </style:style>
    <style:style style:name="T401" style:family="text">
      <style:text-properties fo:font-size="16.00pt" fo:font-weight="normal" fo:font-family="Arial" style:font-family-asian="Arial" style:font-family-complex="Arial" fo:background-color="transparent" style:use-window-font-color="true"/>
    </style:style>
    <style:style style:name="T402" style:family="text">
      <style:text-properties fo:font-size="16.00pt" fo:font-weight="bold" fo:font-family="Arial" style:font-family-asian="Arial" style:font-family-complex="Arial" fo:background-color="transparent" style:use-window-font-color="true"/>
    </style:style>
    <style:style style:name="T403" style:family="text">
      <style:text-properties fo:font-size="16.00pt" fo:font-weight="normal" fo:font-family="Arial" style:font-family-asian="Arial" style:font-family-complex="Arial" fo:background-color="transparent" style:use-window-font-color="true"/>
    </style:style>
    <style:style style:name="T404" style:family="text">
      <style:text-properties fo:font-size="16.00pt" fo:font-weight="bold" fo:font-family="Arial" style:font-family-asian="Arial" style:font-family-complex="Arial" fo:background-color="transparent" style:use-window-font-color="true"/>
    </style:style>
    <style:style style:name="T405" style:family="text">
      <style:text-properties fo:font-size="16.00pt" fo:font-weight="normal" fo:font-family="Arial" style:font-family-asian="Arial" style:font-family-complex="Arial" fo:background-color="transparent" style:use-window-font-color="true"/>
    </style:style>
    <style:style style:name="T406" style:family="text">
      <style:text-properties fo:font-size="16.00pt" fo:font-weight="bold" fo:font-family="Arial" style:font-family-asian="Arial" style:font-family-complex="Arial" fo:background-color="transparent" style:use-window-font-color="true"/>
    </style:style>
    <style:style style:name="T407" style:family="text">
      <style:text-properties fo:font-size="16.00pt" fo:font-weight="normal" fo:font-family="Arial" style:font-family-asian="Arial" style:font-family-complex="Arial" fo:background-color="transparent" style:use-window-font-color="true"/>
    </style:style>
    <style:style style:name="T408" style:family="text">
      <style:text-properties fo:font-size="16.00pt" fo:font-weight="bold" fo:font-family="Arial" style:font-family-asian="Arial" style:font-family-complex="Arial" fo:background-color="transparent" style:use-window-font-color="true"/>
    </style:style>
    <style:style style:name="T409" style:family="text">
      <style:text-properties fo:font-size="16.00pt" fo:font-weight="normal" fo:font-family="Arial" style:font-family-asian="Arial" style:font-family-complex="Arial" fo:background-color="transparent" style:use-window-font-color="true"/>
    </style:style>
    <style:style style:name="T410" style:family="text">
      <style:text-properties fo:font-size="15.00pt" fo:font-weight="bold" fo:font-family="Arial" style:font-family-asian="Arial" style:font-family-complex="Arial" fo:background-color="transparent" style:use-window-font-color="true"/>
    </style:style>
    <style:style style:name="T411" style:family="text">
      <style:text-properties fo:font-size="11.00pt" fo:font-weight="normal" fo:font-family="Calibri" style:font-family-asian="Calibri" style:font-family-complex="Calibri" fo:background-color="transparent" style:use-window-font-color="true"/>
    </style:style>
    <style:style style:name="T412" style:family="text">
      <style:text-properties fo:font-size="15.00pt" fo:font-weight="bold" fo:font-family="Arial" style:font-family-asian="Arial" style:font-family-complex="Arial" fo:background-color="transparent" style:use-window-font-color="true"/>
    </style:style>
    <style:style style:name="T413" style:family="text">
      <style:text-properties fo:font-size="15.00pt" fo:font-weight="bold" fo:font-family="Arial" style:font-family-asian="Arial" style:font-family-complex="Arial" fo:background-color="transparent" style:use-window-font-color="true"/>
    </style:style>
    <style:style style:name="T414" style:family="text">
      <style:text-properties fo:font-size="14.00pt" fo:font-weight="bold" fo:font-family="Arial" style:font-family-asian="Arial" style:font-family-complex="Arial" fo:background-color="transparent" style:use-window-font-color="true"/>
    </style:style>
    <style:style style:name="T415" style:family="text">
      <style:text-properties fo:font-size="14.00pt" fo:font-weight="normal" fo:font-family="Arial" style:font-family-asian="Arial" style:font-family-complex="Arial" fo:background-color="transparent" style:use-window-font-color="true"/>
    </style:style>
    <style:style style:name="T416" style:family="text">
      <style:text-properties fo:font-size="11.00pt" fo:font-weight="normal" fo:font-family="Calibri" style:font-family-asian="Calibri" style:font-family-complex="Calibri" fo:background-color="transparent" style:use-window-font-color="true"/>
    </style:style>
    <style:style style:name="T417" style:family="text">
      <style:text-properties fo:font-size="15.00pt" fo:font-weight="bold" fo:font-family="Arial" style:font-family-asian="Arial" style:font-family-complex="Arial" fo:background-color="transparent" style:use-window-font-color="true"/>
    </style:style>
    <style:style style:name="T418" style:family="text">
      <style:text-properties fo:font-size="15.00pt" fo:font-weight="normal" fo:font-family="Arial" style:font-family-asian="Arial" style:font-family-complex="Arial" fo:background-color="transparent" style:use-window-font-color="true"/>
    </style:style>
    <style:style style:name="T419" style:family="text">
      <style:text-properties fo:font-size="15.00pt" fo:font-weight="bold" fo:font-family="Arial" style:font-family-asian="Arial" style:font-family-complex="Arial" fo:background-color="transparent" style:use-window-font-color="true"/>
    </style:style>
    <style:style style:name="T420" style:family="text">
      <style:text-properties fo:font-size="15.00pt" fo:font-weight="bold" fo:font-family="Arial" style:font-family-asian="Arial" style:font-family-complex="Arial" fo:background-color="transparent" style:use-window-font-color="true"/>
    </style:style>
    <style:style style:name="T421" style:family="text">
      <style:text-properties fo:font-size="15.00pt" fo:font-weight="normal" fo:font-family="Arial" style:font-family-asian="Arial" style:font-family-complex="Arial" fo:background-color="transparent" style:use-window-font-color="true"/>
    </style:style>
    <style:style style:name="T422" style:family="text">
      <style:text-properties fo:font-size="15.00pt" fo:font-weight="bold" fo:font-family="Arial" style:font-family-asian="Arial" style:font-family-complex="Arial" fo:background-color="transparent" style:use-window-font-color="true"/>
    </style:style>
    <style:style style:name="T423" style:family="text">
      <style:text-properties fo:font-size="15.00pt" fo:font-weight="bold" fo:font-family="Arial" style:font-family-asian="Arial" style:font-family-complex="Arial" fo:background-color="transparent" style:use-window-font-color="true"/>
    </style:style>
    <style:style style:name="T424" style:family="text">
      <style:text-properties fo:font-size="14.00pt" fo:font-weight="normal" fo:font-family="Arial" style:font-family-asian="Arial" style:font-family-complex="Arial" fo:background-color="transparent" style:use-window-font-color="true"/>
    </style:style>
    <style:style style:name="T425" style:family="text">
      <style:text-properties fo:font-size="11.00pt" fo:font-weight="normal" fo:font-family="Calibri" style:font-family-asian="Calibri" style:font-family-complex="Calibri" fo:background-color="transparent" style:use-window-font-color="true"/>
    </style:style>
    <style:style style:name="T426" style:family="text">
      <style:text-properties fo:font-size="15.00pt" fo:font-weight="bold" fo:font-family="Arial" style:font-family-asian="Arial" style:font-family-complex="Arial" fo:background-color="transparent" style:use-window-font-color="true"/>
    </style:style>
    <style:style style:name="T427" style:family="text">
      <style:text-properties fo:font-size="15.00pt" fo:font-weight="normal" fo:font-family="Arial" style:font-family-asian="Arial" style:font-family-complex="Arial" fo:background-color="transparent" style:use-window-font-color="true"/>
    </style:style>
    <style:style style:name="T428" style:family="text">
      <style:text-properties fo:font-size="15.00pt" fo:font-weight="bold" fo:font-family="Arial" style:font-family-asian="Arial" style:font-family-complex="Arial" fo:background-color="transparent" style:use-window-font-color="true"/>
    </style:style>
    <style:style style:name="T429" style:family="text">
      <style:text-properties fo:font-size="15.00pt" fo:font-weight="normal" fo:font-family="Arial" style:font-family-asian="Arial" style:font-family-complex="Arial" fo:background-color="transparent" style:use-window-font-color="true"/>
    </style:style>
    <style:style style:name="T430" style:family="text">
      <style:text-properties fo:font-size="15.00pt" fo:font-weight="bold" fo:font-family="Arial" style:font-family-asian="Arial" style:font-family-complex="Arial" fo:background-color="transparent" style:use-window-font-color="true"/>
    </style:style>
    <style:style style:name="T431" style:family="text">
      <style:text-properties fo:font-size="15.00pt" fo:font-weight="normal" fo:font-family="Arial" style:font-family-asian="Arial" style:font-family-complex="Arial" fo:background-color="transparent" style:use-window-font-color="true"/>
    </style:style>
    <style:style style:name="T432" style:family="text">
      <style:text-properties fo:font-size="11.00pt" fo:font-weight="normal" fo:font-family="Calibri" style:font-family-asian="Calibri" style:font-family-complex="Calibri" fo:background-color="transparent" style:use-window-font-color="true"/>
    </style:style>
    <style:style style:name="T433" style:family="text">
      <style:text-properties fo:font-size="15.00pt" fo:font-weight="bold" fo:font-family="Arial" style:font-family-asian="Arial" style:font-family-complex="Arial" fo:background-color="transparent" style:use-window-font-color="true"/>
    </style:style>
    <style:style style:name="T434" style:family="text">
      <style:text-properties fo:font-size="15.00pt" fo:font-weight="normal" fo:font-family="Arial" style:font-family-asian="Arial" style:font-family-complex="Arial" fo:background-color="transparent" style:use-window-font-color="true"/>
    </style:style>
    <style:style style:name="T435" style:family="text">
      <style:text-properties fo:font-size="15.00pt" fo:font-weight="bold" fo:font-family="Arial" style:font-family-asian="Arial" style:font-family-complex="Arial" fo:background-color="transparent" style:use-window-font-color="true"/>
    </style:style>
    <style:style style:name="T436" style:family="text">
      <style:text-properties fo:font-size="15.00pt" fo:font-weight="normal" fo:font-family="Arial" style:font-family-asian="Arial" style:font-family-complex="Arial" fo:background-color="transparent" style:use-window-font-color="true"/>
    </style:style>
    <style:style style:name="T437" style:family="text">
      <style:text-properties fo:font-size="11.00pt" fo:font-weight="normal" fo:font-family="Calibri" style:font-family-asian="Calibri" style:font-family-complex="Calibri" fo:background-color="transparent" style:use-window-font-color="true"/>
    </style:style>
    <style:style style:name="T438" style:family="text">
      <style:text-properties fo:font-size="15.00pt" fo:font-weight="bold" fo:font-family="Arial" style:font-family-asian="Arial" style:font-family-complex="Arial" fo:background-color="transparent" style:use-window-font-color="true"/>
    </style:style>
    <style:style style:name="T439" style:family="text">
      <style:text-properties fo:font-size="15.00pt" fo:font-weight="normal" fo:font-family="Arial" style:font-family-asian="Arial" style:font-family-complex="Arial" fo:background-color="transparent" style:use-window-font-color="true"/>
    </style:style>
    <style:style style:name="T440" style:family="text">
      <style:text-properties fo:font-size="15.00pt" fo:font-weight="bold" fo:font-family="Arial" style:font-family-asian="Arial" style:font-family-complex="Arial" fo:background-color="transparent" style:use-window-font-color="true"/>
    </style:style>
    <style:style style:name="T441" style:family="text">
      <style:text-properties fo:font-size="15.00pt" fo:font-weight="normal" fo:font-family="Arial" style:font-family-asian="Arial" style:font-family-complex="Arial" fo:background-color="transparent" style:use-window-font-color="true"/>
    </style:style>
    <style:style style:name="T442" style:family="text">
      <style:text-properties fo:font-size="11.00pt" fo:font-weight="normal" fo:font-family="Calibri" style:font-family-asian="Calibri" style:font-family-complex="Calibri" fo:background-color="transparent" style:use-window-font-color="true"/>
    </style:style>
    <style:style style:name="T443" style:family="text">
      <style:text-properties fo:font-size="15.00pt" fo:font-weight="bold" fo:font-family="Arial" style:font-family-asian="Arial" style:font-family-complex="Arial" fo:background-color="transparent" style:use-window-font-color="true"/>
    </style:style>
    <style:style style:name="T444" style:family="text">
      <style:text-properties fo:font-size="15.00pt" fo:font-weight="normal" fo:font-family="Arial" style:font-family-asian="Arial" style:font-family-complex="Arial" fo:background-color="transparent" style:use-window-font-color="true"/>
    </style:style>
    <style:style style:name="T445" style:family="text">
      <style:text-properties fo:font-size="15.00pt" fo:font-weight="bold" fo:font-family="Arial" style:font-family-asian="Arial" style:font-family-complex="Arial" fo:background-color="transparent" style:use-window-font-color="true"/>
    </style:style>
    <style:style style:name="T446" style:family="text">
      <style:text-properties fo:font-size="15.00pt" fo:font-weight="bold" fo:font-family="Arial" style:font-family-asian="Arial" style:font-family-complex="Arial" fo:background-color="transparent" style:use-window-font-color="true"/>
    </style:style>
    <style:style style:name="T447" style:family="text">
      <style:text-properties fo:font-size="14.00pt" fo:font-weight="normal" fo:font-family="Arial" style:font-family-asian="Arial" style:font-family-complex="Arial" fo:background-color="transparent" style:use-window-font-color="true"/>
    </style:style>
    <style:style style:name="T448" style:family="text">
      <style:text-properties fo:font-size="15.00pt" fo:font-weight="bold" fo:font-family="Arial" style:font-family-asian="Arial" style:font-family-complex="Arial" fo:background-color="transparent" style:use-window-font-color="true"/>
    </style:style>
    <style:style style:name="T449" style:family="text">
      <style:text-properties fo:font-size="15.00pt" fo:font-weight="bold" fo:font-family="Arial" style:font-family-asian="Arial" style:font-family-complex="Arial" fo:background-color="transparent" style:use-window-font-color="true"/>
    </style:style>
    <style:style style:name="T450" style:family="text">
      <style:text-properties fo:font-size="14.00pt" fo:font-weight="normal" fo:font-family="Arial" style:font-family-asian="Arial" style:font-family-complex="Arial" fo:background-color="transparent" style:use-window-font-color="true"/>
    </style:style>
    <style:style style:name="T451" style:family="text">
      <style:text-properties fo:font-size="14.00pt" fo:font-weight="bold" fo:font-family="Arial" style:font-family-asian="Arial" style:font-family-complex="Arial" fo:background-color="transparent" style:use-window-font-color="true"/>
    </style:style>
    <style:style style:name="T452" style:family="text">
      <style:text-properties fo:font-size="14.00pt" fo:font-weight="normal" fo:font-family="Arial" style:font-family-asian="Arial" style:font-family-complex="Arial" fo:background-color="transparent" style:use-window-font-color="true"/>
    </style:style>
    <style:style style:name="T453" style:family="text">
      <style:text-properties fo:font-size="15.00pt" fo:font-weight="normal" fo:font-family="Arial" style:font-family-asian="Arial" style:font-family-complex="Arial" fo:background-color="transparent" style:use-window-font-color="true"/>
    </style:style>
    <style:style style:name="T454" style:family="text">
      <style:text-properties fo:font-size="14.00pt" fo:font-weight="normal" fo:font-family="Arial" style:font-family-asian="Arial" style:font-family-complex="Arial" fo:background-color="transparent" style:use-window-font-color="true"/>
    </style:style>
    <style:style style:name="T455" style:family="text">
      <style:text-properties fo:font-size="14.00pt" fo:font-weight="bold" fo:font-family="Arial" style:font-family-asian="Arial" style:font-family-complex="Arial" fo:background-color="transparent" style:use-window-font-color="true"/>
    </style:style>
    <style:style style:name="T456" style:family="text">
      <style:text-properties fo:font-size="14.00pt" fo:font-weight="normal" fo:font-family="Arial" style:font-family-asian="Arial" style:font-family-complex="Arial" fo:background-color="transparent" style:use-window-font-color="true"/>
    </style:style>
    <style:style style:name="T457" style:family="text">
      <style:text-properties fo:font-size="14.00pt" fo:font-weight="bold" fo:font-family="Arial" style:font-family-asian="Arial" style:font-family-complex="Arial" fo:background-color="transparent" style:use-window-font-color="true"/>
    </style:style>
    <style:style style:name="T458" style:family="text">
      <style:text-properties fo:font-size="14.00pt" fo:font-weight="normal" fo:font-family="Arial" style:font-family-asian="Arial" style:font-family-complex="Arial" fo:background-color="transparent" style:use-window-font-color="true"/>
    </style:style>
    <style:style style:name="T459" style:family="text">
      <style:text-properties fo:font-size="14.00pt" fo:font-weight="normal" fo:font-family="Arial" style:font-family-asian="Arial" style:font-family-complex="Arial" fo:background-color="transparent" style:use-window-font-color="true"/>
    </style:style>
    <style:style style:name="T460" style:family="text">
      <style:text-properties fo:font-size="14.00pt" fo:font-weight="bold" fo:font-family="Arial" style:font-family-asian="Arial" style:font-family-complex="Arial" fo:background-color="transparent" style:use-window-font-color="true"/>
    </style:style>
    <style:style style:name="T461" style:family="text">
      <style:text-properties fo:font-size="14.00pt" fo:font-weight="normal" fo:font-family="Arial" style:font-family-asian="Arial" style:font-family-complex="Arial" fo:background-color="transparent" style:use-window-font-color="true"/>
    </style:style>
    <style:style style:name="T462" style:family="text">
      <style:text-properties fo:font-size="14.00pt" fo:font-weight="bold" fo:font-family="Arial" style:font-family-asian="Arial" style:font-family-complex="Arial" fo:background-color="transparent" style:use-window-font-color="true"/>
    </style:style>
    <style:style style:name="T463" style:family="text">
      <style:text-properties fo:font-size="14.00pt" fo:font-weight="normal" fo:font-family="Arial" style:font-family-asian="Arial" style:font-family-complex="Arial" fo:background-color="transparent" style:use-window-font-color="true"/>
    </style:style>
    <style:style style:name="T464" style:family="text">
      <style:text-properties fo:font-size="14.00pt" fo:font-weight="bold" fo:font-family="Arial" style:font-family-asian="Arial" style:font-family-complex="Arial" fo:background-color="transparent" style:use-window-font-color="true"/>
    </style:style>
    <style:style style:name="T465" style:family="text">
      <style:text-properties fo:font-size="14.00pt" fo:font-weight="normal" fo:font-family="Arial" style:font-family-asian="Arial" style:font-family-complex="Arial" fo:background-color="transparent" style:use-window-font-color="true"/>
    </style:style>
    <style:style style:name="T466" style:family="text">
      <style:text-properties fo:font-size="14.00pt" fo:font-weight="normal" fo:font-family="Arial" style:font-family-asian="Arial" style:font-family-complex="Arial" fo:background-color="transparent" style:use-window-font-color="true"/>
    </style:style>
    <style:style style:name="T467" style:family="text">
      <style:text-properties fo:font-size="11.00pt" fo:font-weight="normal" fo:font-family="Calibri" style:font-family-asian="Calibri" style:font-family-complex="Calibri" fo:background-color="transparent" style:use-window-font-color="true"/>
    </style:style>
    <style:style style:name="T468" style:family="text">
      <style:text-properties fo:font-size="14.00pt" fo:font-weight="bold" fo:font-family="Arial" style:font-family-asian="Arial" style:font-family-complex="Arial" fo:background-color="transparent" style:use-window-font-color="true"/>
    </style:style>
    <style:style style:name="T469" style:family="text">
      <style:text-properties fo:font-size="11.00pt" fo:font-weight="normal" fo:font-family="Calibri" style:font-family-asian="Calibri" style:font-family-complex="Calibri" fo:background-color="transparent" style:use-window-font-color="true"/>
    </style:style>
    <style:style style:name="T470" style:family="text">
      <style:text-properties fo:font-size="16.00pt" fo:font-weight="bold" fo:font-family="Arial" style:font-family-asian="Arial" style:font-family-complex="Arial" fo:background-color="transparent" style:use-window-font-color="true"/>
    </style:style>
    <style:style style:name="T471" style:family="text">
      <style:text-properties fo:font-size="16.00pt" fo:font-weight="normal" fo:font-family="Arial" style:font-family-asian="Arial" style:font-family-complex="Arial" fo:background-color="transparent" style:use-window-font-color="true"/>
    </style:style>
    <style:style style:name="T472" style:family="text">
      <style:text-properties fo:font-size="16.00pt" fo:font-weight="bold" fo:font-family="Arial" style:font-family-asian="Arial" style:font-family-complex="Arial" fo:background-color="transparent" style:use-window-font-color="true"/>
    </style:style>
    <style:style style:name="T473" style:family="text">
      <style:text-properties fo:font-size="16.00pt" fo:font-weight="normal" fo:font-family="Arial" style:font-family-asian="Arial" style:font-family-complex="Arial" fo:background-color="transparent" style:use-window-font-color="true"/>
    </style:style>
    <style:style style:name="T474" style:family="text">
      <style:text-properties fo:font-size="16.00pt" fo:font-weight="bold" fo:font-family="Arial" style:font-family-asian="Arial" style:font-family-complex="Arial" fo:background-color="transparent" style:use-window-font-color="true"/>
    </style:style>
    <style:style style:name="T475" style:family="text">
      <style:text-properties fo:font-size="16.00pt" fo:font-weight="normal" fo:font-family="Arial" style:font-family-asian="Arial" style:font-family-complex="Arial" fo:background-color="transparent" style:use-window-font-color="true"/>
    </style:style>
    <style:style style:name="T476" style:family="text">
      <style:text-properties fo:font-size="16.00pt" fo:font-weight="bold" fo:font-family="Arial" style:font-family-asian="Arial" style:font-family-complex="Arial" fo:background-color="transparent" style:use-window-font-color="true"/>
    </style:style>
    <style:style style:name="T477" style:family="text">
      <style:text-properties fo:font-size="16.00pt" fo:font-weight="normal" fo:font-family="Arial" style:font-family-asian="Arial" style:font-family-complex="Arial" fo:background-color="transparent" style:use-window-font-color="true"/>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4.00pt" fo:font-weight="bold" fo:font-family="Arial" style:font-family-asian="Arial" style:font-family-complex="Arial" fo:background-color="transparent" style:use-window-font-color="true"/>
    </style:style>
    <style:style style:name="T480" style:family="text">
      <style:text-properties fo:font-size="14.00pt" fo:font-weight="normal" fo:font-family="Arial" style:font-family-asian="Arial" style:font-family-complex="Arial" fo:background-color="transparent" style:use-window-font-color="true"/>
    </style:style>
    <style:style style:name="T481" style:family="text">
      <style:text-properties fo:font-size="11.00pt" fo:font-weight="normal" fo:font-family="Calibri" style:font-family-asian="Calibri" style:font-family-complex="Calibri" fo:background-color="transparent" style:use-window-font-color="true"/>
    </style:style>
    <style:style style:name="T482" style:family="text">
      <style:text-properties fo:font-size="15.00pt" fo:font-weight="bold" fo:font-family="Arial" style:font-family-asian="Arial" style:font-family-complex="Arial" fo:background-color="transparent" style:use-window-font-color="true"/>
    </style:style>
    <style:style style:name="T483" style:family="text">
      <style:text-properties fo:font-size="15.00pt" fo:font-weight="normal" fo:font-family="Arial" style:font-family-asian="Arial" style:font-family-complex="Arial" fo:background-color="transparent" style:use-window-font-color="true"/>
    </style:style>
    <style:style style:name="T484" style:family="text">
      <style:text-properties fo:font-size="15.00pt" fo:font-weight="bold" fo:font-family="Arial" style:font-family-asian="Arial" style:font-family-complex="Arial" fo:background-color="transparent" style:use-window-font-color="true"/>
    </style:style>
    <style:style style:name="T485" style:family="text">
      <style:text-properties fo:font-size="15.00pt" fo:font-weight="normal" fo:font-family="Arial" style:font-family-asian="Arial" style:font-family-complex="Arial" fo:background-color="transparent" style:use-window-font-color="true"/>
    </style:style>
    <style:style style:name="T486" style:family="text">
      <style:text-properties fo:font-size="11.00pt" fo:font-weight="normal" fo:font-family="Calibri" style:font-family-asian="Calibri" style:font-family-complex="Calibri" fo:background-color="transparent" style:use-window-font-color="true"/>
    </style:style>
    <style:style style:name="T487" style:family="text">
      <style:text-properties fo:font-size="15.00pt" fo:font-weight="bold" fo:font-family="Arial" style:font-family-asian="Arial" style:font-family-complex="Arial" fo:background-color="transparent" style:use-window-font-color="true"/>
    </style:style>
    <style:style style:name="T488" style:family="text">
      <style:text-properties fo:font-size="15.00pt" fo:font-weight="normal" fo:font-family="Arial" style:font-family-asian="Arial" style:font-family-complex="Arial" fo:background-color="transparent" style:use-window-font-color="true"/>
    </style:style>
    <style:style style:name="T489" style:family="text">
      <style:text-properties fo:font-size="15.00pt" fo:font-weight="bold" fo:font-family="Arial" style:font-family-asian="Arial" style:font-family-complex="Arial" fo:background-color="transparent" style:use-window-font-color="true"/>
    </style:style>
    <style:style style:name="T490" style:family="text">
      <style:text-properties fo:font-size="15.00pt" fo:font-weight="normal" fo:font-family="Arial" style:font-family-asian="Arial" style:font-family-complex="Arial" fo:background-color="transparent" style:use-window-font-color="true"/>
    </style:style>
    <style:style style:name="T491" style:family="text">
      <style:text-properties fo:font-size="15.00pt" fo:font-weight="normal" fo:font-family="Arial" style:font-family-asian="Arial" style:font-family-complex="Arial" fo:background-color="transparent" fo:color="#ff0000"/>
    </style:style>
    <style:style style:name="T492" style:family="text">
      <style:text-properties fo:font-size="11.00pt" fo:font-weight="normal" fo:font-family="Calibri" style:font-family-asian="Calibri" style:font-family-complex="Calibri" fo:background-color="transparent" style:use-window-font-color="true"/>
    </style:style>
    <style:style style:name="T493" style:family="text">
      <style:text-properties fo:font-size="15.00pt" fo:font-weight="bold" fo:font-family="Arial" style:font-family-asian="Arial" style:font-family-complex="Arial" fo:background-color="transparent" style:use-window-font-color="true"/>
    </style:style>
    <style:style style:name="T494" style:family="text">
      <style:text-properties fo:font-size="15.00pt" fo:font-weight="normal" fo:font-family="Arial" style:font-family-asian="Arial" style:font-family-complex="Arial" fo:background-color="transparent" style:use-window-font-color="true"/>
    </style:style>
    <style:style style:name="T495" style:family="text">
      <style:text-properties fo:font-size="15.00pt" fo:font-weight="bold" fo:font-family="Arial" style:font-family-asian="Arial" style:font-family-complex="Arial" fo:background-color="transparent" style:use-window-font-color="true"/>
    </style:style>
    <style:style style:name="T496" style:family="text">
      <style:text-properties fo:font-size="15.00pt" fo:font-weight="normal" fo:font-family="Arial" style:font-family-asian="Arial" style:font-family-complex="Arial" fo:background-color="transparent" style:use-window-font-color="true"/>
    </style:style>
    <style:style style:name="T497" style:family="text">
      <style:text-properties fo:font-size="11.00pt" fo:font-weight="normal" fo:font-family="Calibri" style:font-family-asian="Calibri" style:font-family-complex="Calibri" fo:background-color="transparent" style:use-window-font-color="true"/>
    </style:style>
    <style:style style:name="T498" style:family="text">
      <style:text-properties fo:font-size="15.00pt" fo:font-weight="bold" fo:font-family="Arial" style:font-family-asian="Arial" style:font-family-complex="Arial" fo:background-color="transparent" style:use-window-font-color="true"/>
    </style:style>
    <style:style style:name="T499" style:family="text">
      <style:text-properties fo:font-size="14.00pt" fo:font-weight="bold" fo:font-family="Arial" style:font-family-asian="Arial" style:font-family-complex="Arial" fo:background-color="transparent" style:use-window-font-color="true"/>
    </style:style>
    <style:style style:name="T500" style:family="text">
      <style:text-properties fo:font-size="14.00pt" fo:font-weight="normal" fo:font-family="Arial" style:font-family-asian="Arial" style:font-family-complex="Arial" fo:background-color="transparent" style:use-window-font-color="true"/>
    </style:style>
    <style:style style:name="T501" style:family="text">
      <style:text-properties fo:font-size="14.00pt" fo:font-weight="bold" fo:font-family="Arial" style:font-family-asian="Arial" style:font-family-complex="Arial" fo:background-color="transparent" style:use-window-font-color="true"/>
    </style:style>
    <style:style style:name="T502" style:family="text">
      <style:text-properties fo:font-size="15.00pt" fo:font-weight="normal" fo:font-family="Arial" style:font-family-asian="Arial" style:font-family-complex="Arial" fo:background-color="transparent" style:use-window-font-color="true"/>
    </style:style>
    <style:style style:name="T503" style:family="text">
      <style:text-properties fo:font-size="11.00pt" fo:font-weight="normal" fo:font-family="Calibri" style:font-family-asian="Calibri" style:font-family-complex="Calibri" fo:background-color="transparent" style:use-window-font-color="true"/>
    </style:style>
    <style:style style:name="T504" style:family="text">
      <style:text-properties fo:font-size="15.00pt" fo:font-weight="bold" fo:font-family="Arial" style:font-family-asian="Arial" style:font-family-complex="Arial" fo:background-color="transparent" style:use-window-font-color="true"/>
    </style:style>
    <style:style style:name="T505" style:family="text">
      <style:text-properties fo:font-size="14.00pt" fo:font-weight="bold" fo:font-family="Arial" style:font-family-asian="Arial" style:font-family-complex="Arial" fo:background-color="transparent" style:use-window-font-color="true"/>
    </style:style>
    <style:style style:name="T506" style:family="text">
      <style:text-properties fo:font-size="14.00pt" fo:font-weight="normal" fo:font-family="Arial" style:font-family-asian="Arial" style:font-family-complex="Arial" fo:background-color="transparent" style:use-window-font-color="true"/>
    </style:style>
    <style:style style:name="T507" style:family="text">
      <style:text-properties fo:font-size="14.00pt" fo:font-weight="bold" fo:font-family="Arial" style:font-family-asian="Arial" style:font-family-complex="Arial" fo:background-color="transparent" style:use-window-font-color="true"/>
    </style:style>
    <style:style style:name="T508" style:family="text">
      <style:text-properties fo:font-size="15.00pt" fo:font-weight="normal" fo:font-family="Arial" style:font-family-asian="Arial" style:font-family-complex="Arial" fo:background-color="transparent" style:use-window-font-color="true"/>
    </style:style>
    <style:style style:name="T509" style:family="text">
      <style:text-properties fo:font-size="11.00pt" fo:font-weight="normal" fo:font-family="Calibri" style:font-family-asian="Calibri" style:font-family-complex="Calibri" fo:background-color="transparent" style:use-window-font-color="true"/>
    </style:style>
    <style:style style:name="T510" style:family="text">
      <style:text-properties fo:font-size="15.00pt" fo:font-weight="bold" fo:font-family="Arial" style:font-family-asian="Arial" style:font-family-complex="Arial" fo:background-color="transparent" style:use-window-font-color="true"/>
    </style:style>
    <style:style style:name="T511" style:family="text">
      <style:text-properties fo:font-size="14.00pt" fo:font-weight="bold" fo:font-family="Arial" style:font-family-asian="Arial" style:font-family-complex="Arial" fo:background-color="transparent" style:use-window-font-color="true"/>
    </style:style>
    <style:style style:name="T512" style:family="text">
      <style:text-properties fo:font-size="14.00pt" fo:font-weight="normal" fo:font-family="Arial" style:font-family-asian="Arial" style:font-family-complex="Arial" fo:background-color="transparent" style:use-window-font-color="true"/>
    </style:style>
    <style:style style:name="T513" style:family="text">
      <style:text-properties fo:font-size="14.00pt" fo:font-weight="bold" fo:font-family="Arial" style:font-family-asian="Arial" style:font-family-complex="Arial" fo:background-color="transparent" style:use-window-font-color="true"/>
    </style:style>
    <style:style style:name="T514" style:family="text">
      <style:text-properties fo:font-size="15.00pt" fo:font-weight="normal" fo:font-family="Arial" style:font-family-asian="Arial" style:font-family-complex="Arial" fo:background-color="transparent" style:use-window-font-color="true"/>
    </style:style>
    <style:style style:name="T515" style:family="text">
      <style:text-properties fo:font-size="11.00pt" fo:font-weight="normal" fo:font-family="Calibri" style:font-family-asian="Calibri" style:font-family-complex="Calibri" fo:background-color="transparent" style:use-window-font-color="true"/>
    </style:style>
    <style:style style:name="T516" style:family="text">
      <style:text-properties fo:font-size="15.00pt" fo:font-weight="bold" fo:font-family="Arial" style:font-family-asian="Arial" style:font-family-complex="Arial" fo:background-color="transparent" style:use-window-font-color="true"/>
    </style:style>
    <style:style style:name="T517" style:family="text">
      <style:text-properties fo:font-size="14.00pt" fo:font-weight="bold" fo:font-family="Arial" style:font-family-asian="Arial" style:font-family-complex="Arial" fo:background-color="transparent" style:use-window-font-color="true"/>
    </style:style>
    <style:style style:name="T518" style:family="text">
      <style:text-properties fo:font-size="14.00pt" fo:font-weight="normal" fo:font-family="Arial" style:font-family-asian="Arial" style:font-family-complex="Arial" fo:background-color="transparent" style:use-window-font-color="true"/>
    </style:style>
    <style:style style:name="T519" style:family="text">
      <style:text-properties fo:font-size="15.00pt" fo:font-weight="bold" fo:font-family="Arial" style:font-family-asian="Arial" style:font-family-complex="Arial" fo:background-color="transparent" style:use-window-font-color="true"/>
    </style:style>
    <style:style style:name="T520" style:family="text">
      <style:text-properties fo:font-size="14.00pt" fo:font-weight="normal" fo:font-family="Arial" style:font-family-asian="Arial" style:font-family-complex="Arial" fo:background-color="transparent" style:use-window-font-color="true"/>
    </style:style>
    <style:style style:name="T521" style:family="text">
      <style:text-properties fo:font-size="11.00pt" fo:font-weight="normal" fo:font-family="Calibri" style:font-family-asian="Calibri" style:font-family-complex="Calibri" fo:background-color="transparent" style:use-window-font-color="true"/>
    </style:style>
    <style:style style:name="T522" style:family="text">
      <style:text-properties fo:font-size="15.00pt" fo:font-weight="bold" fo:font-family="Arial" style:font-family-asian="Arial" style:font-family-complex="Arial" fo:background-color="transparent" style:use-window-font-color="true"/>
    </style:style>
    <style:style style:name="T523" style:family="text">
      <style:text-properties fo:font-size="14.00pt" fo:font-weight="bold" fo:font-family="Arial" style:font-family-asian="Arial" style:font-family-complex="Arial" fo:background-color="transparent" style:use-window-font-color="true"/>
    </style:style>
    <style:style style:name="T524" style:family="text">
      <style:text-properties fo:font-size="14.00pt" fo:font-weight="normal" fo:font-family="Arial" style:font-family-asian="Arial" style:font-family-complex="Arial" fo:background-color="transparent" style:use-window-font-color="true"/>
    </style:style>
    <style:style style:name="T525" style:family="text">
      <style:text-properties fo:font-size="15.00pt" fo:font-weight="bold" fo:font-family="Arial" style:font-family-asian="Arial" style:font-family-complex="Arial" fo:background-color="transparent" style:use-window-font-color="true"/>
    </style:style>
    <style:style style:name="T526" style:family="text">
      <style:text-properties fo:font-size="14.00pt" fo:font-weight="bold" fo:font-family="Arial" style:font-family-asian="Arial" style:font-family-complex="Arial" fo:background-color="transparent" style:use-window-font-color="true"/>
    </style:style>
    <style:style style:name="T527" style:family="text">
      <style:text-properties fo:font-size="15.00pt" fo:font-weight="normal" fo:font-family="Arial" style:font-family-asian="Arial" style:font-family-complex="Arial" fo:background-color="transparent" style:use-window-font-color="true"/>
    </style:style>
    <style:style style:name="T528" style:family="text">
      <style:text-properties fo:font-size="15.00pt" fo:font-weight="normal" fo:font-family="Arial" style:font-family-asian="Arial" style:font-family-complex="Arial" fo:background-color="transparent" style:use-window-font-color="true"/>
    </style:style>
    <style:style style:name="T529" style:family="text">
      <style:text-properties fo:font-size="11.00pt" fo:font-weight="normal" fo:font-family="Calibri" style:font-family-asian="Calibri" style:font-family-complex="Calibri" fo:background-color="transparent" style:use-window-font-color="true"/>
    </style:style>
    <style:style style:name="T530" style:family="text">
      <style:text-properties fo:font-size="15.00pt" fo:font-weight="bold" fo:font-family="Arial" style:font-family-asian="Arial" style:font-family-complex="Arial" fo:background-color="transparent" style:use-window-font-color="true"/>
    </style:style>
    <style:style style:name="T531" style:family="text">
      <style:text-properties fo:font-size="11.00pt" fo:font-weight="normal" fo:font-family="Calibri" style:font-family-asian="Calibri" style:font-family-complex="Calibri" fo:background-color="transparent" style:use-window-font-color="true"/>
    </style:style>
    <style:style style:name="T532" style:family="text">
      <style:text-properties fo:font-size="15.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533" style:family="text">
      <style:text-properties fo:font-size="15.00pt" fo:font-weight="bold" fo:font-family="Arial" style:font-family-asian="Arial" style:font-family-complex="Arial" fo:background-color="transparent" style:use-window-font-color="true"/>
    </style:style>
    <style:style style:name="T534" style:family="text">
      <style:text-properties fo:font-size="15.00pt" fo:font-weight="normal" fo:font-family="Arial" style:font-family-asian="Arial" style:font-family-complex="Arial" fo:background-color="transparent" style:use-window-font-color="true"/>
    </style:style>
    <style:style style:name="T535" style:family="text">
      <style:text-properties fo:font-size="11.00pt" fo:font-weight="normal" fo:font-family="Calibri" style:font-family-asian="Calibri" style:font-family-complex="Calibri" fo:background-color="transparent" style:use-window-font-color="true"/>
    </style:style>
    <style:style style:name="T536" style:family="text">
      <style:text-properties fo:font-size="16.00pt" fo:font-weight="bold" fo:font-family="Arial" style:font-family-asian="Arial" style:font-family-complex="Arial" fo:background-color="transparent" style:use-window-font-color="true"/>
    </style:style>
    <style:style style:name="T537" style:family="text">
      <style:text-properties fo:font-size="16.00pt" fo:font-weight="normal" fo:font-family="Arial" style:font-family-asian="Arial" style:font-family-complex="Arial" fo:background-color="transparent" style:use-window-font-color="true"/>
    </style:style>
    <style:style style:name="T538" style:family="text">
      <style:text-properties fo:font-size="16.00pt" fo:font-weight="bold" fo:font-family="Arial" style:font-family-asian="Arial" style:font-family-complex="Arial" fo:background-color="transparent" style:use-window-font-color="true"/>
    </style:style>
    <style:style style:name="T539" style:family="text">
      <style:text-properties fo:font-size="16.00pt" fo:font-weight="normal" fo:font-family="Arial" style:font-family-asian="Arial" style:font-family-complex="Arial" fo:background-color="transparent" style:use-window-font-color="true"/>
    </style:style>
    <style:style style:name="T540" style:family="text">
      <style:text-properties fo:font-size="16.00pt" fo:font-weight="bold" fo:font-family="Arial" style:font-family-asian="Arial" style:font-family-complex="Arial" fo:background-color="transparent" style:use-window-font-color="true"/>
    </style:style>
    <style:style style:name="T541" style:family="text">
      <style:text-properties fo:font-size="16.00pt" fo:font-weight="normal" fo:font-family="Arial" style:font-family-asian="Arial" style:font-family-complex="Arial" fo:background-color="transparent" style:use-window-font-color="true"/>
    </style:style>
    <style:style style:name="T542" style:family="text">
      <style:text-properties fo:font-size="16.00pt" fo:font-weight="bold" fo:font-family="Arial" style:font-family-asian="Arial" style:font-family-complex="Arial" fo:background-color="transparent" style:use-window-font-color="true"/>
    </style:style>
    <style:style style:name="T543" style:family="text">
      <style:text-properties fo:font-size="16.00pt" fo:font-weight="normal" fo:font-family="Arial" style:font-family-asian="Arial" style:font-family-complex="Arial" fo:background-color="transparent" style:use-window-font-color="true"/>
    </style:style>
    <style:style style:name="T544" style:family="text">
      <style:text-properties fo:font-size="11.00pt" fo:font-weight="normal" fo:font-family="Calibri" style:font-family-asian="Calibri" style:font-family-complex="Calibri" fo:background-color="transparent" style:use-window-font-color="true"/>
    </style:style>
    <style:style style:name="T545" style:family="text">
      <style:text-properties fo:font-size="15.00pt" fo:font-weight="bold" fo:font-family="Arial" style:font-family-asian="Arial" style:font-family-complex="Arial" fo:background-color="transparent" style:use-window-font-color="true"/>
    </style:style>
    <style:style style:name="T546" style:family="text">
      <style:text-properties fo:font-size="14.00pt" fo:font-weight="normal" fo:font-family="Arial" style:font-family-asian="Arial" style:font-family-complex="Arial" fo:background-color="transparent" style:use-window-font-color="true"/>
    </style:style>
    <style:style style:name="T547" style:family="text">
      <style:text-properties fo:font-size="14.00pt" fo:font-weight="normal" fo:font-family="Arial" style:font-family-asian="Arial" style:font-family-complex="Arial" fo:background-color="transparent" style:use-window-font-color="true"/>
    </style:style>
    <style:style style:name="T548" style:family="text">
      <style:text-properties fo:font-size="11.00pt" fo:font-weight="normal" fo:font-family="Calibri" style:font-family-asian="Calibri" style:font-family-complex="Calibri" fo:background-color="transparent" style:use-window-font-color="true"/>
    </style:style>
    <style:style style:name="T549" style:family="text">
      <style:text-properties fo:font-size="14.00pt" fo:font-weight="bold" fo:font-family="Arial" style:font-family-asian="Arial" style:font-family-complex="Arial" fo:background-color="transparent" style:use-window-font-color="true"/>
    </style:style>
    <style:style style:name="T550" style:family="text">
      <style:text-properties fo:font-size="14.00pt" fo:font-weight="normal" fo:font-family="Arial" style:font-family-asian="Arial" style:font-family-complex="Arial" fo:background-color="transparent" style:use-window-font-color="true"/>
    </style:style>
    <style:style style:name="T551" style:family="text">
      <style:text-properties fo:font-size="14.00pt" fo:font-weight="bold" fo:font-family="Arial" style:font-family-asian="Arial" style:font-family-complex="Arial" fo:background-color="transparent" style:use-window-font-color="true"/>
    </style:style>
    <style:style style:name="T552" style:family="text">
      <style:text-properties fo:font-size="14.00pt" fo:font-weight="normal" fo:font-family="Arial" style:font-family-asian="Arial" style:font-family-complex="Arial" fo:background-color="transparent" style:use-window-font-color="true"/>
    </style:style>
    <style:style style:name="T553" style:family="text">
      <style:text-properties fo:font-size="14.00pt" fo:font-weight="normal" fo:font-family="Arial" style:font-family-asian="Arial" style:font-family-complex="Arial" fo:background-color="transparent" style:use-window-font-color="true"/>
    </style:style>
    <style:style style:name="T554" style:family="text">
      <style:text-properties fo:font-size="11.00pt" fo:font-weight="normal" fo:font-family="Calibri" style:font-family-asian="Calibri" style:font-family-complex="Calibri" fo:background-color="transparent" style:use-window-font-color="true"/>
    </style:style>
    <style:style style:name="T555" style:family="text">
      <style:text-properties fo:font-size="14.00pt" fo:font-weight="bold" fo:font-family="Arial" style:font-family-asian="Arial" style:font-family-complex="Arial" fo:background-color="transparent" style:use-window-font-color="true"/>
    </style:style>
    <style:style style:name="T556" style:family="text">
      <style:text-properties fo:font-size="14.00pt" fo:font-weight="bold" fo:font-family="Arial" style:font-family-asian="Arial" style:font-family-complex="Arial" fo:background-color="transparent" style:use-window-font-color="true"/>
    </style:style>
    <style:style style:name="T557" style:family="text">
      <style:text-properties fo:font-size="14.00pt" fo:font-weight="normal" fo:font-family="Arial" style:font-family-asian="Arial" style:font-family-complex="Arial" fo:background-color="transparent" style:use-window-font-color="true"/>
    </style:style>
    <style:style style:name="T558" style:family="text">
      <style:text-properties fo:font-size="14.00pt" fo:font-weight="bold" fo:font-family="Arial" style:font-family-asian="Arial" style:font-family-complex="Arial" fo:background-color="transparent" style:use-window-font-color="true"/>
    </style:style>
    <style:style style:name="T559" style:family="text">
      <style:text-properties fo:font-size="14.00pt" fo:font-weight="normal" fo:font-family="Arial" style:font-family-asian="Arial" style:font-family-complex="Arial" fo:background-color="transparent" style:use-window-font-color="true"/>
    </style:style>
    <style:style style:name="T560" style:family="text">
      <style:text-properties fo:font-size="14.00pt" fo:font-weight="normal" fo:font-family="Arial" style:font-family-asian="Arial" style:font-family-complex="Arial" fo:background-color="transparent" style:use-window-font-color="true"/>
    </style:style>
    <style:style style:name="T561" style:family="text">
      <style:text-properties fo:font-size="11.00pt" fo:font-weight="normal" fo:font-family="Calibri" style:font-family-asian="Calibri" style:font-family-complex="Calibri" fo:background-color="transparent" style:use-window-font-color="true"/>
    </style:style>
    <style:style style:name="T562" style:family="text">
      <style:text-properties fo:font-size="14.00pt" fo:font-weight="bold" fo:font-family="Arial" style:font-family-asian="Arial" style:font-family-complex="Arial" fo:background-color="transparent" style:use-window-font-color="true"/>
    </style:style>
    <style:style style:name="T563" style:family="text">
      <style:text-properties fo:font-size="14.00pt" fo:font-weight="normal" fo:font-family="Arial" style:font-family-asian="Arial" style:font-family-complex="Arial" fo:background-color="transparent" style:use-window-font-color="true"/>
    </style:style>
    <style:style style:name="T564" style:family="text">
      <style:text-properties fo:font-size="14.00pt" fo:font-weight="bold" fo:font-family="Arial" style:font-family-asian="Arial" style:font-family-complex="Arial" fo:background-color="transparent" style:use-window-font-color="true"/>
    </style:style>
    <style:style style:name="T565" style:family="text">
      <style:text-properties fo:font-size="14.00pt" fo:font-weight="normal" fo:font-family="Arial" style:font-family-asian="Arial" style:font-family-complex="Arial" fo:background-color="transparent" style:use-window-font-color="true"/>
    </style:style>
    <style:style style:name="T566" style:family="text">
      <style:text-properties fo:font-size="14.00pt" fo:font-weight="normal" fo:font-family="Arial" style:font-family-asian="Arial" style:font-family-complex="Arial" fo:background-color="transparent" style:use-window-font-color="true"/>
    </style:style>
    <style:style style:name="T567" style:family="text">
      <style:text-properties fo:font-size="11.00pt" fo:font-weight="normal" fo:font-family="Calibri" style:font-family-asian="Calibri" style:font-family-complex="Calibri" fo:background-color="transparent" style:use-window-font-color="true"/>
    </style:style>
    <style:style style:name="T568" style:family="text">
      <style:text-properties fo:font-size="14.00pt" fo:font-weight="bold" fo:font-family="Arial" style:font-family-asian="Arial" style:font-family-complex="Arial" fo:background-color="transparent" style:use-window-font-color="true"/>
    </style:style>
    <style:style style:name="T569" style:family="text">
      <style:text-properties fo:font-size="14.00pt" fo:font-weight="normal" fo:font-family="Arial" style:font-family-asian="Arial" style:font-family-complex="Arial" fo:background-color="transparent" style:use-window-font-color="true"/>
    </style:style>
    <style:style style:name="T570" style:family="text">
      <style:text-properties fo:font-size="14.00pt" fo:font-weight="bold" fo:font-family="Arial" style:font-family-asian="Arial" style:font-family-complex="Arial" fo:background-color="transparent" style:use-window-font-color="true"/>
    </style:style>
    <style:style style:name="T571" style:family="text">
      <style:text-properties fo:font-size="14.00pt" fo:font-weight="normal" fo:font-family="Arial" style:font-family-asian="Arial" style:font-family-complex="Arial" fo:background-color="transparent" style:use-window-font-color="true"/>
    </style:style>
    <style:style style:name="T572" style:family="text">
      <style:text-properties fo:font-size="14.00pt" fo:font-weight="normal" fo:font-family="Arial" style:font-family-asian="Arial" style:font-family-complex="Arial" fo:background-color="transparent" style:use-window-font-color="true"/>
    </style:style>
    <style:style style:name="T573" style:family="text">
      <style:text-properties fo:font-size="11.00pt" fo:font-weight="normal" fo:font-family="Calibri" style:font-family-asian="Calibri" style:font-family-complex="Calibri" fo:background-color="transparent" style:use-window-font-color="true"/>
    </style:style>
    <style:style style:name="T574" style:family="text">
      <style:text-properties fo:font-size="14.00pt" fo:font-weight="bold" fo:font-family="Arial" style:font-family-asian="Arial" style:font-family-complex="Arial" fo:background-color="transparent" style:use-window-font-color="true"/>
    </style:style>
    <style:style style:name="T575" style:family="text">
      <style:text-properties fo:font-size="14.00pt" fo:font-weight="normal" fo:font-family="Arial" style:font-family-asian="Arial" style:font-family-complex="Arial" fo:background-color="transparent" style:use-window-font-color="true"/>
    </style:style>
    <style:style style:name="T576" style:family="text">
      <style:text-properties fo:font-size="14.00pt" fo:font-weight="bold" fo:font-family="Arial" style:font-family-asian="Arial" style:font-family-complex="Arial" fo:background-color="transparent" style:use-window-font-color="true"/>
    </style:style>
    <style:style style:name="T577" style:family="text">
      <style:text-properties fo:font-size="14.00pt" fo:font-weight="normal" fo:font-family="Arial" style:font-family-asian="Arial" style:font-family-complex="Arial" fo:background-color="transparent" style:use-window-font-color="true"/>
    </style:style>
    <style:style style:name="T578" style:family="text">
      <style:text-properties fo:font-size="14.00pt" fo:font-weight="normal" fo:font-family="Arial" style:font-family-asian="Arial" style:font-family-complex="Arial" fo:background-color="transparent" style:use-window-font-color="true"/>
    </style:style>
    <style:style style:name="T579" style:family="text">
      <style:text-properties fo:font-size="11.00pt" fo:font-weight="normal" fo:font-family="Calibri" style:font-family-asian="Calibri" style:font-family-complex="Calibri" fo:background-color="transparent" style:use-window-font-color="true"/>
    </style:style>
    <style:style style:name="T580" style:family="text">
      <style:text-properties fo:font-size="14.00pt" fo:font-weight="bold" fo:font-family="Arial" style:font-family-asian="Arial" style:font-family-complex="Arial" fo:background-color="transparent" style:use-window-font-color="true"/>
    </style:style>
    <style:style style:name="T581" style:family="text">
      <style:text-properties fo:font-size="14.00pt" fo:font-weight="bold" fo:font-family="Arial" style:font-family-asian="Arial" style:font-family-complex="Arial" fo:background-color="transparent" style:use-window-font-color="true"/>
    </style:style>
    <style:style style:name="T582" style:family="text">
      <style:text-properties fo:font-size="14.00pt" fo:font-weight="normal" fo:font-family="Arial" style:font-family-asian="Arial" style:font-family-complex="Arial" fo:background-color="transparent" style:use-window-font-color="true"/>
    </style:style>
    <style:style style:name="T583" style:family="text">
      <style:text-properties fo:font-size="14.00pt" fo:font-weight="bold" fo:font-family="Arial" style:font-family-asian="Arial" style:font-family-complex="Arial" fo:background-color="transparent" style:use-window-font-color="true"/>
    </style:style>
    <style:style style:name="T584" style:family="text">
      <style:text-properties fo:font-size="14.00pt" fo:font-weight="normal" fo:font-family="Arial" style:font-family-asian="Arial" style:font-family-complex="Arial" fo:background-color="transparent" style:use-window-font-color="true"/>
    </style:style>
    <style:style style:name="T585" style:family="text">
      <style:text-properties fo:font-size="14.00pt" fo:font-weight="normal" fo:font-family="Arial" style:font-family-asian="Arial" style:font-family-complex="Arial" fo:background-color="transparent" style:use-window-font-color="true"/>
    </style:style>
    <style:style style:name="T586" style:family="text">
      <style:text-properties fo:font-size="11.00pt" fo:font-weight="normal" fo:font-family="Calibri" style:font-family-asian="Calibri" style:font-family-complex="Calibri" fo:background-color="transparent" style:use-window-font-color="true"/>
    </style:style>
    <style:style style:name="T587" style:family="text">
      <style:text-properties fo:font-size="14.00pt" fo:font-weight="bold" fo:font-family="Arial" style:font-family-asian="Arial" style:font-family-complex="Arial" fo:background-color="transparent" style:use-window-font-color="true"/>
    </style:style>
    <style:style style:name="T588" style:family="text">
      <style:text-properties fo:font-size="14.00pt" fo:font-weight="bold" fo:font-family="Arial" style:font-family-asian="Arial" style:font-family-complex="Arial" fo:background-color="transparent" style:use-window-font-color="true"/>
    </style:style>
    <style:style style:name="T589" style:family="text">
      <style:text-properties fo:font-size="14.00pt" fo:font-weight="normal" fo:font-family="Arial" style:font-family-asian="Arial" style:font-family-complex="Arial" fo:background-color="transparent" style:use-window-font-color="true"/>
    </style:style>
    <style:style style:name="T590" style:family="text">
      <style:text-properties fo:font-size="14.00pt" fo:font-weight="bold" fo:font-family="Arial" style:font-family-asian="Arial" style:font-family-complex="Arial" fo:background-color="transparent" style:use-window-font-color="true"/>
    </style:style>
    <style:style style:name="T591" style:family="text">
      <style:text-properties fo:font-size="14.00pt" fo:font-weight="normal" fo:font-family="Arial" style:font-family-asian="Arial" style:font-family-complex="Arial" fo:background-color="transparent" style:use-window-font-color="true"/>
    </style:style>
    <style:style style:name="T592" style:family="text">
      <style:text-properties fo:font-size="14.00pt" fo:font-weight="normal" fo:font-family="Arial" style:font-family-asian="Arial" style:font-family-complex="Arial" fo:background-color="transparent" style:use-window-font-color="true"/>
    </style:style>
    <style:style style:name="T593" style:family="text">
      <style:text-properties fo:font-size="14.00pt" fo:font-weight="bold" fo:font-family="Arial" style:font-family-asian="Arial" style:font-family-complex="Arial" fo:background-color="transparent" style:use-window-font-color="true"/>
    </style:style>
    <style:style style:name="T594" style:family="text">
      <style:text-properties fo:font-size="14.00pt" fo:font-weight="bold" fo:font-family="Arial" style:font-family-asian="Arial" style:font-family-complex="Arial" fo:background-color="transparent" style:use-window-font-color="true"/>
    </style:style>
    <style:style style:name="T595" style:family="text">
      <style:text-properties fo:font-size="14.00pt" fo:font-weight="normal" fo:font-family="Arial" style:font-family-asian="Arial" style:font-family-complex="Arial" fo:background-color="transparent" style:use-window-font-color="true"/>
    </style:style>
    <style:style style:name="T596" style:family="text">
      <style:text-properties fo:font-size="14.00pt" fo:font-weight="bold" fo:font-family="Arial" style:font-family-asian="Arial" style:font-family-complex="Arial" fo:background-color="transparent" style:use-window-font-color="true"/>
    </style:style>
    <style:style style:name="T597" style:family="text">
      <style:text-properties fo:font-size="14.00pt" fo:font-weight="normal" fo:font-family="Arial" style:font-family-asian="Arial" style:font-family-complex="Arial" fo:background-color="transparent" style:use-window-font-color="true"/>
    </style:style>
    <style:style style:name="T598" style:family="text">
      <style:text-properties fo:font-size="14.00pt" fo:font-weight="normal" fo:font-family="Arial" style:font-family-asian="Arial" style:font-family-complex="Arial" fo:background-color="transparent" style:use-window-font-color="true"/>
    </style:style>
    <style:style style:name="T599" style:family="text">
      <style:text-properties fo:font-size="14.00pt" fo:font-weight="bold" fo:font-family="Arial" style:font-family-asian="Arial" style:font-family-complex="Arial" fo:background-color="transparent" style:use-window-font-color="true"/>
    </style:style>
    <style:style style:name="T600" style:family="text">
      <style:text-properties fo:font-size="14.00pt" fo:font-weight="normal" fo:font-family="Arial" style:font-family-asian="Arial" style:font-family-complex="Arial" fo:background-color="transparent" style:use-window-font-color="true"/>
    </style:style>
    <style:style style:name="T601" style:family="text">
      <style:text-properties fo:font-size="14.00pt" fo:font-weight="bold" fo:font-family="Arial" style:font-family-asian="Arial" style:font-family-complex="Arial" fo:background-color="transparent" style:use-window-font-color="true"/>
    </style:style>
    <style:style style:name="T602" style:family="text">
      <style:text-properties fo:font-size="14.00pt" fo:font-weight="normal" fo:font-family="Arial" style:font-family-asian="Arial" style:font-family-complex="Arial" fo:background-color="transparent" style:use-window-font-color="true"/>
    </style:style>
    <style:style style:name="T603" style:family="text">
      <style:text-properties fo:font-size="14.00pt" fo:font-weight="bold" fo:font-family="Arial" style:font-family-asian="Arial" style:font-family-complex="Arial" fo:background-color="transparent" style:use-window-font-color="true"/>
    </style:style>
    <style:style style:name="T604" style:family="text">
      <style:text-properties fo:font-size="14.00pt" fo:font-weight="bold" fo:font-family="Arial" style:font-family-asian="Arial" style:font-family-complex="Arial" fo:background-color="transparent" style:use-window-font-color="true"/>
    </style:style>
    <style:style style:name="T605" style:family="text">
      <style:text-properties fo:font-size="14.00pt" fo:font-weight="normal" fo:font-family="Arial" style:font-family-asian="Arial" style:font-family-complex="Arial" fo:background-color="transparent" style:use-window-font-color="true"/>
    </style:style>
    <style:style style:name="T606" style:family="text">
      <style:text-properties fo:font-size="11.00pt" fo:font-weight="normal" fo:font-family="Calibri" style:font-family-asian="Calibri" style:font-family-complex="Calibri" fo:background-color="transparent" style:use-window-font-color="true"/>
    </style:style>
    <style:style style:name="T607" style:family="text">
      <style:text-properties fo:font-size="14.00pt" fo:font-weight="bold" fo:font-family="Arial" style:font-family-asian="Arial" style:font-family-complex="Arial" fo:background-color="transparent" style:use-window-font-color="true"/>
    </style:style>
    <style:style style:name="T608" style:family="text">
      <style:text-properties fo:font-size="14.00pt" fo:font-weight="bold" fo:font-family="Arial" style:font-family-asian="Arial" style:font-family-complex="Arial" fo:background-color="transparent" style:use-window-font-color="true"/>
    </style:style>
    <style:style style:name="T609" style:family="text">
      <style:text-properties fo:font-size="14.00pt" fo:font-weight="normal" fo:font-family="Arial" style:font-family-asian="Arial" style:font-family-complex="Arial" fo:background-color="transparent" style:use-window-font-color="true"/>
    </style:style>
    <style:style style:name="T610" style:family="text">
      <style:text-properties fo:font-size="14.00pt" fo:font-weight="bold" fo:font-family="Arial" style:font-family-asian="Arial" style:font-family-complex="Arial" fo:background-color="transparent" style:use-window-font-color="true"/>
    </style:style>
    <style:style style:name="T611" style:family="text">
      <style:text-properties fo:font-size="14.00pt" fo:font-weight="bold" fo:font-family="Arial" style:font-family-asian="Arial" style:font-family-complex="Arial" fo:background-color="transparent" style:use-window-font-color="true"/>
    </style:style>
    <style:style style:name="T612" style:family="text">
      <style:text-properties fo:font-size="14.00pt" fo:font-weight="normal" fo:font-family="Arial" style:font-family-asian="Arial" style:font-family-complex="Arial" fo:background-color="transparent" style:use-window-font-color="true"/>
    </style:style>
    <style:style style:name="T613" style:family="text">
      <style:text-properties fo:font-size="14.00pt" fo:font-weight="normal" fo:font-family="Arial" style:font-family-asian="Arial" style:font-family-complex="Arial" fo:background-color="transparent" style:use-window-font-color="true"/>
    </style:style>
    <style:style style:name="P1" style:family="paragraph">
      <style:paragraph-properties fo:line-height="115.00%" fo:text-align="left"/>
    </style:style>
    <style:style style:name="P2" style:family="paragraph">
      <style:paragraph-properties fo:line-height="115.00%" fo:text-align="center"/>
    </style:style>
    <style:style style:name="P3" style:family="paragraph">
      <style:paragraph-properties fo:line-height="115.00%" fo:text-align="right"/>
    </style:style>
    <style:style style:name="P4" style:family="paragraph">
      <style:paragraph-properties fo:line-height="115.00%" fo:text-align="center"/>
    </style:style>
    <style:style style:name="P5" style:family="paragraph">
      <style:paragraph-properties fo:line-height="115.00%" fo:text-align="left"/>
    </style:style>
    <style:style style:name="P6" style:family="paragraph">
      <style:paragraph-properties fo:line-height="115.00%" fo:text-align="justify"/>
    </style:style>
    <style:style style:name="P7" style:family="paragraph">
      <style:paragraph-properties fo:line-height="100.00%" fo:text-align="center" fo:margin-top="12.00pt" fo:margin-bottom="12.00pt"/>
    </style:style>
    <style:style style:name="P8" style:family="paragraph">
      <style:paragraph-properties fo:line-height="100.00%" fo:text-align="left" fo:margin-top="12.00pt" fo:margin-bottom="12.00pt"/>
    </style:style>
    <style:style style:name="P9" style:family="paragraph">
      <style:paragraph-properties fo:line-height="115.00%" fo:text-align="left"/>
    </style:style>
    <style:style style:name="P10" style:family="paragraph">
      <style:paragraph-properties fo:line-height="115.00%" fo:text-align="left" fo:margin-left="36.00pt" fo:text-indent="0.00pt"/>
    </style:style>
    <style:style style:name="P11" style:family="paragraph">
      <style:paragraph-properties fo:line-height="100.00%" fo:text-align="left" fo:margin-top="12.00pt" fo:margin-bottom="12.00pt"/>
    </style:style>
    <text:list-style style:name="L12">
      <text:list-level-style-bullet text:level="1" text:bullet-char="•">
        <style:list-level-properties text:space-before="18.00pt" text:min-label-width="18.00pt"/>
        <style:text-properties fo:font-family="Symbol"/>
      </text:list-level-style-bullet>
    </text:list-style>
    <style:style style:name="P12" style:family="paragraph">
      <style:paragraph-properties fo:line-height="100.00%" fo:text-align="left" fo:margin-top="12.00pt"/>
    </style:style>
    <style:style style:name="P13" style:family="paragraph">
      <style:paragraph-properties fo:line-height="100.00%" fo:text-align="left"/>
    </style:style>
    <style:style style:name="P14" style:family="paragraph">
      <style:paragraph-properties fo:line-height="100.00%" fo:text-align="left" fo:margin-bottom="12.00pt"/>
    </style:style>
    <style:style style:name="P15" style:family="paragraph">
      <style:paragraph-properties fo:line-height="115.00%" fo:text-align="left"/>
    </style:style>
    <style:style style:name="P16" style:family="paragraph">
      <style:paragraph-properties fo:line-height="100.00%" fo:text-align="left" fo:margin-top="12.00pt" fo:margin-bottom="12.00pt"/>
    </style:style>
    <text:list-style style:name="L17">
      <text:list-level-style-bullet text:level="1" text:bullet-char="•">
        <style:list-level-properties text:space-before="54.00pt" text:min-label-width="18.00pt"/>
        <style:text-properties fo:font-family="Symbol"/>
      </text:list-level-style-bullet>
    </text:list-style>
    <style:style style:name="P17" style:family="paragraph">
      <style:paragraph-properties fo:line-height="100.00%" fo:text-align="left" fo:margin-top="12.00pt"/>
    </style:style>
    <style:style style:name="P18" style:family="paragraph">
      <style:paragraph-properties fo:line-height="100.00%" fo:text-align="left" fo:margin-bottom="12.00pt"/>
    </style:style>
    <style:style style:name="P19" style:family="paragraph">
      <style:paragraph-properties fo:line-height="100.00%" fo:text-align="left" fo:margin-left="72.00pt" fo:text-indent="0.00pt" fo:margin-top="12.00pt" fo:margin-bottom="12.00pt"/>
    </style:style>
    <style:style style:name="P20" style:family="paragraph">
      <style:paragraph-properties fo:line-height="115.00%" fo:text-align="lef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00.00%" fo:text-align="left" fo:margin-top="12.00pt" fo:margin-bottom="12.00pt"/>
    </style:style>
    <style:style style:name="P22" style:family="paragraph">
      <style:paragraph-properties fo:line-height="100.00%" fo:text-align="left" fo:margin-left="36.00pt" fo:text-indent="0.00pt" fo:margin-top="12.00pt" fo:margin-bottom="12.00pt"/>
    </style:style>
    <style:style style:name="P23" style:family="paragraph">
      <style:paragraph-properties fo:line-height="100.00%" fo:text-align="left" fo:margin-top="12.00pt" fo:margin-bottom="12.00pt"/>
    </style:style>
    <text:list-style style:name="L24">
      <text:list-level-style-bullet text:level="1" text:bullet-char="•">
        <style:list-level-properties text:space-before="18.00pt" text:min-label-width="18.00pt"/>
        <style:text-properties fo:font-family="Symbol"/>
      </text:list-level-style-bullet>
    </text:list-style>
    <style:style style:name="P24" style:family="paragraph">
      <style:paragraph-properties fo:line-height="100.00%" fo:text-align="left" fo:margin-top="12.00pt" fo:margin-bottom="12.00pt"/>
    </style:style>
    <style:style style:name="P25" style:family="paragraph">
      <style:paragraph-properties fo:line-height="115.00%" fo:text-align="left" fo:margin-left="36.00pt" fo:text-indent="0.00pt"/>
    </style:style>
    <text:list-style style:name="L26">
      <text:list-level-style-bullet text:level="1" text:bullet-char="•">
        <style:list-level-properties text:space-before="18.00pt" text:min-label-width="18.00pt"/>
        <style:text-properties fo:font-family="Symbol"/>
      </text:list-level-style-bullet>
    </text:list-style>
    <style:style style:name="P26" style:family="paragraph">
      <style:paragraph-properties fo:line-height="115.00%" fo:text-align="left"/>
    </style:style>
    <style:style style:name="P27" style:family="paragraph">
      <style:paragraph-properties fo:line-height="115.00%" fo:text-align="left" fo:margin-left="36.00pt" fo:text-indent="0.00pt"/>
    </style:style>
    <style:style style:name="P28" style:family="paragraph">
      <style:paragraph-properties fo:line-height="115.00%" fo:text-align="left"/>
    </style:style>
    <style:style style:name="P29" style:family="paragraph">
      <style:paragraph-properties fo:line-height="115.00%" fo:text-align="left" fo:margin-left="36.00pt" fo:text-indent="0.00pt"/>
    </style:style>
    <style:style style:name="P30" style:family="paragraph">
      <style:paragraph-properties fo:line-height="115.00%" fo:text-align="left"/>
    </style:style>
    <text:list-style style:name="L31">
      <text:list-level-style-bullet text:level="1" text:bullet-char="•">
        <style:list-level-properties text:space-before="18.00pt" text:min-label-width="18.00pt"/>
        <style:text-properties fo:font-family="Symbol"/>
      </text:list-level-style-bullet>
    </text:list-style>
    <style:style style:name="P31" style:family="paragraph">
      <style:paragraph-properties fo:line-height="115.00%" fo:text-align="left"/>
    </style:style>
    <style:style style:name="P32" style:family="paragraph">
      <style:paragraph-properties fo:line-height="115.00%" fo:text-align="left"/>
    </style:style>
    <style:style style:name="P33" style:family="paragraph">
      <style:paragraph-properties fo:line-height="115.00%" fo:text-align="left" fo:margin-left="36.00pt" fo:text-indent="0.00pt"/>
    </style:style>
    <style:style style:name="P34" style:family="paragraph">
      <style:paragraph-properties fo:line-height="115.00%" fo:text-align="left"/>
    </style:style>
    <text:list-style style:name="L35">
      <text:list-level-style-bullet text:level="1" text:bullet-char="•">
        <style:list-level-properties text:space-before="18.00pt" text:min-label-width="18.00pt"/>
        <style:text-properties fo:font-family="Symbol"/>
      </text:list-level-style-bullet>
    </text:list-style>
    <style:style style:name="P35" style:family="paragraph">
      <style:paragraph-properties fo:line-height="115.00%" fo:text-align="left"/>
    </style:style>
    <style:style style:name="P36" style:family="paragraph">
      <style:paragraph-properties fo:line-height="115.00%" fo:text-align="left" fo:margin-left="36.00pt" fo:text-indent="0.00pt"/>
    </style:style>
    <style:style style:name="P37" style:family="paragraph">
      <style:paragraph-properties fo:line-height="115.00%" fo:text-align="left"/>
    </style:style>
    <text:list-style style:name="L38">
      <text:list-level-style-bullet text:level="1" text:bullet-char="•">
        <style:list-level-properties text:space-before="18.00pt" text:min-label-width="18.00pt"/>
        <style:text-properties fo:font-family="Symbol"/>
      </text:list-level-style-bullet>
    </text:list-style>
    <style:style style:name="P38" style:family="paragraph">
      <style:paragraph-properties fo:line-height="115.00%" fo:text-align="left"/>
    </style:style>
    <style:style style:name="P39" style:family="paragraph">
      <style:paragraph-properties fo:line-height="115.00%" fo:text-align="left"/>
    </style:style>
    <style:style style:name="P40" style:family="paragraph">
      <style:paragraph-properties fo:line-height="115.00%" fo:text-align="left" fo:margin-left="36.00pt" fo:text-indent="0.00pt"/>
    </style:style>
    <style:style style:name="P41" style:family="paragraph">
      <style:paragraph-properties fo:line-height="115.00%" fo:text-align="left"/>
    </style:style>
    <text:list-style style:name="L42">
      <text:list-level-style-bullet text:level="1" text:bullet-char="•">
        <style:list-level-properties text:space-before="18.00pt" text:min-label-width="18.00pt"/>
        <style:text-properties fo:font-family="Symbol"/>
      </text:list-level-style-bullet>
    </text:list-style>
    <style:style style:name="P42" style:family="paragraph">
      <style:paragraph-properties fo:line-height="115.00%" fo:text-align="left"/>
    </style:style>
    <style:style style:name="P43" style:family="paragraph">
      <style:paragraph-properties fo:line-height="115.00%" fo:text-align="left"/>
    </style:style>
    <style:style style:name="P44" style:family="paragraph">
      <style:paragraph-properties fo:line-height="100.00%" fo:text-align="left" fo:margin-top="12.00pt"/>
    </style:style>
    <text:list-style style:name="L45">
      <text:list-level-style-bullet text:level="1" text:bullet-char="•">
        <style:list-level-properties text:space-before="18.00pt" text:min-label-width="18.00pt"/>
        <style:text-properties fo:font-family="Symbol"/>
      </text:list-level-style-bullet>
    </text:list-style>
    <style:style style:name="P45" style:family="paragraph">
      <style:paragraph-properties fo:line-height="100.00%" fo:text-align="left" fo:margin-top="12.00pt"/>
    </style:style>
    <style:style style:name="P46" style:family="paragraph">
      <style:paragraph-properties fo:line-height="100.00%" fo:text-align="left"/>
    </style:style>
    <style:style style:name="P47" style:family="paragraph">
      <style:paragraph-properties fo:line-height="115.00%" fo:text-align="left"/>
    </style:style>
    <style:style style:name="P48" style:family="paragraph">
      <style:paragraph-properties fo:line-height="100.00%" fo:text-align="left"/>
    </style:style>
    <style:style style:name="P49" style:family="paragraph">
      <style:paragraph-properties fo:line-height="100.00%" fo:text-align="left" fo:margin-top="12.00pt"/>
    </style:style>
    <style:style style:name="P50" style:family="paragraph">
      <style:paragraph-properties fo:line-height="115.00%" fo:text-align="left"/>
    </style:style>
    <style:style style:name="P51" style:family="paragraph">
      <style:paragraph-properties fo:line-height="100.00%" fo:text-align="left" fo:margin-top="12.00pt"/>
    </style:style>
    <text:list-style style:name="L52">
      <text:list-level-style-bullet text:level="1" text:bullet-char="•">
        <style:list-level-properties text:space-before="18.00pt" text:min-label-width="18.00pt"/>
        <style:text-properties fo:font-family="Symbol"/>
      </text:list-level-style-bullet>
    </text:list-style>
    <style:style style:name="P52" style:family="paragraph">
      <style:paragraph-properties fo:line-height="100.00%" fo:text-align="left" fo:margin-top="12.00pt"/>
    </style:style>
    <style:style style:name="P53" style:family="paragraph">
      <style:paragraph-properties fo:line-height="115.00%" fo:text-align="left"/>
    </style:style>
    <style:style style:name="P54" style:family="paragraph">
      <style:paragraph-properties fo:line-height="100.00%" fo:text-align="left" fo:margin-top="12.00pt"/>
    </style:style>
    <text:list-style style:name="L55">
      <text:list-level-style-bullet text:level="1" text:bullet-char="•">
        <style:list-level-properties text:space-before="18.00pt" text:min-label-width="18.00pt"/>
        <style:text-properties fo:font-family="Symbol"/>
      </text:list-level-style-bullet>
    </text:list-style>
    <style:style style:name="P55" style:family="paragraph">
      <style:paragraph-properties fo:line-height="100.00%" fo:text-align="left" fo:margin-top="12.00pt"/>
    </style:style>
    <style:style style:name="P56" style:family="paragraph">
      <style:paragraph-properties fo:line-height="100.00%" fo:text-align="left"/>
    </style:style>
    <style:style style:name="P57" style:family="paragraph">
      <style:paragraph-properties fo:line-height="100.00%" fo:text-align="left" fo:margin-top="12.00pt"/>
    </style:style>
    <text:list-style style:name="L58">
      <text:list-level-style-bullet text:level="1" text:bullet-char="•">
        <style:list-level-properties text:space-before="18.00pt" text:min-label-width="18.00pt"/>
        <style:text-properties fo:font-family="Symbol"/>
      </text:list-level-style-bullet>
    </text:list-style>
    <style:style style:name="P58" style:family="paragraph">
      <style:paragraph-properties fo:line-height="100.00%" fo:text-align="left" fo:margin-top="12.00pt"/>
    </style:style>
    <style:style style:name="P59" style:family="paragraph">
      <style:paragraph-properties fo:line-height="115.00%" fo:text-align="left"/>
    </style:style>
    <style:style style:name="P60" style:family="paragraph">
      <style:paragraph-properties fo:line-height="100.00%" fo:text-align="left" fo:margin-top="12.00pt"/>
    </style:style>
    <text:list-style style:name="L61">
      <text:list-level-style-bullet text:level="1" text:bullet-char="•">
        <style:list-level-properties text:space-before="18.00pt" text:min-label-width="18.00pt"/>
        <style:text-properties fo:font-family="Symbol"/>
      </text:list-level-style-bullet>
    </text:list-style>
    <style:style style:name="P61" style:family="paragraph">
      <style:paragraph-properties fo:line-height="100.00%" fo:text-align="left" fo:margin-top="12.00pt"/>
    </style:style>
    <style:style style:name="P62" style:family="paragraph">
      <style:paragraph-properties fo:line-height="100.00%" fo:text-align="left"/>
    </style:style>
    <style:style style:name="P63" style:family="paragraph">
      <style:paragraph-properties fo:line-height="100.00%" fo:text-align="left" fo:margin-left="36.00pt" fo:text-indent="0.00pt" fo:margin-top="12.00pt"/>
    </style:style>
    <style:style style:name="P64" style:family="paragraph">
      <style:paragraph-properties fo:line-height="100.00%" fo:text-align="left" fo:margin-top="12.00pt"/>
    </style:style>
    <text:list-style style:name="L65">
      <text:list-level-style-bullet text:level="1" text:bullet-char="•">
        <style:list-level-properties text:space-before="18.00pt" text:min-label-width="18.00pt"/>
        <style:text-properties fo:font-family="Symbol"/>
      </text:list-level-style-bullet>
    </text:list-style>
    <style:style style:name="P65" style:family="paragraph">
      <style:paragraph-properties fo:line-height="115.00%" fo:text-align="left"/>
    </style:style>
    <style:style style:name="P66" style:family="paragraph">
      <style:paragraph-properties fo:line-height="115.00%" fo:text-align="left"/>
    </style:style>
    <style:style style:name="P67" style:family="paragraph">
      <style:paragraph-properties fo:line-height="100.00%" fo:text-align="left" fo:margin-top="12.00pt"/>
    </style:style>
    <text:list-style style:name="L68">
      <text:list-level-style-bullet text:level="1" text:bullet-char="•">
        <style:list-level-properties text:space-before="18.00pt" text:min-label-width="18.00pt"/>
        <style:text-properties fo:font-family="Symbol"/>
      </text:list-level-style-bullet>
    </text:list-style>
    <style:style style:name="P68" style:family="paragraph">
      <style:paragraph-properties fo:line-height="100.00%" fo:text-align="left" fo:margin-top="12.00pt"/>
    </style:style>
    <style:style style:name="P69" style:family="paragraph">
      <style:paragraph-properties fo:line-height="100.00%" fo:text-align="left"/>
    </style:style>
    <style:style style:name="P70" style:family="paragraph">
      <style:paragraph-properties fo:line-height="100.00%" fo:text-align="left" fo:margin-top="12.00pt"/>
    </style:style>
    <text:list-style style:name="L71">
      <text:list-level-style-bullet text:level="1" text:bullet-char="•">
        <style:list-level-properties text:space-before="18.00pt" text:min-label-width="18.00pt"/>
        <style:text-properties fo:font-family="Symbol"/>
      </text:list-level-style-bullet>
    </text:list-style>
    <style:style style:name="P71" style:family="paragraph">
      <style:paragraph-properties fo:line-height="115.00%" fo:text-align="left"/>
    </style:style>
    <style:style style:name="P72" style:family="paragraph">
      <style:paragraph-properties fo:line-height="115.00%" fo:text-align="left"/>
    </style:style>
    <text:list-style style:name="L73">
      <text:list-level-style-bullet text:level="1" text:bullet-char="•">
        <style:list-level-properties text:space-before="18.00pt" text:min-label-width="18.00pt"/>
        <style:text-properties fo:font-family="Symbol"/>
      </text:list-level-style-bullet>
    </text:list-style>
    <style:style style:name="P73" style:family="paragraph">
      <style:paragraph-properties fo:line-height="115.00%" fo:text-align="left"/>
    </style:style>
    <style:style style:name="P74" style:family="paragraph">
      <style:paragraph-properties fo:line-height="115.00%" fo:text-align="left"/>
    </style:style>
    <style:style style:name="P75" style:family="paragraph">
      <style:paragraph-properties fo:line-height="115.00%" fo:text-align="left" fo:margin-left="36.00pt" fo:text-indent="0.00pt"/>
    </style:style>
    <style:style style:name="P76" style:family="paragraph">
      <style:paragraph-properties fo:line-height="115.00%" fo:text-align="left"/>
    </style:style>
    <text:list-style style:name="L77">
      <text:list-level-style-bullet text:level="1" text:bullet-char="•">
        <style:list-level-properties text:space-before="18.00pt" text:min-label-width="18.00pt"/>
        <style:text-properties fo:font-family="Symbol"/>
      </text:list-level-style-bullet>
    </text:list-style>
    <style:style style:name="P77" style:family="paragraph">
      <style:paragraph-properties fo:line-height="115.00%" fo:text-align="left"/>
    </style:style>
    <style:style style:name="P78" style:family="paragraph">
      <style:paragraph-properties fo:line-height="115.00%" fo:text-align="left"/>
    </style:style>
    <text:list-style style:name="L79">
      <text:list-level-style-bullet text:level="1" text:bullet-char="•">
        <style:list-level-properties text:space-before="18.00pt" text:min-label-width="18.00pt"/>
        <style:text-properties fo:font-family="Symbol"/>
      </text:list-level-style-bullet>
    </text:list-style>
    <style:style style:name="P79" style:family="paragraph">
      <style:paragraph-properties fo:line-height="115.00%" fo:text-align="left"/>
    </style:style>
    <style:style style:name="P80" style:family="paragraph">
      <style:paragraph-properties fo:line-height="115.00%" fo:text-align="left"/>
    </style:style>
    <style:style style:name="P81" style:family="paragraph">
      <style:paragraph-properties fo:line-height="100.00%" fo:text-align="left"/>
    </style:style>
    <style:style style:name="P82" style:family="paragraph">
      <style:paragraph-properties fo:line-height="115.00%" fo:text-align="left"/>
    </style:style>
    <text:list-style style:name="L83">
      <text:list-level-style-bullet text:level="1" text:bullet-char="•">
        <style:list-level-properties text:space-before="18.00pt" text:min-label-width="18.00pt"/>
        <style:text-properties fo:font-family="Symbol"/>
      </text:list-level-style-bullet>
    </text:list-style>
    <style:style style:name="P83" style:family="paragraph">
      <style:paragraph-properties fo:line-height="115.00%" fo:text-align="left"/>
    </style:style>
    <style:style style:name="P84" style:family="paragraph">
      <style:paragraph-properties fo:line-height="115.00%" fo:text-align="left"/>
    </style:style>
    <style:style style:name="P85" style:family="paragraph">
      <style:paragraph-properties fo:line-height="115.00%" fo:text-align="left" fo:margin-left="36.00pt" fo:text-indent="0.00pt"/>
    </style:style>
    <style:style style:name="P86" style:family="paragraph">
      <style:paragraph-properties fo:line-height="115.00%" fo:text-align="left"/>
    </style:style>
    <style:style style:name="P87" style:family="paragraph">
      <style:paragraph-properties fo:line-height="115.00%" fo:text-align="left" fo:margin-left="36.00pt" fo:text-indent="0.00pt"/>
    </style:style>
    <style:style style:name="P88" style:family="paragraph">
      <style:paragraph-properties fo:line-height="115.00%" fo:text-align="left"/>
    </style:style>
    <style:style style:name="P89" style:family="paragraph">
      <style:paragraph-properties fo:line-height="115.00%" fo:text-align="left" fo:margin-left="36.00pt" fo:text-indent="0.00pt"/>
    </style:style>
    <style:style style:name="P90" style:family="paragraph">
      <style:paragraph-properties fo:line-height="115.00%" fo:text-align="left"/>
    </style:style>
    <style:style style:name="P91" style:family="paragraph">
      <style:paragraph-properties fo:line-height="115.00%" fo:text-align="left" fo:margin-left="36.00pt" fo:text-indent="0.00pt"/>
    </style:style>
    <style:style style:name="P92" style:family="paragraph">
      <style:paragraph-properties fo:line-height="115.00%" fo:text-align="left"/>
    </style:style>
    <style:style style:name="P93" style:family="paragraph">
      <style:paragraph-properties fo:line-height="115.00%" fo:text-align="left" fo:margin-left="36.00pt" fo:text-indent="0.00pt"/>
    </style:style>
    <style:style style:name="P94" style:family="paragraph">
      <style:paragraph-properties fo:line-height="115.00%" fo:text-align="left"/>
    </style:style>
    <text:list-style style:name="L95">
      <text:list-level-style-bullet text:level="1" text:bullet-char="•">
        <style:list-level-properties text:space-before="18.00pt" text:min-label-width="18.00pt"/>
        <style:text-properties fo:font-family="Symbol"/>
      </text:list-level-style-bullet>
    </text:list-style>
    <style:style style:name="P95" style:family="paragraph">
      <style:paragraph-properties fo:line-height="115.00%" fo:text-align="left"/>
    </style:style>
    <style:style style:name="P96" style:family="paragraph">
      <style:paragraph-properties fo:line-height="115.00%" fo:text-align="left"/>
    </style:style>
    <style:style style:name="P97" style:family="paragraph">
      <style:paragraph-properties fo:line-height="115.00%" fo:text-align="left" fo:margin-left="36.00pt" fo:text-indent="0.00pt"/>
    </style:style>
    <style:style style:name="P98" style:family="paragraph">
      <style:paragraph-properties fo:line-height="115.00%" fo:text-align="left"/>
    </style:style>
    <text:list-style style:name="L99">
      <text:list-level-style-bullet text:level="1" text:bullet-char="•">
        <style:list-level-properties text:space-before="18.00pt" text:min-label-width="18.00pt"/>
        <style:text-properties fo:font-family="Symbol"/>
      </text:list-level-style-bullet>
    </text:list-style>
    <style:style style:name="P99" style:family="paragraph">
      <style:paragraph-properties fo:line-height="115.00%" fo:text-align="left"/>
    </style:style>
    <style:style style:name="P100" style:family="paragraph">
      <style:paragraph-properties fo:line-height="115.00%" fo:text-align="left"/>
    </style:style>
    <style:style style:name="P101" style:family="paragraph">
      <style:paragraph-properties fo:line-height="100.00%" fo:text-align="left" fo:margin-top="12.00pt"/>
    </style:style>
    <style:style style:name="P102" style:family="paragraph">
      <style:paragraph-properties fo:line-height="115.00%" fo:text-align="left"/>
    </style:style>
    <style:style style:name="P103" style:family="paragraph">
      <style:paragraph-properties fo:line-height="100.00%" fo:text-align="left" fo:margin-top="12.00pt"/>
    </style:style>
    <style:style style:name="P104" style:family="paragraph">
      <style:paragraph-properties fo:line-height="115.00%" fo:text-align="left"/>
    </style:style>
    <text:list-style style:name="L105">
      <text:list-level-style-bullet text:level="1" text:bullet-char="•">
        <style:list-level-properties text:space-before="18.00pt" text:min-label-width="18.00pt"/>
        <style:text-properties fo:font-family="Symbol"/>
      </text:list-level-style-bullet>
    </text:list-style>
    <style:style style:name="P105" style:family="paragraph">
      <style:paragraph-properties fo:line-height="115.00%" fo:text-align="left"/>
    </style:style>
    <style:style style:name="P106" style:family="paragraph">
      <style:paragraph-properties fo:line-height="115.00%" fo:text-align="left"/>
    </style:style>
    <text:list-style style:name="L107">
      <text:list-level-style-bullet text:level="1" text:bullet-char="•">
        <style:list-level-properties text:space-before="18.00pt" text:min-label-width="18.00pt"/>
        <style:text-properties fo:font-family="Symbol"/>
      </text:list-level-style-bullet>
    </text:list-style>
    <style:style style:name="P107" style:family="paragraph">
      <style:paragraph-properties fo:line-height="115.00%" fo:text-align="left"/>
    </style:style>
    <style:style style:name="P108" style:family="paragraph">
      <style:paragraph-properties fo:line-height="115.00%" fo:text-align="left"/>
    </style:style>
  </office:automatic-styles>
  <office:body>
    <office:text>
      <text:p text:style-name="P1"><text:span text:style-name="T1"/></text:p>
      <text:p text:style-name="P2"><draw:frame text:anchor-type="as-char" svg:width="82.55mm" svg:height="30.69mm" style:rel-width="scale" style:rel-height="scale"><draw:object-ole xlink:href="OleObj1"/><draw:image xlink:href="ObjectReplacements/OleObj1"/></draw:frame><text:span text:style-name="T2"><text:s text:c="5"/></text:span><draw:frame text:anchor-type="as-char" svg:width="52.39mm" svg:height="43.13mm" style:rel-width="scale" style:rel-height="scale"><draw:object-ole xlink:href="OleObj2"/><draw:image xlink:href="ObjectReplacements/OleObj2"/></draw:frame><text:span text:style-name="T2"><text:s text:c="14"/></text:span></text:p>
      <text:p text:style-name="P2"><text:span text:style-name="T3"/></text:p>
      <text:p text:style-name="P2"><text:span text:style-name="T3"/></text:p>
      <text:p text:style-name="P2"><text:span text:style-name="T3"/></text:p>
      <text:p text:style-name="P2"><text:span text:style-name="T4">Τεχνολογία Λογισμικού</text:span></text:p>
      <text:p text:style-name="P2"><text:span text:style-name="T5">ΕΑΡΙΝΟ ΕΞΑΜΗΝΟ 2022-2023</text:span></text:p>
      <text:p text:style-name="P3"><text:span text:style-name="T6"><text:tab/></text:span></text:p>
      <text:p text:style-name="P4"><draw:frame text:anchor-type="as-char" svg:width="49.21mm" svg:height="49.21mm" style:rel-width="scale" style:rel-height="scale"><draw:object-ole xlink:href="OleObj3"/><draw:image xlink:href="ObjectReplacements/OleObj3"/></draw:frame><text:span text:style-name="T7"/></text:p>
      <text:p text:style-name="P4"><text:span text:style-name="T7"/></text:p>
      <text:p text:style-name="P5"><text:span text:style-name="T8"><text:s text:c="40"/></text:span></text:p>
      <text:p text:style-name="P6"><text:span text:style-name="T8"><text:s text:c="26"/></text:span></text:p>
      <text:p text:style-name="P6"><text:span text:style-name="T8"><text:s text:c="31"/></text:span><text:span text:style-name="T9">Use cases-v0.3</text:span></text:p>
      <text:p text:style-name="P7"><text:span text:style-name="T10"><text:s text:c="8"/>Contributors:<text:s text:c="2"/></text:span><text:span text:style-name="T11">Ιωάννης Διπλούδης,Μαύρα Πολυδώρου,Μιχάλης Θεοδώρου</text:span><text:span text:style-name="T12">,</text:span><text:span text:style-name="T13">Σπύρος Βλάχος,Χρήστος Φραγκούλης</text:span><text:span text:style-name="T14"><text:s text:c="4"/></text:span></text:p>
      <text:p text:style-name="P8"><text:span text:style-name="T15"><text:s text:c="10"/></text:span><text:span text:style-name="T16"/></text:p>
      <text:p text:style-name="P9"><text:span text:style-name="T17"/></text:p>
      <text:p text:style-name="P9"><text:span text:style-name="T17"/></text:p>
      <text:p text:style-name="P10"><text:span text:style-name="T17"/></text:p>
      <text:p text:style-name="P10"><text:span text:style-name="T17"/></text:p>
      <text:p text:style-name="P11"><text:span text:style-name="T18">Μέλη</text:span></text:p>
      <text:list text:style-name="L12">
        <text:list-item>
          <text:p text:style-name="P12"><text:span text:style-name="T19"><text:s/></text:span><text:span text:style-name="T20">Βλάχος Σπύρος<text:s text:c="2"/>ΑΜ: 1067377</text:span></text:p>
        </text:list-item>
        <text:list-item>
          <text:p text:style-name="P13"><text:span text:style-name="T20">Διπλούδης Ιωάννης ΑΜ: 1067397</text:span></text:p>
        </text:list-item>
        <text:list-item>
          <text:p text:style-name="P13"><text:span text:style-name="T20">Θεοδώρου Μιχάλης ΑΜ: 1067391</text:span></text:p>
        </text:list-item>
        <text:list-item>
          <text:p text:style-name="P13"><text:span text:style-name="T20">Πολυδώρου Μαύρα ΑΜ: 1064885</text:span></text:p>
        </text:list-item>
        <text:list-item>
          <text:p text:style-name="P14"><text:span text:style-name="T20">Φραγκούλης Χρήστος ΑΜ:1070776</text:span></text:p>
        </text:list-item>
      </text:list>
      <text:p text:style-name="P15"><text:span text:style-name="T21"/></text:p>
      <text:p text:style-name="P15"><text:span text:style-name="T21"/></text:p>
      <text:p text:style-name="P16"><text:span text:style-name="T22">Περιεχόμενα:</text:span></text:p>
      <text:list text:style-name="L17">
        <text:list-item>
          <text:p text:style-name="P17"><text:span text:style-name="T23">Use-case diagram</text:span></text:p>
        </text:list-item>
        <text:list-item>
          <text:p text:style-name="P18"><text:span text:style-name="T24">Ανάλυση Use-cases</text:span></text:p>
        </text:list-item>
      </text:list>
      <text:p text:style-name="P19"><text:span text:style-name="T25">1.1<text:s/></text:span><text:span text:style-name="T26">Αξιολόγηση εμπειρογνώμονα</text:span></text:p>
      <text:p text:style-name="P19"><text:span text:style-name="T27">1.2<text:s/></text:span><text:span text:style-name="T28">Έγκριση-αξιολόγηση για την δημιουργία<text:s text:c="3"/>expert ενός χρήστη</text:span></text:p>
      <text:p text:style-name="P19"><text:span text:style-name="T29">1.3<text:s/></text:span><text:span text:style-name="T30">Δημιουργια δημοπρασιας</text:span></text:p>
      <text:p text:style-name="P19"><text:span text:style-name="T31">1.4<text:s/></text:span><text:span text:style-name="T32">Πρόσληψη εμπειρογνώμονα από buyer</text:span></text:p>
      <text:p text:style-name="P19"><text:span text:style-name="T33">1.5<text:s/></text:span><text:span text:style-name="T34">Εξέλιξη Δημοπρασίας</text:span></text:p>
      <text:p text:style-name="P19"><text:span text:style-name="T35">1.6<text:s/></text:span><text:span text:style-name="T36">Αλλαγή Σε Εταιρικό Προφίλ</text:span></text:p>
      <text:p text:style-name="P19"><text:span text:style-name="T37">1.7<text:s/></text:span><text:span text:style-name="T38">Αναβάθμιση και πρόκληση χρήστη</text:span></text:p>
      <text:p text:style-name="P19"><text:span text:style-name="T39">1.8<text:s/></text:span><text:span text:style-name="T40">Συμμετοχή σε live Δημοπρασία</text:span></text:p>
      <text:p text:style-name="P19"><text:span text:style-name="T41">1.9<text:s/></text:span><text:span text:style-name="T42">Δημιουργία Εκδήλωσης</text:span></text:p>
      <text:p text:style-name="P19"><text:span text:style-name="T43">1.10<text:s/></text:span><text:span text:style-name="T44">Πληρωμή Εμπειρογνώμονα</text:span></text:p>
      <text:p text:style-name="P20"><text:span text:style-name="T45"/></text:p>
      <text:p text:style-name="P20"><text:span text:style-name="T45"/></text:p>
      <text:p text:style-name="P20"><text:span text:style-name="T45"/></text:p>
      <text:list text:style-name="L21">
        <text:list-item>
          <text:p text:style-name="P21"><text:span text:style-name="T46">Use-case diagram</text:span></text:p>
        </text:list-item>
      </text:list>
      <text:p text:style-name="P22"><text:span text:style-name="T47"/></text:p>
      <text:p text:style-name="P22"><text:span text:style-name="T47"/></text:p>
      <text:p text:style-name="P22"><draw:frame text:anchor-type="as-char" svg:width="159.28mm" svg:height="92.08mm" style:rel-width="scale" style:rel-height="scale"><draw:object-ole xlink:href="OleObj4"/><draw:image xlink:href="ObjectReplacements/OleObj4"/></draw:frame><text:span text:style-name="T47"/></text:p>
      <text:p text:style-name="P22"><draw:frame text:anchor-type="as-char" svg:width="166.16mm" svg:height="24.87mm" style:rel-width="scale" style:rel-height="scale"><draw:object-ole xlink:href="OleObj5"/><draw:image xlink:href="ObjectReplacements/OleObj5"/></draw:frame><text:span text:style-name="T47"/></text:p>
      <text:p text:style-name="P22"><text:span text:style-name="T47"/></text:p>
      <text:p text:style-name="P22"><text:span text:style-name="T47"/></text:p>
      <text:p text:style-name="P22"><text:span text:style-name="T47"/></text:p>
      <text:p text:style-name="P22"><text:span text:style-name="T47"/></text:p>
      <text:p text:style-name="P22"><text:span text:style-name="T47"/></text:p>
      <text:p text:style-name="P23"><text:span text:style-name="T47"/></text:p>
      <text:list text:style-name="L24">
        <text:list-item>
          <text:p text:style-name="P24"><text:span text:style-name="T48">Ανάλυση Use-cases</text:span></text:p>
        </text:list-item>
      </text:list>
      <text:p text:style-name="P25"><text:span text:style-name="T49"/></text:p>
      <text:list text:style-name="L26">
        <text:list-item>
          <text:p text:style-name="P26"><text:span text:style-name="T50">Αξιολόγηση χρήστη</text:span></text:p>
        </text:list-item>
      </text:list>
      <text:p text:style-name="P27"><text:span text:style-name="T51"/></text:p>
      <text:p text:style-name="P28"><text:span text:style-name="T52">Σημείωση</text:span><text:span text:style-name="T53">:<text:s/></text:span><text:span text:style-name="T54">Η διαδικασία της αξιολόγησης ενός χρήστη στην εφαρμογή, είναι κοινή για τις περιπτώσεις όπου ο χρήστης είναι εμπειρογνώμονας<text:s text:c="2"/>ή ο πωλητής μιας δημοπρασίας. Παρακάτω αναλύουμε ενδεικτικά μια περίπτωση χρήσης όπου ένας χρήστης σε ρόλο αγοραστή αξιολογεί τον εμπειρογνώμονα με τον οποίο συνεργάστηκε.</text:span></text:p>
      <text:p text:style-name="P29"><text:span text:style-name="T55"/></text:p>
      <text:p text:style-name="P30"><text:span text:style-name="T55"/></text:p>
      <text:p text:style-name="P30"><text:span text:style-name="T56">Τίτλος:</text:span><text:span text:style-name="T57"><text:s/>Αξιολόγηση εμπειρογνώμονα</text:span></text:p>
      <text:p text:style-name="P30"><text:span text:style-name="T58">Σενάριο:<text:s/></text:span><text:span text:style-name="T59">Ένας χρήστης του συστήματος μετά την πρόσληψη ενός εμπειρογνώμονα,επιθυμεί να τον αξιολογήσει με την προσθήκη σχολίου και βαθμολογίας στο προφίλ του </text:span></text:p>
      <text:p text:style-name="P30"><text:span text:style-name="T60">Ηθοποιός:</text:span><text:span text:style-name="T61">Χρήστης σε ρόλο αγοραστή</text:span></text:p>
      <text:p text:style-name="P30"><text:span text:style-name="T62">Στόχος:<text:s/></text:span><text:span text:style-name="T63">Επιτυχής προσθήκη σχολίου και βαθμολογίας</text:span></text:p>
      <text:p text:style-name="P30"><text:span text:style-name="T64"/></text:p>
      <text:p text:style-name="P30"><text:span text:style-name="T64"/></text:p>
      <text:p text:style-name="P30"><text:span text:style-name="T65">Βασική ροή</text:span></text:p>
      <text:p text:style-name="P30"><text:span text:style-name="T66"/></text:p>
      <text:list text:style-name="L31">
        <text:list-item>
          <text:p text:style-name="P31"><text:span text:style-name="T67">Ο χρήστης<text:s text:c="2"/>από το πλάγιο μενού επιλέγει το “My Account” και το σύστημα εμφανίζει την σελίδα προφίλ του με όλες τις διαθέσιμες πληροφορίες που έχει υποβάλει</text:span></text:p>
        </text:list-item>
        <text:list-item>
          <text:p text:style-name="P31"><text:span text:style-name="T67">Ο χρήστης επιλέγει τον εμπειρογνώμονα που επιθυμεί να αξιολογήσει απο την λίστα “Cooperations”</text:span></text:p>
        </text:list-item>
        <text:list-item>
          <text:p text:style-name="P31"><text:span text:style-name="T67">Το σύστημα οδηγεί τον χρήστη στο προφίλ του εμπειρογνώμονα </text:span></text:p>
        </text:list-item>
        <text:list-item>
          <text:p text:style-name="P31"><text:span text:style-name="T67">Ο χρήστης πατάει στην επιλογή προσθήκη αξιολόγησης ως εμπειρογνώμονα που υπάρχει στην ίδια σελίδα</text:span></text:p>
        </text:list-item>
        <text:list-item>
          <text:p text:style-name="P31"><text:span text:style-name="T67">Το σύστημα ελέγχει αν ο χρήστης και ο εμπειρογνώμονας προς αξιολόγηση έχουν συνεργαστεί στο παρελθόν</text:span></text:p>
        </text:list-item>
        <text:list-item>
          <text:p text:style-name="P31"><text:span text:style-name="T67">Το σύστημα εγκρίνει το αίτημα,εμφανίζει την σελίδα-φόρμα αξιολόγησης και καλεί τον χρήστη αρχικά να δώσει μία βαθμολογία (απο το 1 μέχρι το 5)</text:span></text:p>
        </text:list-item>
        <text:list-item>
          <text:p text:style-name="P31"><text:span text:style-name="T67">Ο χρήστης βαθμολογεί τον εμπειρογνώμονα και επιλέγει “Συνέχεια”.</text:span></text:p>
        </text:list-item>
        <text:list-item>
          <text:p text:style-name="P31"><text:span text:style-name="T67">Το σύστημα επιβεβαιώνει πως η βαθμολογία είναι έγκυρη σύμφωνα με τους περιορισμούς και εμφανίζει την επόμενη σελίδα με το πλαίσιο για καταχώρηση σχολίων </text:span></text:p>
        </text:list-item>
        <text:list-item>
          <text:p text:style-name="P31"><text:span text:style-name="T67">Ο χρήστης καταχωρεί το σχόλιο του και ολοκληρώνει την διαδικασία αξιολόγησης του εμπειρογνώμονα πατώντας την υποβολή </text:span></text:p>
        </text:list-item>
        <text:list-item>
          <text:p text:style-name="P31"><text:span text:style-name="T67">Το σύστημα ελέγχει αν το σχόλιο είναι σύμφωνο με τους κανόνες και ολοκληρώνει την υποβολή.</text:span></text:p>
        </text:list-item>
        <text:list-item>
          <text:p text:style-name="P31"><text:span text:style-name="T67">Το σύστημα εμφανίζει μήνυμα επιτυχίας στην οθόνη, καταχωρεί το σχόλιο στη λίστα με τις αξιολογήσεις και ανανεώνει το “Consultant<text:s text:c="2"/>Rating” (προσθέτει/αφαιρεί/μένει στάσιμο) σύμφωνα με την βαθμολογία που άφησε ο χρήστης</text:span></text:p>
        </text:list-item>
        <text:list-item>
          <text:p text:style-name="P31"><text:span text:style-name="T67">Το σύστημα επιστρέφει τον χρήστη στην σελίδα προφίλ του εμπειρογνώμονα</text:span></text:p>
        </text:list-item>
      </text:list>
      <text:p text:style-name="P32"><text:span text:style-name="T68"/></text:p>
      <text:p text:style-name="P32"><text:span text:style-name="T69">Εναλλακτική ροή 1</text:span><text:span text:style-name="T70"><text:line-break/></text:span><text:span text:style-name="T71">Περιγραφή:</text:span><text:span text:style-name="T72"><text:s/>Ο χρήστης και ο εμπειρογνώμονας προς αξιολόγηση δεν έχουν συνεργαστεί στο παρελθόν</text:span></text:p>
      <text:p text:style-name="P32"><text:span text:style-name="T73"/></text:p>
      <text:p text:style-name="P32"><text:span text:style-name="T74">5.1.</text:span><text:span text:style-name="T75">α<text:s/></text:span><text:span text:style-name="T76">Το σύστημα δεν εντοπίζει συνεργασία και ειδοποιεί τον χρήστη με μήνυμα σφάλματος </text:span></text:p>
      <text:p text:style-name="P32"><text:span text:style-name="T77">5.1.</text:span><text:span text:style-name="T78">β</text:span><text:span text:style-name="T79"><text:s/>Το σύστημα επιστρέφει τον χρήστη στην αρχική σελίδα</text:span></text:p>
      <text:p text:style-name="P32"><text:span text:style-name="T80"/></text:p>
      <text:p text:style-name="P32"><text:span text:style-name="T81">Εναλλακτική ροή 2</text:span></text:p>
      <text:p text:style-name="P32"><text:span text:style-name="T81">Περιγραφή:</text:span><text:span text:style-name="T82">Η βαθμολογία που καταχωρεί ο χρήστης δεν είναι σύμφωνη με τις προδιαγραφές του συστήματος </text:span></text:p>
      <text:p text:style-name="P32"><text:span text:style-name="T83">7.2.</text:span><text:span text:style-name="T84">α</text:span><text:span text:style-name="T85"><text:s/>Το σύστημα ειδοποιεί τον χρήστη με μήνυμα σφάλματος<text:line-break/></text:span><text:span text:style-name="T86">7.2.β</text:span><text:span text:style-name="T87"><text:s/>Το σύστημα επιστρέφει τον χρήστη πίσω στο παράθυρο αξιολόγησης</text:span></text:p>
      <text:p text:style-name="P32"><text:span text:style-name="T88"/></text:p>
      <text:p text:style-name="P32"><text:span text:style-name="T89">Εναλλακτική ροή 3</text:span></text:p>
      <text:p text:style-name="P32"><text:span text:style-name="T89">Περιγραφή:</text:span><text:span text:style-name="T90"><text:s/>Ο χρήστης αξιολογεί τον εμπειρογνώμονα αλλά χρησιμοποιεί υβριστική γλώσσα στο πεδίο του σχολίου</text:span></text:p>
      <text:p text:style-name="P32"><text:span text:style-name="T91"/></text:p>
      <text:p text:style-name="P32"><text:span text:style-name="T92">10.3</text:span><text:span text:style-name="T93"><text:s/></text:span><text:span text:style-name="T94">Το σύστημα ειδοποιεί τον χρήστη με μήνυμα σφάλματος και τον προειδοποιεί. Το σύστημα θέτει το προφίλ του χρήστη “Υπό παρακολούθηση”<text:line-break/></text:span><text:span text:style-name="T95">11.3.</text:span><text:span text:style-name="T96"><text:s/>Το σύστημα επιστρέφει τον χρήστη πίσω στο παράθυρο αξιολόγησης</text:span></text:p>
      <text:p text:style-name="P32"><text:span text:style-name="T97"/></text:p>
      <text:p text:style-name="P32"><text:span text:style-name="T98">Εναλλακτική ροή 4</text:span></text:p>
      <text:p text:style-name="P32"><text:span text:style-name="T98">Περιγραφή:</text:span><text:span text:style-name="T99"><text:s/>Ο χρήστης αξιολογεί τον εμπειρογνώμονα αλλά χρησιμοποιεί υβριστική γλώσσα στο απαραίτητο πεδίο του σχολίου ενώ το προφίλ του έχει τεθεί “Υπό παρακολούθηση”</text:span></text:p>
      <text:p text:style-name="P32"><text:span text:style-name="T100"/></text:p>
      <text:p text:style-name="P32"><text:span text:style-name="T101">9.4</text:span><text:span text:style-name="T102">Το σύστημα ειδοποιεί τον χρήστη με μήνυμα σφάλματος και αποκλείει πρόσβαση στον λογαριασμό του για 7 μέρες <text:line-break/></text:span><text:span text:style-name="T103">10.4</text:span><text:span text:style-name="T104"><text:s/>Το σύστημα επιστρέφει τον χρήστη στην σελίδα σύνδεσης της πλατφόρμας Auctioneer</text:span></text:p>
      <text:p text:style-name="P33"><text:span text:style-name="T105"/></text:p>
      <text:p text:style-name="P33"><text:span text:style-name="T105"/></text:p>
      <text:p text:style-name="P33"><text:span text:style-name="T105"/></text:p>
      <text:p text:style-name="P33"><text:span text:style-name="T105"/></text:p>
      <text:p text:style-name="P33"><text:span text:style-name="T105"/></text:p>
      <text:p text:style-name="P33"><text:span text:style-name="T105"/></text:p>
      <text:p text:style-name="P33"><text:span text:style-name="T105"/></text:p>
      <text:p text:style-name="P33"><text:span text:style-name="T105"/></text:p>
      <text:p text:style-name="P33"><text:span text:style-name="T105"/></text:p>
      <text:p text:style-name="P33"><text:span text:style-name="T105"/></text:p>
      <text:p text:style-name="P33"><text:span text:style-name="T105"/></text:p>
      <text:p text:style-name="P33"><text:span text:style-name="T105"/></text:p>
      <text:p text:style-name="P33"><text:span text:style-name="T105"/></text:p>
      <text:p text:style-name="P33"><text:span text:style-name="T105"/></text:p>
      <text:p text:style-name="P33"><text:span text:style-name="T105"/></text:p>
      <text:p text:style-name="P33"><text:span text:style-name="T105"/></text:p>
      <text:p text:style-name="P33"><text:span text:style-name="T105"/></text:p>
      <text:p text:style-name="P33"><text:span text:style-name="T105"/></text:p>
      <text:p text:style-name="P33"><text:span text:style-name="T105"/></text:p>
      <text:p text:style-name="P33"><text:span text:style-name="T105"/></text:p>
      <text:p text:style-name="P34"><text:span text:style-name="T105"/></text:p>
      <text:list text:style-name="L35">
        <text:list-item>
          <text:p text:style-name="P35"><text:span text:style-name="T106">Υποβολή αιτήματος χρήστη για αναβάθμιση σε εμπειρογνώμονα</text:span></text:p>
        </text:list-item>
      </text:list>
      <text:p text:style-name="P36"><text:span text:style-name="T107"/></text:p>
      <text:p text:style-name="P37"><text:span text:style-name="T108">Τίτλος:</text:span><text:span text:style-name="T109"><text:s/>Αίτημα<text:s text:c="2"/>αναβάθμισης σε προφίλ εμπειρογνώμονα</text:span></text:p>
      <text:p text:style-name="P37"><text:span text:style-name="T110">Σενάριο:<text:s/></text:span><text:span text:style-name="T111">Ένας χρήστης επιθυμεί να αποκτήσει δικαιώματα εμπειρογνώμονα στην εφαρμογή οπότε από το προφίλ του επιλέγει το αντίστοιχο πεδίο και το σύστημα κάνει τον απαραίτητο έλεγχο για έγκριση ή απόρριψη</text:span></text:p>
      <text:p text:style-name="P37"><text:span text:style-name="T112">Ηθοποιός:</text:span><text:span text:style-name="T113">Απλός</text:span><text:span text:style-name="T114"><text:s/></text:span><text:span text:style-name="T115">Χρήστης </text:span></text:p>
      <text:p text:style-name="P37"><text:span text:style-name="T116">Στόχος:<text:s/></text:span><text:span text:style-name="T117">Έγκριση του αιτήματος αναβάθμισης σε εμπειρογνώμονα</text:span></text:p>
      <text:p text:style-name="P37"><text:span text:style-name="T118"/></text:p>
      <text:p text:style-name="P37"><text:span text:style-name="T118"/></text:p>
      <text:p text:style-name="P37"><text:span text:style-name="T119">Βασική ροή</text:span></text:p>
      <text:list text:style-name="L38">
        <text:list-item>
          <text:p text:style-name="P38"><text:span text:style-name="T120">Ο χρήστης<text:s text:c="2"/>από το πλάγιο μενού επιλέγει το “My Account” και το σύστημα εμφανίζει την σελίδα προφίλ του με όλες τις διαθέσιμες πληροφορίες που έχει υποβάλει</text:span></text:p>
        </text:list-item>
        <text:list-item>
          <text:p text:style-name="P38"><text:span text:style-name="T120">Ο χρήστης επιλέγει το αίτημα αναβάθμισης σε εμπειρογνώμονα(“Apply for Consultant”) και το σύστημα εμφανίζει την πρώτη σελίδα της αίτησης-φόρμας στην οποία αναγράφονται τα στοιχεία προφίλ του και η δραστηριότητα του στην εφαρμογή</text:span></text:p>
        </text:list-item>
        <text:list-item>
          <text:p text:style-name="P38"><text:span text:style-name="T120">Ο χρήστης επιλέγει συνέχεια και το σύστημα εμφανίζει την επόμενη καρτέλα της αίτησης με πεδία υποχρεωτικά προς συμπλήρωση(ειδίκευση/φύλο/τόπος διαμονής και ΤΚ/αν είναι διαθέσιμος για αξιολογήσεις από κοντά) </text:span></text:p>
        </text:list-item>
        <text:list-item>
          <text:p text:style-name="P38"><text:span text:style-name="T120">Ο χρήστης συμπληρώνει τα υποχρεωτικά πεδία και πατάει συνέχεια </text:span></text:p>
        </text:list-item>
        <text:list-item>
          <text:p text:style-name="P38"><text:span text:style-name="T120">Το σύστημα επιβεβαιώνει ότι έχουν συμπληρωθεί όλα τα υποχρεωτικά πεδία σωστά και εμφανίζει την επόμενη καρτέλα της αίτησης με το πεδίο προς συμπλήρωση βιογραφικού/προϋπηρεσίας ,που προσθέτει κάποιους πόντους στο “User Level”</text:span></text:p>
        </text:list-item>
        <text:list-item>
          <text:p text:style-name="P38"><text:span text:style-name="T120">Ο χρήστης επιλέγει να ανεβάσει ένα αρχείο με το βιογραφικό του στο αντίστοιχο πεδίο με αναγραφόμενο επιτρεπόμενο μέγεθος και επιλέγει συνέχεια</text:span></text:p>
        </text:list-item>
        <text:list-item>
          <text:p text:style-name="P38"><text:span text:style-name="T120">Το σύστημα ελέγχει αν το αρχείο είναι σύμφωνο με τις προδιαγραφές του συστήματος,το εγκρίνει και εμφανίζει την επόμενη σελίδα της αίτησης με την προσθήκη ενός σημειώματος συγκεκριμένου μεγέθους<text:s text:c="2"/>που θα εμφανίζεται στο προφίλ του χρήστη σε περίπτωση έγκρισης της αίτησης </text:span></text:p>
        </text:list-item>
        <text:list-item>
          <text:p text:style-name="P38"><text:span text:style-name="T120">Ο χρήστης συμπληρώνει το κείμενο του και πατάει ολοκλήρωση</text:span></text:p>
        </text:list-item>
        <text:list-item>
          <text:p text:style-name="P38"><text:span text:style-name="T120">Το σύστημα ελέγχει αν το κείμενο είναι σύμφωνο με τις προδιαγραφές και τους κανόνες του συστήματος,το εγκρίνει και εμφανίζει στο χρήστη μήνυμα επιτυχίας ολοκλήρωσης της αίτησης και τον ενημερώνει πως θα ειδοποιηθεί σύντομα για το αποτέλεσμα </text:span></text:p>
        </text:list-item>
        <text:list-item>
          <text:p text:style-name="P38"><text:span text:style-name="T120">Το αίτημα<text:s text:c="2"/>ελέγχεται , εγκρίνεται<text:s text:c="2"/>και το σύστημα στέλνει κατάλληλη ειδοποίηση στον χρήστη</text:span></text:p>
        </text:list-item>
        <text:list-item>
          <text:p text:style-name="P38"><text:span text:style-name="T120">Το σύστημα αλλάζει και διαμορφώνει το προφίλ χρήστη σε προφίλ εμπειρογνώμονα</text:span></text:p>
        </text:list-item>
      </text:list>
      <text:p text:style-name="P39"><text:span text:style-name="T121"/></text:p>
      <text:p text:style-name="P39"><text:span text:style-name="T121"/></text:p>
      <text:p text:style-name="P39"><text:span text:style-name="T121"/></text:p>
      <text:p text:style-name="P39"><text:span text:style-name="T122">Εναλλακτική ροή 1</text:span></text:p>
      <text:p text:style-name="P39"><text:span text:style-name="T122">Περιγραφή:</text:span><text:span text:style-name="T123">Ο χρήστης δεν συμπληρώνει κάποιο από τα υποχρεωτικά πεδία της δεύτερης καρτέλας</text:span></text:p>
      <text:p text:style-name="P39"><text:span text:style-name="T124">5.1<text:s/></text:span><text:span text:style-name="T125">Το σύστημα ειδοποιεί τον χρήστη με μήνυμα παράλειψης του πεδίου </text:span></text:p>
      <text:p text:style-name="P39"><text:span text:style-name="T126"/></text:p>
      <text:p text:style-name="P39"><text:span text:style-name="T127">Εναλλακτική ροή 2</text:span></text:p>
      <text:p text:style-name="P39"><text:span text:style-name="T127">Περιγραφή:</text:span><text:span text:style-name="T128">Ο χρήστης συμπληρώνει ΤΚ που δεν υπάρχει αντιστοιχία</text:span></text:p>
      <text:p text:style-name="P39"><text:span text:style-name="T129">5.2<text:s/></text:span><text:span text:style-name="T130">Το σύστημα ειδοποιεί τον χρήστη με μήνυμα σφάλματος του πεδίου </text:span></text:p>
      <text:p text:style-name="P39"><text:span text:style-name="T131"/></text:p>
      <text:p text:style-name="P39"><text:span text:style-name="T132">Εναλλακτική ροή 3</text:span></text:p>
      <text:p text:style-name="P39"><text:span text:style-name="T132">Περιγραφή:</text:span><text:span text:style-name="T133">Ο χρήστης ανεβάζει αρχείο με το βιογραφικό του μεγαλύτερο από το επιτρεπόμενο </text:span></text:p>
      <text:p text:style-name="P39"><text:span text:style-name="T134">7.3<text:s/></text:span><text:span text:style-name="T135">Το σύστημα ειδοποιεί τον χρήστη με μήνυμα σφάλματος</text:span></text:p>
      <text:p text:style-name="P39"><text:span text:style-name="T136"/></text:p>
      <text:p text:style-name="P39"><text:span text:style-name="T136"/></text:p>
      <text:p text:style-name="P39"><text:span text:style-name="T137">Εναλλακτική ροή 4</text:span></text:p>
      <text:p text:style-name="P39"><text:span text:style-name="T137">Περιγραφή:</text:span><text:span text:style-name="T138">Ο χρήστης γράφει κείμενο με περισσότερες από τις επιτρεπόμενες λέξεις </text:span></text:p>
      <text:p text:style-name="P39"><text:span text:style-name="T139">8.4<text:s/></text:span><text:span text:style-name="T140">Το συστημα δεν επιτρέπει στον χρήστη την εισχώρηση άλλων χαρακτήρων στο κείμενο, αφού έχει φτάσει στο όριο </text:span></text:p>
      <text:p text:style-name="P39"><text:span text:style-name="T141">9.4</text:span><text:span text:style-name="T142"><text:s/></text:span><text:span text:style-name="T143">Το σύστημα τον ειδοποιεί για το επιτρεπόμενο αριθμο χαρακτηρων</text:span></text:p>
      <text:p text:style-name="P39"><text:span text:style-name="T144"/></text:p>
      <text:p text:style-name="P39"><text:span text:style-name="T145">Εναλλακτική ροή 5</text:span></text:p>
      <text:p text:style-name="P39"><text:span text:style-name="T145">Περιγραφή:Το κείμενο που συμπλήρωσε ο χρήστης δεν είναι σύμφωνο με τους κανόνες του συστήματος<text:s text:c="2"/></text:span></text:p>
      <text:p text:style-name="P39"><text:span text:style-name="T146">9.5<text:s/></text:span><text:span text:style-name="T147">Το σύστημα εμφανίζει κατάλληλο μήνυμα σφάλματος στον χρήστη</text:span></text:p>
      <text:p text:style-name="P39"><text:span text:style-name="T148"/></text:p>
      <text:p text:style-name="P39"><text:span text:style-name="T149">Εναλλακτική ροή 6</text:span></text:p>
      <text:p text:style-name="P39"><text:span text:style-name="T149">Περιγραφή:</text:span><text:span text:style-name="T150">Η αίτηση χρήστη δεν εγκρίνεται </text:span></text:p>
      <text:p text:style-name="P39"><text:span text:style-name="T151">10.6<text:s/></text:span><text:span text:style-name="T152">Το σύστημα στέλνει ειδοποίηση απόρριψης στον χρήστη</text:span></text:p>
      <text:p text:style-name="P39"><text:span text:style-name="T153"/></text:p>
      <text:p text:style-name="P39"><text:span text:style-name="T154">Εναλλακτική ροή 7</text:span></text:p>
      <text:p text:style-name="P39"><text:span text:style-name="T154">Περιγραφή:</text:span><text:span text:style-name="T155">Ο χρήστης δεν συμπληρώνει το πεδίο για το βιογραφικό/προϋπηρεσία</text:span><text:span text:style-name="T156"><text:s/></text:span></text:p>
      <text:p text:style-name="P39"><text:span text:style-name="T157">6.7<text:s/></text:span><text:span text:style-name="T158">Το σύστημα εμφανίζει κατάλληλο μήνυμα σφάλματος στον χρήστη</text:span></text:p>
      <text:p text:style-name="P40"><text:span text:style-name="T159"/></text:p>
      <text:p text:style-name="P40"><text:span text:style-name="T159"/></text:p>
      <text:p text:style-name="P40"><text:span text:style-name="T159"/></text:p>
      <text:p text:style-name="P40"><text:span text:style-name="T159"/></text:p>
      <text:p text:style-name="P40"><text:span text:style-name="T159"/></text:p>
      <text:p text:style-name="P40"><text:span text:style-name="T159"/></text:p>
      <text:p text:style-name="P40"><text:span text:style-name="T159"/></text:p>
      <text:p text:style-name="P40"><text:span text:style-name="T159"/></text:p>
      <text:p text:style-name="P40"><text:span text:style-name="T159"/></text:p>
      <text:p text:style-name="P40"><text:span text:style-name="T159"/></text:p>
      <text:p text:style-name="P40"><text:span text:style-name="T159"/></text:p>
      <text:p text:style-name="P40"><text:span text:style-name="T159"/></text:p>
      <text:p text:style-name="P40"><text:span text:style-name="T159"/></text:p>
      <text:p text:style-name="P41"><text:span text:style-name="T159"/></text:p>
      <text:list text:style-name="L42">
        <text:list-item>
          <text:p text:style-name="P42"><text:span text:style-name="T160">Δημιουργία δημοπρασίας</text:span></text:p>
        </text:list-item>
      </text:list>
      <text:p text:style-name="P43"><text:span text:style-name="T161"/></text:p>
      <text:p text:style-name="P43"><text:span text:style-name="T162">Τίτλος:</text:span><text:span text:style-name="T163"><text:s/>Καταχώρηση νέας δημοπρασίας</text:span></text:p>
      <text:p text:style-name="P43"><text:span text:style-name="T164">Σενάριο:<text:s/></text:span><text:span text:style-name="T165">Ένας χρήστης της εφαρμογής επιθυμεί να καταχωρήσει στο σύστημα ένα νέο αντικείμενο για δημοπρασία<text:s/></text:span><text:span text:style-name="T166">Ηθοποιός:</text:span><text:span text:style-name="T167">Χρήστης σε ρόλο πωλητή</text:span></text:p>
      <text:p text:style-name="P43"><text:span text:style-name="T168">Στόχος:<text:s/></text:span><text:span text:style-name="T169">Επιτυχής καταχώρηση νέας δημοπρασίας</text:span></text:p>
      <text:p text:style-name="P43"><text:span text:style-name="T170"/></text:p>
      <text:p text:style-name="P44"><text:span text:style-name="T171">Βασική ροή:</text:span></text:p>
      <text:list text:style-name="L45">
        <text:list-item>
          <text:p text:style-name="P45"><text:span text:style-name="T172">Ο χρήστης επιλέγει από το πλάγιο μενού το “My Auctions” και το σύστημα τον μεταφέρει αντίστοιχα</text:span></text:p>
        </text:list-item>
        <text:list-item>
          <text:p text:style-name="P46"><text:span text:style-name="T172">Ο χρήστης επιλέγει το “Create an auction” και το σύστημα ανοίγει την πρώτη σελίδα της φόρμας με συμπληρωμένα τα πεδία στοιχεία πωλητή με το καταχωρημένο username,όνομα και επώνυμο του χρήστη και την ημερομηνία εκκίνησης της δημοπρασίας με την τρέχουσα ημερομηνία και ώρα</text:span></text:p>
        </text:list-item>
        <text:list-item>
          <text:p text:style-name="P46"><text:span text:style-name="T173">O<text:s/></text:span><text:span text:style-name="T174">χρήστης επιλέγει συνέχεια και το σύστημα εμφανίζει την δεύτερη καρτέλα με υποχρεωτικά πεδία προς συμπλήρωση(τίτλο,περιγραφή,ημερομηνία και ώρα λήξης της δημοπρασίας,τιμή εκκίνησης) </text:span></text:p>
        </text:list-item>
        <text:list-item>
          <text:p text:style-name="P47"><text:span text:style-name="T174">Ο χρήστης συμπληρώνει τα υποχρεωτικά πεδία και επιλέγει συνέχεια<text:s text:c="2"/></text:span></text:p>
        </text:list-item>
        <text:list-item>
          <text:p text:style-name="P47"><text:span text:style-name="T174">Το σύστημα επιβεβαιώνει ότι ο χρήστης έχει συμπληρώσει όλα τα πεδία και εμφανίζει την επόμενη σελίδα της φόρμας με το υποχρεωτικό πεδίο<text:s text:c="2"/>να ανεβάσει ο χρήστης συγκεκριμένο αριθμό φωτογραφιών από το αντικείμενο με αναγραφόμενο επιτρεπόμενο μέγεθος </text:span></text:p>
        </text:list-item>
        <text:list-item>
          <text:p text:style-name="P48"><text:span text:style-name="T174">Ο χρήστης ανεβάζει τις φωτογραφίες και πατάει ολοκλήρωση</text:span></text:p>
        </text:list-item>
        <text:list-item>
          <text:p text:style-name="P48"><text:span text:style-name="T174">Το σύστημα επιβεβαιώνει ότι οι φωτογραφίες σε αριθμό και μέγεθος είναι στα επιτρεπόμενα όρια και το σύστημα του εμφανίζει την επόμενη σελίδα με την προαιρετική επιλογή αν επιθυμεί να καταχωρήσει ποσό για άμεση αγορά</text:span></text:p>
        </text:list-item>
        <text:list-item>
          <text:p text:style-name="P48"><text:span text:style-name="T174">Ο χρήστης συμπληρώνει το ποσό και επιλέγει συνέχεια</text:span></text:p>
        </text:list-item>
        <text:list-item>
          <text:p text:style-name="P48"><text:span text:style-name="T174">Το σύστημα</text:span><text:span text:style-name="T175"><text:s/></text:span><text:span text:style-name="T176">εγκρίνει το ποσό και εμφανίζει την επόμενη σελίδα με την επιλογή αν ο χρήστης έχει προσλάβει εμπειρογνώμονα για την δημοπρασία</text:span></text:p>
        </text:list-item>
        <text:list-item>
          <text:p text:style-name="P48"><text:span text:style-name="T176">Ο χρήστης επιλέγει το πεδίο και το σύστημα ανοίγει το τμήμα με τα στοιχεία του εμπειρογνώμονα και τον κωδικό της αίτησης πρόσληψης του</text:span></text:p>
        </text:list-item>
        <text:list-item>
          <text:p text:style-name="P48"><text:span text:style-name="T176">Ο χρήστης συμπληρώνει τα στοιχεία και επιλέγει συνέχεια</text:span></text:p>
        </text:list-item>
        <text:list-item>
          <text:p text:style-name="P48"><text:span text:style-name="T176">Το<text:s text:c="2"/>σύστημα επιβεβαιώνει πως<text:s/></text:span><text:span text:style-name="T177">το<text:s/></text:span><text:span text:style-name="T178">αίτημα των δύο αυτών χρηστών έχει εγκριθεί και ολοκληρωθεί η πληρωμή και εμφανίζει σε προεπισκόπηση τις πληροφορίες που έχει προηγουμένως συμπληρώσει ο χρήστης</text:span></text:p>
        </text:list-item>
        <text:list-item>
          <text:p text:style-name="P48"><text:span text:style-name="T178">Ο χρήστης επιλέγει ολοκλήρωση και το σύστημα εμφανίζει κατάλληλο μήνυμα επιτυχίας καθως καταχωρεί την δημοπρασία στην λίστα με τον κωδικό της</text:span></text:p>
        </text:list-item>
      </text:list>
      <text:p text:style-name="P49"><text:span text:style-name="T179"/></text:p>
      <text:p text:style-name="P49"><text:span text:style-name="T179"/></text:p>
      <text:p text:style-name="P49"><text:span text:style-name="T180"><text:line-break/></text:span><text:span text:style-name="T181">Εναλλακτική ροή 1</text:span></text:p>
      <text:p text:style-name="P50"><text:span text:style-name="T181">Περιγραφή:</text:span><text:span text:style-name="T182">Ο χρήστης δεν συμπληρώνει κάποιο από τα υποχρεωτικά πεδία της δευτερης σελίδας</text:span></text:p>
      <text:p text:style-name="P50"><text:span text:style-name="T183">5.1<text:s/></text:span><text:span text:style-name="T184">Το σύστημα ειδοποιεί τον χρήστη με μήνυμα παράλειψης του πεδίου </text:span></text:p>
      <text:p text:style-name="P50"><text:span text:style-name="T185"/></text:p>
      <text:p text:style-name="P50"><text:span text:style-name="T186">Εναλλακτική ροή 2</text:span></text:p>
      <text:p text:style-name="P50"><text:span text:style-name="T186">Περιγραφή:</text:span><text:span text:style-name="T187">Ο χρήστης συμπληρώνει λάθος κάποιο από τα υποχρεωτικά πεδία της δεύτερης καρτέλας</text:span></text:p>
      <text:p text:style-name="P50"><text:span text:style-name="T188">5.2<text:s/></text:span><text:span text:style-name="T189">Το σύστημα ειδοποιεί τον χρήστη με μήνυμα σφάλματος του πεδίου </text:span></text:p>
      <text:p text:style-name="P50"><text:span text:style-name="T190"/></text:p>
      <text:p text:style-name="P50"><text:span text:style-name="T191">Εναλλακτική ροή 3</text:span></text:p>
      <text:p text:style-name="P50"><text:span text:style-name="T191">Περιγραφή:</text:span><text:span text:style-name="T192">Ο χρήστης ανεβάζει περισσότερες φωτογραφίες από τις επιτρεπόμενες </text:span></text:p>
      <text:p text:style-name="P50"><text:span text:style-name="T193">7.3<text:s/></text:span><text:span text:style-name="T194">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51"><text:span text:style-name="T195"/></text:p>
      <text:p text:style-name="P51"><text:span text:style-name="T195"/></text:p>
      <text:p text:style-name="P51"><text:span text:style-name="T196">Εναλλακτική ροή 4</text:span></text:p>
      <text:p text:style-name="P51"><text:span text:style-name="T197">Περιγραφή:<text:s/></text:span><text:span text:style-name="T198">Ο χρήστης ανεβάζει φωτογραφίες μεγαλύτερες από το επιτρεπόμενο μέγεθος </text:span></text:p>
      <text:p text:style-name="P51"><text:span text:style-name="T199">7.4<text:s/></text:span><text:span text:style-name="T200">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51"><text:span text:style-name="T201"/></text:p>
      <text:p text:style-name="P51"><text:span text:style-name="T202">Εναλλακτική ροή 5</text:span></text:p>
      <text:p text:style-name="P51"><text:span text:style-name="T203">Περιγραφή:<text:s/></text:span><text:span text:style-name="T204">Ο χρήστης ανεβάζει αρχεία στο πεδίο των φωτογραφιών που δεν είναι σύμφωνα με τις προδιαγραφές του συστήματος<text:s text:c="2"/></text:span></text:p>
      <text:p text:style-name="P51"><text:span text:style-name="T205">7.5<text:s/></text:span><text:span text:style-name="T206">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51"><text:span text:style-name="T207"/></text:p>
      <text:p text:style-name="P51"><text:span text:style-name="T208">Εναλλακτική ροή 6</text:span></text:p>
      <text:p text:style-name="P51"><text:span text:style-name="T209">Περιγραφή:<text:s/></text:span><text:span text:style-name="T210">Ο χρήστης δεν καταχωρεί σωστά το πεδίο με την τιμή για άμεση αγορά</text:span></text:p>
      <text:p text:style-name="P51"><text:span text:style-name="T211">10.6<text:s/></text:span><text:span text:style-name="T212">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51"><text:span text:style-name="T213"/></text:p>
      <text:p text:style-name="P51"><text:span text:style-name="T214">Εναλλακτική ροή 7</text:span></text:p>
      <text:p text:style-name="P51"><text:span text:style-name="T214">Π</text:span><text:span text:style-name="T215">εριγραφή:<text:s/></text:span><text:span text:style-name="T216">Ο χρήστης επιλέγει επεξεργασία πληροφοριών στην καρτέλα προεπισκόπησης </text:span></text:p>
      <text:p text:style-name="P51"><text:span text:style-name="T217">14.7<text:s/></text:span><text:span text:style-name="T218">Το σύστημα ανακατευθύνει τον χρήστη στην δεύτερη σελίδα για επεξεργασία των πληροφοριών που επιθυμεί είτε σε αυτή είτε στις επόμενες </text:span></text:p>
      <text:p text:style-name="P51"><text:span text:style-name="T219"/></text:p>
      <text:p text:style-name="P51"><text:span text:style-name="T220">Εναλλακτική ροή 8</text:span></text:p>
      <text:p text:style-name="P51"><text:span text:style-name="T220">Π</text:span><text:span text:style-name="T221">εριγραφή:<text:s/></text:span><text:span text:style-name="T222">Ο χρήστης επιλέγει απόρριψη στην καρτέλα προεπισκόπησης </text:span></text:p>
      <text:p text:style-name="P51"><text:span text:style-name="T223">14.8</text:span><text:span text:style-name="T224"><text:s/></text:span><text:span text:style-name="T225">To<text:s/></text:span><text:span text:style-name="T226">σύστημα ακυρώνει την διαδικασία και επιστρέφει τον χρήστη στην καρτέλα “My Auctions”</text:span></text:p>
      <text:p text:style-name="P51"><text:span text:style-name="T227"/></text:p>
      <text:p text:style-name="P51"><text:span text:style-name="T228">Εναλλακτική ροή 9</text:span></text:p>
      <text:p text:style-name="P51"><text:span text:style-name="T229">Περιγραφή:<text:s/></text:span><text:span text:style-name="T230">Το σύστημα δεν επιβεβαιώνει το αίτημα πρόσληψης εμπειρογνώμονα</text:span></text:p>
      <text:p text:style-name="P51"><text:span text:style-name="T231">14.9</text:span><text:span text:style-name="T232">Το σύστημα ειδοποιεί τον χρήστη με κατάλληλο μήνυμα σφάλματος</text:span></text:p>
      <text:p text:style-name="P51"><text:span text:style-name="T233"/></text:p>
      <text:p text:style-name="P51"><text:span text:style-name="T234">Εναλλακτική ροή 10</text:span></text:p>
      <text:p text:style-name="P51"><text:span text:style-name="T235">Περιγραφή:<text:s/></text:span><text:span text:style-name="T236">Ο χρήστης δεν επιλέγει να συμπληρώσει ποσό για άμεση αγορά</text:span></text:p>
      <text:p text:style-name="P51"><text:span text:style-name="T237">9.10<text:s/></text:span><text:span text:style-name="T238">Το σύστημα εμφανίζει την επόμενη σελίδα με την επιλογή αν ο χρήστης έχει προσλάβει εμπειρογνώμονα για την δημοπρασία</text:span></text:p>
      <text:p text:style-name="P51"><text:span text:style-name="T239"/></text:p>
      <text:p text:style-name="P51"><text:span text:style-name="T239"/></text:p>
      <text:list text:style-name="L52">
        <text:list-item>
          <text:p text:style-name="P52"><text:span text:style-name="T240">Πρόσληψη εμπειρογνώμονα </text:span></text:p>
        </text:list-item>
      </text:list>
      <text:p text:style-name="P53"><text:span text:style-name="T241"/></text:p>
      <text:p text:style-name="P53"><text:span text:style-name="T241"/></text:p>
      <text:p text:style-name="P53"><text:span text:style-name="T242">Σημείωση</text:span><text:span text:style-name="T243">:<text:s/></text:span><text:span text:style-name="T244">Η διαδικασία πρόσληψης εμπειρογνώμονα είτε από χρήστη που επιθυμεί να δημιουργήσει δημοπρασία είτε από χρήστη που επιθυμεί να υποβάλει προσφορά σε μια δημοπρασία είναι κοινή. Παρακάτω αναλύουμε ενδεικτικά μια περίπτωση χρήσης όπου ο χρήστης επιθυμεί να υποβάλει προσφορά.</text:span></text:p>
      <text:p text:style-name="P53"><text:span text:style-name="T245"/></text:p>
      <text:p text:style-name="P53"><text:span text:style-name="T246">Τίτλος:</text:span><text:span text:style-name="T247">Αίτημα πρόσληψης εμπειρογνώμονα</text:span></text:p>
      <text:p text:style-name="P53"><text:span text:style-name="T248">Σενάριο:<text:s/></text:span><text:span text:style-name="T249">Ένας χρήστης επιθυμεί να δημιουργήσει δημοπρασία για ένα αντικείμενο,όμως θέλει να προσλάβει έναν εμπειρογνώμονα για την εκτίμηση της αξίας του </text:span></text:p>
      <text:p text:style-name="P53"><text:span text:style-name="T250">Ηθοποιός:</text:span><text:span text:style-name="T251">Χρήστης σε ρόλο αγοραστή,εμπειρογνώμονας</text:span></text:p>
      <text:p text:style-name="P53"><text:span text:style-name="T252">Στόχος:<text:s/></text:span><text:span text:style-name="T253">Επιτυχής πρόσληψη εμπειρογνώμονα</text:span></text:p>
      <text:p text:style-name="P54"><text:span text:style-name="T254"/></text:p>
      <text:p text:style-name="P54"><text:span text:style-name="T255">Βασική ροή:</text:span></text:p>
      <text:list text:style-name="L55">
        <text:list-item>
          <text:p text:style-name="P55"><text:span text:style-name="T256">Ο χρήστης επιλέγει την λίστα εμπειρογνωμόνων στην σελίδα της δημοπρασία στην οποία έχει εισέλθει και το σύστημα του εμφανίζει όλους τους διαθέσιμους εμπειρογνώμονες της κατηγορίας που ανήκει το αντικείμενο </text:span></text:p>
        </text:list-item>
        <text:list-item>
          <text:p text:style-name="P56"><text:span text:style-name="T256">Ο χρήστης επιλέγει το όνομα του εμπειρογνώμονα που επιθυμεί και το σύστημα του εμφανίζει το προφίλ του με όλες τις διαθέσιμες πληροφορίες για αυτόν</text:span></text:p>
        </text:list-item>
        <text:list-item>
          <text:p text:style-name="P56"><text:span text:style-name="T256">Ο χρήστης επιλέγει το πεδίο πρόσληψης εμπειρογνώμονα και το σύστημα εμφανίζει την αίτηση με τα απαραίτητα στοιχεία προς συμπλήρωση(στοιχεία χρήστη και κωδικός δημοπρασίας)</text:span></text:p>
        </text:list-item>
        <text:list-item>
          <text:p text:style-name="P56"><text:span text:style-name="T256">Ο χρήστης συμπληρώνει τα πεδία και επιλέγει “Συνέχεια” </text:span></text:p>
        </text:list-item>
        <text:list-item>
          <text:p text:style-name="P56"><text:span text:style-name="T256">Το σύστημα βρίσκει ότι υπάρχει δημοπρασία με αυτό τον κωδικό και ελέγχει για τον εναπομείναντα χρόνο της δημοπρασίας</text:span></text:p>
        </text:list-item>
        <text:list-item>
          <text:p text:style-name="P56"><text:span text:style-name="T256">Το σύστημα βρίσκει ότι ο χρόνος είναι επαρκής (χρονικό όριο λήξης δημοπρασίας μεγαλύτερο από μια μέρα) και στέλνει ειδοποίηση με την αίτηση στον εμπειρογνώμονα και κατάλληλο μήνυμα επιτυχίας στον χρήστη</text:span></text:p>
        </text:list-item>
        <text:list-item>
          <text:p text:style-name="P56"><text:span text:style-name="T256">Ο εμπειρογνώμονας αποδέχεται την αίτηση και μια ειδοποίηση αποδοχής στέλνεται στον χρήστη με την επιλογή για direct chat μεταξύ των δύο<text:s text:c="2"/></text:span></text:p>
        </text:list-item>
        <text:list-item>
          <text:p text:style-name="P56"><text:span text:style-name="T256">Ο χρήστης</text:span><text:span text:style-name="T257"><text:s/></text:span><text:span text:style-name="T258">επιλέγει τη δυνατοτητα για direct chat, συντάσσει μήνυμα προς τον εμπειρογνώμονα και το σύστημα αποστέλλει το μήνυμα. Ο εμπειρογνώμονας ειδοποιείται και ενεργεί κατάλληλα</text:span></text:p>
        </text:list-item>
      </text:list>
      <text:p text:style-name="P57"><text:span text:style-name="T259"><text:line-break/></text:span><text:span text:style-name="T260">Εναλλακτική ροή 1</text:span></text:p>
      <text:p text:style-name="P57"><text:span text:style-name="T260">Περιγραφή:</text:span><text:span text:style-name="T261">Ο εμπειρογνώμονας απορρίπτει την αίτηση πρόσληψης του χρήστη</text:span></text:p>
      <text:p text:style-name="P57"><text:span text:style-name="T262">7.1<text:s/></text:span><text:span text:style-name="T263">Το σύστημα στέλνει ειδοποίηση απόρριψης στον χρήστη</text:span><text:span text:style-name="T264"><text:s/></text:span></text:p>
      <text:p text:style-name="P57"><text:span text:style-name="T265"/></text:p>
      <text:p text:style-name="P57"><text:span text:style-name="T266">Εναλλακτική ροή 2</text:span></text:p>
      <text:p text:style-name="P57"><text:span text:style-name="T266">Περιγραφή:</text:span><text:span text:style-name="T267">Το σύστημα βρίσκει ότι δεν υπάρχει καταχωρημένη δημοπρασία με αυτό τον κωδικό</text:span></text:p>
      <text:p text:style-name="P57"><text:span text:style-name="T268">5.2<text:s/></text:span><text:span text:style-name="T269">Το σύστημα εμφανίζει κατάλληλο μήνυμα σφάλματος στον χρήστη και απορρίπτει την αίτηση πρόσληψης <text:line-break/></text:span></text:p>
      <text:p text:style-name="P57"><text:span text:style-name="T270"><text:s/></text:span></text:p>
      <text:p text:style-name="P57"><text:span text:style-name="T271"/></text:p>
      <text:p text:style-name="P57"><text:span text:style-name="T272"><text:line-break/></text:span><text:span text:style-name="T273">Εναλλακτική ροή 3</text:span></text:p>
      <text:p text:style-name="P57"><text:span text:style-name="T273">Περιγραφή:</text:span><text:span text:style-name="T274">Ο εναπομείναντας χρόνος της δημοπρασίας δεν είναι επαρκής</text:span></text:p>
      <text:p text:style-name="P57"><text:span text:style-name="T275">6.3<text:s/></text:span><text:span text:style-name="T276">Το σύστημα εμφανίζει κατάλληλο μήνυμα σφάλματος στον χρήστη και απορρίπτει την αίτηση πρόσληψης </text:span></text:p>
      <text:p text:style-name="P57"><text:span text:style-name="T277"/></text:p>
      <text:p text:style-name="P57"><text:span text:style-name="T278">Εναλλακτική ροή 4:</text:span></text:p>
      <text:p text:style-name="P57"><text:span text:style-name="T278">Περιγραφή:</text:span><text:span text:style-name="T279">Ο εμπειρογνώμονας δεν αποδέχεται το μήνυμα </text:span></text:p>
      <text:p text:style-name="P57"><text:span text:style-name="T280"><text:s/>9.1<text:s/></text:span><text:span text:style-name="T281">Το σύστημα ακυρώνει το αίτημα πρόσληψης και στέλνει αντίστοιχη ειδοποίηση ακύρωσης στον χρήστη </text:span></text:p>
      <text:p text:style-name="P57"><text:span text:style-name="T282"/></text:p>
      <text:p text:style-name="P57"><text:span text:style-name="T283"><text:line-break/></text:span></text:p>
      <text:p text:style-name="P57"><text:span text:style-name="T284"/></text:p>
      <text:p text:style-name="P57"><text:span text:style-name="T284"/></text:p>
      <text:list text:style-name="L58">
        <text:list-item>
          <text:p text:style-name="P58"><text:span text:style-name="T285">Εξέλιξη Δημοπρασίας</text:span></text:p>
        </text:list-item>
      </text:list>
      <text:p text:style-name="P59"><text:span text:style-name="T286"/></text:p>
      <text:p text:style-name="P59"><text:span text:style-name="T287">Τίτλος:</text:span><text:span text:style-name="T288">Υποβολή προσφοράς σε μια δημοπρασία</text:span></text:p>
      <text:p text:style-name="P59"><text:span text:style-name="T289">Σενάριο:<text:s/></text:span><text:span text:style-name="T290">Ένας χρήστης επιθυμεί να συμμετάσχει σε μια δημοπρασία υποβάλλοντας προσφορά για το αντικείμενο </text:span></text:p>
      <text:p text:style-name="P59"><text:span text:style-name="T291">Ηθοποιός:</text:span><text:span text:style-name="T292">Χρήστης σε ρόλο πωλητή,χρήστης σε ρόλο αγοραστή</text:span></text:p>
      <text:p text:style-name="P59"><text:span text:style-name="T293">Στόχος:<text:s/></text:span><text:span text:style-name="T294">Επιτυχής υποβολή προσφοράς και κατοχύρωση του αντικειμένου</text:span><text:span text:style-name="T295"><text:line-break/></text:span></text:p>
      <text:p text:style-name="P60"><text:span text:style-name="T296">Βασική ροή:</text:span></text:p>
      <text:list text:style-name="L61">
        <text:list-item>
          <text:p text:style-name="P61"><text:span text:style-name="T297">Ο χρήστης επιλέγει την υποβολή προσφοράς στην σελίδα της δημοπρασίας που έχει εισέλθει και το σύστημα εμφανίζει καρτέλα με τα στοιχεία του και υποχρεωτικό πεδίο συμπλήρωσης του ποσού </text:span></text:p>
        </text:list-item>
        <text:list-item>
          <text:p text:style-name="P62"><text:span text:style-name="T297">Ο χρήστης συμπληρώνει το ποσό που επιθυμεί και επιλέγει ολοκλήρωση</text:span></text:p>
        </text:list-item>
        <text:list-item>
          <text:p text:style-name="P62"><text:span text:style-name="T297">Το σύστημα επιβεβαιώνει ότι η προσφορά είναι μεγαλύτερη από την τελευταία(ή την εναρκτήρια) και εμφανίζει μήνυμα επιτυχίας στον χρήστη </text:span></text:p>
        </text:list-item>
        <text:list-item>
          <text:p text:style-name="P62"><text:span text:style-name="T297">Το σύστημα ανανεώνει τον πίνακα με τις προσφορές και το πλαίσιο “Leading bid”</text:span></text:p>
        </text:list-item>
        <text:list-item>
          <text:p text:style-name="P62"><text:span text:style-name="T297">Το σύστημα κάνει έλεγχο για τον εναπομείναντα χρόνο και στην λήξη του τερματίζει την δημοπρασία</text:span></text:p>
        </text:list-item>
        <text:list-item>
          <text:p text:style-name="P62"><text:span text:style-name="T297">Το σύστημα λήγει την δημοπρασία και ελέγχει την λίστα των προσφορών. </text:span></text:p>
        </text:list-item>
        <text:list-item>
          <text:p text:style-name="P62"><text:span text:style-name="T297">Βρίσκει την τελευταία και μεγαλύτερη προσφορά που έχει υποβληθεί και στέλνει ειδοποίηση επιτυχίας στον χρήστη,με τον σύνδεσμο για την πληρωμή εντός του χρονικού ορίου </text:span></text:p>
        </text:list-item>
        <text:list-item>
          <text:p text:style-name="P62"><text:span text:style-name="T297">Ο χρήστης ολοκληρώνει την πληρωμή και το σύστημα στέλνει κατάλληλη ειδοποίηση ολοκλήρωσης στον δημιουργό της δημοπρασίας μαζί με τα στοιχεία του νικητή και μήνυμα ολοκλήρωσης της συγκεκριμένης<text:s text:c="2"/>δημοπρασίας σε όλους όσους είχαν δηλώσει προσφορά για το αντικείμενο </text:span></text:p>
        </text:list-item>
      </text:list>
      <text:p text:style-name="P63"><text:span text:style-name="T298"/></text:p>
      <text:p text:style-name="P64"><text:span text:style-name="T299">Εναλλακτική ροή 1:</text:span></text:p>
      <text:p text:style-name="P64"><text:span text:style-name="T299">Περιγραφή:</text:span><text:span text:style-name="T300">Ο χρήστης δεν συμπληρώνει το πεδίο για το ποσό </text:span></text:p>
      <text:p text:style-name="P64"><text:span text:style-name="T301">2.1:</text:span><text:span text:style-name="T302">Το σύστημα στέλνει μήνυμα παράλειψης στον χρήστη </text:span></text:p>
      <text:p text:style-name="P64"><text:span text:style-name="T303"><text:line-break/></text:span><text:span text:style-name="T304">Εναλλακτική ροή 2:</text:span></text:p>
      <text:p text:style-name="P64"><text:span text:style-name="T304">Περιγραφή:</text:span><text:span text:style-name="T305">Η προσφορά είναι μικρότερη από την τελευταία (ή την εναρκτήρια) προσφορά</text:span></text:p>
      <text:p text:style-name="P64"><text:span text:style-name="T306">3.2:</text:span><text:span text:style-name="T307">Το σύστημα στέλνει μήνυμα σφάλματος στον χρήστη </text:span></text:p>
      <text:p text:style-name="P64"><text:span text:style-name="T308"/></text:p>
      <text:p text:style-name="P64"><text:span text:style-name="T309">Εναλλακτική ροή 3:</text:span></text:p>
      <text:p text:style-name="P64"><text:span text:style-name="T309">Περιγραφή:</text:span><text:span text:style-name="T310">Ο χρήστης δεν ολοκληρώνει την πληρωμή εντός του χρονικού περιθωρίου που ορίζει το σύστημα</text:span></text:p>
      <text:p text:style-name="P64"><text:span text:style-name="T311">9.3:</text:span><text:span text:style-name="T312">Το σύστημα στέλνει κατάλληλη ειδοποίηση απόρριψης στον χρήστη</text:span></text:p>
      <text:p text:style-name="P64"><text:span text:style-name="T313">10.4:</text:span><text:span text:style-name="T314"><text:s/></text:span><text:span text:style-name="T315">Το σύστημα βρίσκει την αμέσως μεγαλύτερη προσφορά που έχει υποβληθεί και στέλνει ειδοποίηση επιτυχίας στον χρήστη,με τον σύνδεσμο για την πληρωμή εντός του χρονικού ορίου</text:span></text:p>
      <text:p text:style-name="P64"><text:span text:style-name="T316"/></text:p>
      <text:p text:style-name="P64"><text:span text:style-name="T316"/></text:p>
      <text:list text:style-name="L65">
        <text:list-item>
          <text:p text:style-name="P65"><text:span text:style-name="T317">Αίτηση για Εταιρικό Προφίλ</text:span></text:p>
        </text:list-item>
      </text:list>
      <text:p text:style-name="P66"><text:span text:style-name="T318"/></text:p>
      <text:p text:style-name="P66"><text:span text:style-name="T319">Τίτλος:</text:span><text:span text:style-name="T320">Αίτηση αλλαγής του προφίλ χρήστη σε εταιρικό</text:span></text:p>
      <text:p text:style-name="P66"><text:span text:style-name="T321">Σενάριο:<text:s/></text:span><text:span text:style-name="T322">Ένας χρήστης επιθυμεί να αλλάξει το προφίλ του σε εταιρικό </text:span></text:p>
      <text:p text:style-name="P66"><text:span text:style-name="T323">Ηθοποιός:</text:span><text:span text:style-name="T324">Χρήστης </text:span></text:p>
      <text:p text:style-name="P66"><text:span text:style-name="T325">Στόχος:<text:s/></text:span><text:span text:style-name="T326">Επιτυχής αλλαγή του προφίλ σε εταιρικό</text:span></text:p>
      <text:p text:style-name="P67"><text:span text:style-name="T327">Βασική ροή:</text:span></text:p>
      <text:list text:style-name="L68">
        <text:list-item>
          <text:p text:style-name="P68"><text:span text:style-name="T328">Ο χρήστης επιλέγει από το πλάγιο μενού το “My Account” και το σύστημα εμφανίζει στον χρήστη το προσωπικό του προφίλ</text:span></text:p>
        </text:list-item>
        <text:list-item>
          <text:p text:style-name="P69"><text:span text:style-name="T328">Ο χρήστης επιλέγει το “Switch to company profile”και το σύστημα αναζήτα αν στο παρελθόν έχει πραγματοποιηθεί η αντίστοιχη αίτηση </text:span></text:p>
        </text:list-item>
        <text:list-item>
          <text:p text:style-name="P69"><text:span text:style-name="T328">Το σύστημα δεν εντοπίζει προηγούμενη αίτηση και εμφανίζει στον χρήστη ένα νέο παράθυρο-φόρμα με σκοπό την εισαγωγή των νέων στοιχείων</text:span></text:p>
        </text:list-item>
        <text:list-item>
          <text:p text:style-name="P69"><text:span text:style-name="T328">Ο χρήστης εισάγει τα υποχρεωτικά πεδία: 1)όνομα εταιρικού προφίλ, 2)ΔΟΥ, 3)εταιρικό ΑΦΜ και επιλέγει<text:s text:c="2"/>να συμπληρώσει το προαιρετικό πεδίο “Ιστοσελίδα εταιρείας” και επιλέγει “Ολοκλήρωση”</text:span></text:p>
        </text:list-item>
        <text:list-item>
          <text:p text:style-name="P69"><text:span text:style-name="T328">Το σύστημα επιβεβαιώνει ότι ο χρήστης συμπλήρωσε τα υποχρεωτικά πεδία και ότι τα στοιχεία είναι σωστά</text:span><text:span text:style-name="T329"><text:s/></text:span></text:p>
        </text:list-item>
        <text:list-item>
          <text:p text:style-name="P69"><text:span text:style-name="T330">Το σύστημα αποδέχεται το αίτημα για την αλλαγή σε εταιρικό προφίλ,εντάσσει τα νέα στοιχεία στην βάση δεδομένων</text:span></text:p>
        </text:list-item>
        <text:list-item>
          <text:p text:style-name="P69"><text:span text:style-name="T330">Το σύστημα στέλνει ειδοποίηση επιτυχίας στον χρήστη και επιστρέφει τον χρήστη στο προφίλ του ως εταιρικό συμβολίζοντας το πλέον με το αντίστοιχο εικονίδιο.<text:line-break/></text:span></text:p>
        </text:list-item>
      </text:list>
      <text:p text:style-name="P70"><text:span text:style-name="T331">Εναλλακτική Ροή 1</text:span></text:p>
      <text:p text:style-name="P70"><text:span text:style-name="T331">Περιγραφή:</text:span><text:span text:style-name="T332">Το σύστημα εντοπίζει προηγούμενη αίτηση</text:span></text:p>
      <text:p text:style-name="P70"><text:span text:style-name="T333">3.1.</text:span><text:span text:style-name="T334">α:</text:span><text:span text:style-name="T335"><text:s/>Το σύστημα εμφανίζει στον χρήστη σελίδα-φόρμα με συμπληρωμένα τα υποχρεωτικά πεδία που υπάρχουν στην βάση </text:span></text:p>
      <text:p text:style-name="P70"><text:span text:style-name="T336"/></text:p>
      <text:p text:style-name="P70"><text:span text:style-name="T337">Εναλλακτική Ροή 2</text:span></text:p>
      <text:p text:style-name="P70"><text:span text:style-name="T337">Περιγραφή:</text:span><text:span text:style-name="T338">Ο χρήστης επιλέγει να αλλάξει κάποιο από τα ήδη καταχωρημένα στοιχεία</text:span></text:p>
      <text:p text:style-name="P70"><text:span text:style-name="T339">3.2.</text:span><text:span text:style-name="T340">β</text:span><text:span text:style-name="T341"><text:s/>Ο χρήστης επιλέγει “Επεξεργασία Πληροφοριών” και τροποποιεί τα στοιχεία που επιθυμεί</text:span></text:p>
      <text:p text:style-name="P70"><text:span text:style-name="T342"/></text:p>
      <text:p text:style-name="P70"><text:span text:style-name="T343">Εναλλακτική Ροή 3</text:span></text:p>
      <text:p text:style-name="P70"><text:span text:style-name="T343">Περιγραφή:</text:span><text:span text:style-name="T344">Ο χρήστης δεν έχει συμπληρώσει όλα τα υποχρεωτικά πεδία</text:span></text:p>
      <text:p text:style-name="P70"><text:span text:style-name="T345">5.3:</text:span><text:span text:style-name="T346"><text:s/></text:span><text:span text:style-name="T347">Το σύστημα εμφανίζει μήνυμα παράλειψης στον χρήστη </text:span></text:p>
      <text:p text:style-name="P70"><text:span text:style-name="T348"/></text:p>
      <text:p text:style-name="P70"><text:span text:style-name="T348"/></text:p>
      <text:p text:style-name="P70"><text:span text:style-name="T349">Εναλλακτική Ροή 4</text:span></text:p>
      <text:p text:style-name="P70"><text:span text:style-name="T349">Περιγραφή:</text:span><text:span text:style-name="T350">Ο χρήστης δεν έχει συμπληρώσει σωστά τα πεδία</text:span></text:p>
      <text:p text:style-name="P70"><text:span text:style-name="T351">5.4:</text:span><text:span text:style-name="T352"><text:s/></text:span><text:span text:style-name="T353">Το σύστημα εντοπίζει ποιο πεδίο δεν έχει συμπληρωθεί σωστά και εμφανίζει μήνυμα σφάλματος για το αντίστοιχο πεδίο </text:span></text:p>
      <text:p text:style-name="P70"><text:span text:style-name="T354"/></text:p>
      <text:p text:style-name="P70"><text:span text:style-name="T354"/></text:p>
      <text:list text:style-name="L71">
        <text:list-item>
          <text:p text:style-name="P71"><text:span text:style-name="T355">Αναβάθμιση και πρόκληση χρήστη</text:span></text:p>
        </text:list-item>
      </text:list>
      <text:p text:style-name="P72"><text:span text:style-name="T356"/></text:p>
      <text:p text:style-name="P72"><text:span text:style-name="T357">Τίτλος:<text:s/></text:span><text:span text:style-name="T358">Αναβάθμιση επιπέδου εμπειρίας και πρόκληση χρήστη</text:span></text:p>
      <text:p text:style-name="P72"><text:span text:style-name="T359">Σενάριο:<text:s/></text:span><text:span text:style-name="T360">Ένας χρήστης μόλις ολοκλήρωσε μια ενέργεια εμπειρίας που του δίνει τους απαραίτητους πόντους για να φτάσει σε ένα συγκεκριμένο "Επίπεδο εμπειρίας" (π.χ. επίπεδο 3, 5, 10, 15, 20).</text:span></text:p>
      <text:p text:style-name="P72"><text:span text:style-name="T361">Ηθοποιός:<text:s/></text:span><text:span text:style-name="T362">Χρήστης</text:span></text:p>
      <text:p text:style-name="P72"><text:span text:style-name="T363">Στόχος:<text:s/></text:span><text:span text:style-name="T364">Επιτυχημένη ολοκλήρωση της επιλεγμένης πρόκλησης για να κερδίσει πόντους εμπειρίας ο χρήστης</text:span></text:p>
      <text:p text:style-name="P72"><text:span text:style-name="T365"/></text:p>
      <text:p text:style-name="P72"><text:span text:style-name="T366">Προϋποθέσεις</text:span><text:span text:style-name="T367">:</text:span></text:p>
      <text:list text:style-name="L73">
        <text:list-item>
          <text:p text:style-name="P73"><text:span text:style-name="T367">Ο χρήστης έχει ολοκληρώσει επιτυχώς μια ενέργεια που του έχει αποφέρει αρκετούς πόντους εμπειρίας για να ανέβει επίπεδο.</text:span></text:p>
        </text:list-item>
        <text:list-item>
          <text:p text:style-name="P73"><text:span text:style-name="T367">Ο χρήστης πρέπει να έχει φτάσει σε ένα καθορισμένο επίπεδο που ενεργοποιεί την πρόκληση.</text:span></text:p>
        </text:list-item>
      </text:list>
      <text:p text:style-name="P74"><text:span text:style-name="T368"/></text:p>
      <text:p text:style-name="P75"><text:span text:style-name="T368"/></text:p>
      <text:p text:style-name="P75"><text:span text:style-name="T368"/></text:p>
      <text:p text:style-name="P76"><text:span text:style-name="T369">Βασική Ροή</text:span></text:p>
      <text:p text:style-name="P76"><text:span text:style-name="T370"><text:tab/></text:span></text:p>
      <text:list text:style-name="L77">
        <text:list-item>
          <text:p text:style-name="P77"><text:span text:style-name="T371">Ο χρήστης ολοκληρώνει μια ενέργεια εμπειρίας και το σύστημα προσθέτει τους ανάλογους πόντους στο<text:s/></text:span><text:span text:style-name="T372">“Experience Level” του.</text:span></text:p>
        </text:list-item>
        <text:list-item>
          <text:p text:style-name="P77"><text:span text:style-name="T373">Το σύστημα ελέγχει αν οι πόντοι ολοκληρώνουν το επίπεδο στο οποίο βρίσκεται,υπολογίζει ότι το ολοκληρώνουν και ανανεώνει το αντίστοιχο πεδίο στο προφίλ του</text:span></text:p>
        </text:list-item>
        <text:list-item>
          <text:p text:style-name="P77"><text:span text:style-name="T373">Το σύστημα ανιχνεύει ότι το νέο επίπεδο είναι ένα από τα καθορισμένα επίπεδα προκλήσεων και στέλνει μια ειδοποίηση στον χρήστη που τον συγχαίρει για την επίτευξη του επιπέδου και του προσφέρει τρεις διαφορετικές προκλήσεις δημοπρασίας για να επιλέξει</text:span></text:p>
        </text:list-item>
        <text:list-item>
          <text:p text:style-name="P77"><text:span text:style-name="T373">Ο χρήστης επιλέγει μία πρόκληση για να την αποδεχτεί</text:span></text:p>
        </text:list-item>
        <text:list-item>
          <text:p text:style-name="P77"><text:span text:style-name="T373">Το σύστημα παρουσιάζει τις λεπτομέρειες της επιλεγμένης πρόκλησης, συμπεριλαμβανομένων των κανόνων, των απαιτήσεων και της προθεσμίας ολοκλήρωσης</text:span></text:p>
        </text:list-item>
        <text:list-item>
          <text:p text:style-name="P77"><text:span text:style-name="T373">Ο χρήστης επιβεβαιώνει την αποδοχή της πρόκλησης</text:span></text:p>
        </text:list-item>
        <text:list-item>
          <text:p text:style-name="P77"><text:span text:style-name="T373">Το σύστημα παρακολουθεί την πρόοδο του χρήστη προς την ολοκλήρωση της πρόκλησης</text:span></text:p>
        </text:list-item>
        <text:list-item>
          <text:p text:style-name="P77"><text:span text:style-name="T373">Ο χρήστης ολοκληρώνει επιτυχώς την πρόκληση πριν από την προθεσμία και το σύστημα ανταμείβει τον χρήστη με ένα achievement το οποίο εμφανίζεται στο προφίλ του</text:span></text:p>
        </text:list-item>
      </text:list>
      <text:p text:style-name="P78"><text:span text:style-name="T374"><text:tab/></text:span></text:p>
      <text:p text:style-name="P78"><text:span text:style-name="T375"/></text:p>
      <text:p text:style-name="P78"><text:span text:style-name="T375"/></text:p>
      <text:p text:style-name="P78"><text:span text:style-name="T375"/></text:p>
      <text:p text:style-name="P78"><text:span text:style-name="T376">Εναλλακτική Ροή 1</text:span></text:p>
      <text:p text:style-name="P78"><text:span text:style-name="T376">Περιγραφή:</text:span><text:span text:style-name="T377"><text:s/>Ο χρήστης δεν επιλέγει καμία πρόκληση</text:span></text:p>
      <text:p text:style-name="P78"><text:span text:style-name="T378"/></text:p>
      <text:p text:style-name="P78"><text:span text:style-name="T379">4.1.</text:span><text:span text:style-name="T380">α<text:s/></text:span><text:span text:style-name="T381">Ο χρήστης δεν αποδεχεται οποιαδήποτε από τις προκλήσεις που παρουσιάζονται και οι προκλήσεις παραμένουν διαθέσιμες για μελλοντική εξέταση για όσο βρίσκεται στο επίπεδο</text:span></text:p>
      <text:p text:style-name="P78"><text:span text:style-name="T382"/></text:p>
      <text:p text:style-name="P78"><text:span text:style-name="T383">Εναλλακτική Ροή 2</text:span></text:p>
      <text:p text:style-name="P78"><text:span text:style-name="T383">Περιγραφή:</text:span><text:span text:style-name="T384"><text:s/>Ο χρήστης δεν ολοκλήρωσε την πρόκληση εντός του χρονικού ορίου</text:span></text:p>
      <text:p text:style-name="P78"><text:span text:style-name="T385"/></text:p>
      <text:p text:style-name="P78"><text:span text:style-name="T386">8.2.</text:span><text:span text:style-name="T387">α<text:s/></text:span><text:span text:style-name="T388">Το σύστημα εμφανίζει κατάλληλο μήνυμα αποτυχίας </text:span></text:p>
      <text:p text:style-name="P78"><text:span text:style-name="T389"/></text:p>
      <text:p text:style-name="P78"><text:span text:style-name="T390">Εναλλακτική Ροή 3</text:span></text:p>
      <text:p text:style-name="P78"><text:span text:style-name="T390">Περιγραφή:</text:span><text:span text:style-name="T391"><text:s/>Το νέο επίπεδο δεν είναι κάποιο από τα καθορισμένα επίπεδα προκλήσεων</text:span></text:p>
      <text:p text:style-name="P78"><text:span text:style-name="T392"/></text:p>
      <text:p text:style-name="P78"><text:span text:style-name="T393">3.3.</text:span><text:span text:style-name="T394">α<text:s/></text:span><text:span text:style-name="T395">Το σύστημα εμφανίζει<text:s text:c="2"/>απλό μήνυμα επιτυχίας </text:span></text:p>
      <text:p text:style-name="P78"><text:span text:style-name="T396"/></text:p>
      <text:p text:style-name="P78"><text:span text:style-name="T396"/></text:p>
      <text:p text:style-name="P78"><text:span text:style-name="T396"/></text:p>
      <text:p text:style-name="P78"><text:span text:style-name="T396"/></text:p>
      <text:list text:style-name="L79">
        <text:list-item>
          <text:p text:style-name="P79"><text:span text:style-name="T397">Live<text:s/></text:span><text:span text:style-name="T398">Δημοπρασία</text:span></text:p>
        </text:list-item>
      </text:list>
      <text:p text:style-name="P80"><text:span text:style-name="T399"/></text:p>
      <text:p text:style-name="P80"><text:span text:style-name="T400">Τίτλος:</text:span><text:span text:style-name="T401">Συμμετοχή σε</text:span><text:span text:style-name="T402"><text:s/></text:span><text:span text:style-name="T403">Live Δημοπρασία</text:span></text:p>
      <text:p text:style-name="P80"><text:span text:style-name="T404">Σενάριο:<text:s/></text:span><text:span text:style-name="T405">Ένας χρήστης εισέρχεται και συμμετέχει σε μια live δημοπρασία στην οποία έχει δηλώσει συμμετοχή</text:span></text:p>
      <text:p text:style-name="P80"><text:span text:style-name="T406">Ηθοποιός:</text:span><text:span text:style-name="T407">Χρήστης σε ρόλο αγοραστή</text:span></text:p>
      <text:p text:style-name="P80"><text:span text:style-name="T408">Στόχος:<text:s/></text:span><text:span text:style-name="T409">Συμμετοχή στην εκδήλωση και κατοχύρωση του αντικειμένου</text:span><text:span text:style-name="T410"><text:s/></text:span></text:p>
      <text:p text:style-name="P81"><text:span text:style-name="T411"/></text:p>
      <text:p text:style-name="P81"><text:span text:style-name="T412">Βασική Ροή</text:span></text:p>
      <text:p text:style-name="P82"><text:span text:style-name="T413"><text:s text:c="9"/></text:span><text:span text:style-name="T414"><text:s text:c="6"/></text:span></text:p>
      <text:list text:style-name="L83">
        <text:list-item>
          <text:p text:style-name="P83"><text:span text:style-name="T415">Το σύστημα στέλνει ειδοποίηση στον χρήστη που έχει δηλώσει συμμετοχή στην εκδήλωση με τον σύνδεσμο για το εικονικό δωμάτιο</text:span></text:p>
        </text:list-item>
        <text:list-item>
          <text:p text:style-name="P83"><text:span text:style-name="T415">Ο χρήστης πατάει τον σύνδεσμο και το σύστημα τον μεταφέρει στο εικονικό δωμάτιο εμφανίζοντας του τις επιλογές είσοδος ως συμμετέχων ή ως παρατηρητής</text:span></text:p>
        </text:list-item>
        <text:list-item>
          <text:p text:style-name="P83"><text:span text:style-name="T415">Ο χρήστης επιλέγει να εισέλθει ως συμμετέχων και το σύστημα εμφανίζει το αντίστοιχο παράθυρο με τις επιλογές του χρήστη </text:span></text:p>
        </text:list-item>
        <text:list-item>
          <text:p text:style-name="P83"><text:span text:style-name="T415">Ο χρήστης επιλέγει να υποβάλει νέα προσφορά για το αντικείμενο και του εμφανίζει την κατάλληλη οθόνη</text:span></text:p>
        </text:list-item>
        <text:list-item>
          <text:p text:style-name="P83"><text:span text:style-name="T415">Ο χρήστης υποβάλει το ποσό που επιθυμεί,πατάει το κουμπί της επιβεβαίωση και το σύστημα ελέγχει το ποσό σύμφωνα με τις προϋποθέσεις που έχει δηλώσει ο δημιουργός και το αποδέχεται</text:span></text:p>
        </text:list-item>
        <text:list-item>
          <text:p text:style-name="P83"><text:span text:style-name="T415">Το σύστημα ελέγχει με σειρά προτεραιότητας τους χρήστες που υπέβαλαν αίτηση, βρίσκει ότι ο χρήστης είναι ο πρώτος που στην λίστα και στέλνει ειδοποίηση στον δημιουργό της εκδήλωσης πως υπεβλήθει νέα προσφορά</text:span></text:p>
        </text:list-item>
        <text:list-item>
          <text:p text:style-name="P83"><text:span text:style-name="T415">Το σύστημα ενημερώνει το “Leading bid” της Live Δημοπρασίας</text:span></text:p>
        </text:list-item>
        <text:list-item>
          <text:p text:style-name="P83"><text:span text:style-name="T415">Το σύστημα μετρά αντίστροφα για 5 λεπτά δίνοντας περιθώριο για νέες υποβολές από τους άλλους ενδιαφερόμενους.</text:span></text:p>
        </text:list-item>
        <text:list-item>
          <text:p text:style-name="P83"><text:span text:style-name="T415">Το σύστημα εμφανίζει ειδοποίηση επιτυχίας στον χρήστη για την κατοχύρωση του αντικειμένου και ένα νέο παράθυρο επιλογής<text:s text:c="2"/>μεταφοράς στο σύστημα πληρωμής της εφαρμογής και αντίστοιχο μήνυμα επιτυχίας στον δημιουργό με τα στοιχεία του αγοραστή</text:span></text:p>
        </text:list-item>
        <text:list-item>
          <text:p text:style-name="P83"><text:span text:style-name="T415">Το σύστημα μεταφέρει τον χρήστη στην σελίδα με τις πληροφορίες του e-wallet για ολοκλήρωση της αγοράς όπου έχει συγκεκριμένο χρονικό περιθώριο για να ταυτοποιήσει τα στοιχεία πληρωμής του</text:span></text:p>
        </text:list-item>
        <text:list-item>
          <text:p text:style-name="P83"><text:span text:style-name="T415">Ο χρήστης ολοκληρώνει την πληρωμή και το σύστημα τον ανακατευθύνει στην σελίδα της Live Δημοπρασίας</text:span></text:p>
        </text:list-item>
        <text:list-item>
          <text:p text:style-name="P83"><text:span text:style-name="T415">Το σύστημα εμφανίζει μήνυμα ολοκλήρωσης της δημοπρασίας του συγκεκριμένου αντικειμένου σε όλους όσους έχουν εισέλθει στην δημοπρασία και προχωρά στην διαδικασία νέας Live δημοπρασίας του επόμενου αντικειμένου από τον ίδιο δημιουργο</text:span></text:p>
        </text:list-item>
      </text:list>
      <text:p text:style-name="P84"><text:span text:style-name="T416"/></text:p>
      <text:p text:style-name="P84"><text:span text:style-name="T416"/></text:p>
      <text:p text:style-name="P84"><text:span text:style-name="T416"/></text:p>
      <text:p text:style-name="P84"><text:span text:style-name="T416"/></text:p>
      <text:p text:style-name="P84"><text:span text:style-name="T416"/></text:p>
      <text:p text:style-name="P84"><text:span text:style-name="T417">Εναλλακτική ροή 1</text:span></text:p>
      <text:p text:style-name="P84"><text:span text:style-name="T417">Περιγραφή:</text:span><text:span text:style-name="T418">Ο χρήστης εισέρχεται στην live δημοπρασία ως παρατηρητής</text:span></text:p>
      <text:p text:style-name="P85"><text:span text:style-name="T419"><text:s text:c="4"/></text:span></text:p>
      <text:p text:style-name="P86"><text:span text:style-name="T419">3.1.</text:span><text:span text:style-name="T420">α<text:s/></text:span><text:span text:style-name="T421">Ο χρήστης επιλέγει να εισέλθει στην εκδήλωση των δημοπρασιών ως παρατηρητής ,το σύστημα επιτρέπει την είσοδο του χρήστη και εμφανίζει το παράθυρο διεξαγωγής της δημοπρασίας<text:s text:c="2"/>με τις πληροφορίες, την τρέχουσα προσφορά και το ρολόι χωρίς όμως επιλογές πλειοδότη</text:span></text:p>
      <text:p text:style-name="P86"><text:span text:style-name="T422"><text:s/>3.1.</text:span><text:span text:style-name="T423">β<text:s/></text:span><text:span text:style-name="T424">Το σύστημα εμφανίζει μήνυμα ολοκλήρωσης της δημοπρασίας του συγκεκριμένου αντικειμένου στον χρήστη και σε όλους όσους έχουν εισέλθει στην δημοπρασία και προχωρά στην διαδικασία νέας Live δημοπρασίας του επόμενου αντικειμένου από τον ίδιο δημιουργο</text:span></text:p>
      <text:p text:style-name="P87"><text:span text:style-name="T425"/></text:p>
      <text:p text:style-name="P88"><text:span text:style-name="T426">Εναλλακτική ροή 2</text:span></text:p>
      <text:p text:style-name="P88"><text:span text:style-name="T426">Περιγραφή:</text:span><text:span text:style-name="T427">Η προσφορά αλλάζει και ο χρήστης δεν επιθυμεί να υποβάλει νέα προσφορά</text:span></text:p>
      <text:p text:style-name="P88"><text:span text:style-name="T428">8.2<text:s/></text:span><text:span text:style-name="T429">Το σύστημα εμφανίζει στην κορυφή της λίστας μια νέα προσφορά,το ρολόι μηδενίζει και μετρά ξανά αντίστροφα</text:span><text:span text:style-name="T430"><text:s/></text:span><text:span text:style-name="T431">για 5 λεπτά</text:span></text:p>
      <text:p text:style-name="P89"><text:span text:style-name="T432"/></text:p>
      <text:p text:style-name="P90"><text:span text:style-name="T433">Εναλλακτική ροή 3</text:span></text:p>
      <text:p text:style-name="P90"><text:span text:style-name="T433">Περιγραφή:</text:span><text:span text:style-name="T434">Ο χρήστης υποβάλει προσφορά ενάντια στις προϋποθέσεις του δημιουργού </text:span></text:p>
      <text:p text:style-name="P90"><text:span text:style-name="T435">5.3<text:s/></text:span><text:span text:style-name="T436">Το σύστημα απορρίπτει το ποσό και εμφανίζει μήνυμα λάθους στον χρήστη </text:span></text:p>
      <text:p text:style-name="P91"><text:span text:style-name="T437"/></text:p>
      <text:p text:style-name="P92"><text:span text:style-name="T438">Εναλλακτική ροή 4</text:span></text:p>
      <text:p text:style-name="P92"><text:span text:style-name="T438">Περιγραφή:</text:span><text:span text:style-name="T439">Ο χρήστης δεν είναι ο πιο γρήγορος στην σειρά προτεραιότητας υποβολής αίτησης προσφοράς</text:span></text:p>
      <text:p text:style-name="P92"><text:span text:style-name="T440">6.4<text:s/></text:span><text:span text:style-name="T441">Το σύστημα εμφανίζει αντίστοιχο μήνυμα αποτυχίας στο χρήστη </text:span></text:p>
      <text:p text:style-name="P93"><text:span text:style-name="T442"/></text:p>
      <text:p text:style-name="P94"><text:span text:style-name="T443">Εναλλακτική ροή 5</text:span></text:p>
      <text:p text:style-name="P94"><text:span text:style-name="T443">Περιγραφή:</text:span><text:span text:style-name="T444">Ο χρήστης δεν πιστοποίησε τα στοιχεία πληρωμής του εγκαίρως</text:span></text:p>
      <text:p text:style-name="P94"><text:span text:style-name="T445">10.5.</text:span><text:span text:style-name="T446">α<text:s/></text:span><text:span text:style-name="T447">Το σύστημα εμφανίζει το αντίστοιχο μήνυμα αποτυχίας στο χρήστη</text:span></text:p>
      <text:p text:style-name="P94"><text:span text:style-name="T448">10.5.</text:span><text:span text:style-name="T449">β<text:s/></text:span><text:span text:style-name="T450">Το σύστημα</text:span><text:span text:style-name="T451"><text:s/></text:span><text:span text:style-name="T452">μεταφέρει</text:span><text:span text:style-name="T453"><text:s/></text:span><text:span text:style-name="T454">στο περιβάλλον πληρωμής τον δεύτερο πλειοδότη για την ολοκλήρωση της αγοράς</text:span></text:p>
      <text:p text:style-name="P94"><text:span text:style-name="T455">Εναλλακτική Ροή 6</text:span></text:p>
      <text:p text:style-name="P94"><text:span text:style-name="T455">Περιγραφή:<text:s/></text:span><text:span text:style-name="T456">Ο χρήστης δεν έχει υπόλοιπο στο e-wallet</text:span></text:p>
      <text:p text:style-name="P94"><text:span text:style-name="T457">10.6</text:span><text:span text:style-name="T458"><text:s/></text:span><text:span text:style-name="T459">Το σύστημα δεν επιβεβαιώνει την πληρωμή, εμφανίζει κατάλληλο μήνυμα σφάλματος και επιστρέφει τον χρήστη στη σελίδα με τα στοιχεία του e-wallet</text:span></text:p>
      <text:p text:style-name="P94"><text:span text:style-name="T460">11.6<text:s/></text:span><text:span text:style-name="T461">Ο χρήστης επιλέγει την επεξεργασία e-wallet και το σύστημα του εμφανίζει πεδία για τα στοιχεία της κάρτας του και για το ποσό που επιθυμεί να μεταφέρει σε αυτό</text:span></text:p>
      <text:p text:style-name="P94"><text:span text:style-name="T462">12.6<text:s/></text:span><text:span text:style-name="T463">Ο χρήστης συμπληρώνει τα πεδία και επιλέγει ολοκλήρωση </text:span></text:p>
      <text:p text:style-name="P94"><text:span text:style-name="T464">13.6</text:span><text:span text:style-name="T465"><text:s/></text:span><text:span text:style-name="T466">Το σύστημα επιβεβαιώνει πως ο χρήστης συμπλήρωσε σωστά τα πεδία και το σύστημα συνδέεται με την τράπεζα και μεταφέρει το ποσό στο e-wallet της εφαρμογής ενώ μεταφέρει τον χρήστη στην σελίδα ολοκλήρωσης της πληρωμής-αίτησης</text:span></text:p>
      <text:p text:style-name="P94"><text:span text:style-name="T467"/></text:p>
      <text:p text:style-name="P94"><text:span text:style-name="T467"/></text:p>
      <text:list text:style-name="L95">
        <text:list-item>
          <text:p text:style-name="P95"><text:span text:style-name="T468">Δημιουργία Εκδήλωσης για Live Δημοπρασία</text:span></text:p>
        </text:list-item>
      </text:list>
      <text:p text:style-name="P96"><text:span text:style-name="T469"/></text:p>
      <text:p text:style-name="P96"><text:span text:style-name="T470">Τίτλος:</text:span><text:span text:style-name="T471">Δημιουργία Εκδήλωσης</text:span></text:p>
      <text:p text:style-name="P96"><text:span text:style-name="T472">Σενάριο:<text:s/></text:span><text:span text:style-name="T473">Ένας χρήστης επιθυμεί να δημιουργήσει εκδήλωση για πραγματοποίηση Live δημοπρασίας</text:span></text:p>
      <text:p text:style-name="P96"><text:span text:style-name="T474">Ηθοποιός:</text:span><text:span text:style-name="T475">Χρήστης σε ρόλο πωλητή</text:span></text:p>
      <text:p text:style-name="P96"><text:span text:style-name="T476">Στόχος:<text:s/></text:span><text:span text:style-name="T477">Επιτυχής δημιουργία εκδήλωσης</text:span></text:p>
      <text:p text:style-name="P97"><text:span text:style-name="T478"/></text:p>
      <text:p text:style-name="P98"><text:span text:style-name="T479">Βασική Ροή:</text:span></text:p>
      <text:list text:style-name="L99">
        <text:list-item>
          <text:p text:style-name="P99"><text:span text:style-name="T480">Ο χρήστης επιλέγει από το πλάγιο μενού το “Browse Auctions” και το σύστημα εμφανίζει την σελίδα με όλες τις διαθέσιμες κατηγορίες </text:span></text:p>
        </text:list-item>
        <text:list-item>
          <text:p text:style-name="P99"><text:span text:style-name="T480">Ο χρήστης επιλέγει την κατηγορία Live Δημοπρασίες και το σύστημα εμφανίζει όλες τις διαθέσιμες εκδηλώσεις με τις Live δημοπρασίες που δεν έχουν ολοκληρωθεί</text:span></text:p>
        </text:list-item>
        <text:list-item>
          <text:p text:style-name="P99"><text:span text:style-name="T480">Ο χρήστης επιλέγει την δημιουργία νέας εκδήλωσης και το σύστημα εμφανίζει την σελίδα με τα υποχρεωτικά πεδία πρός συμπλήρωση(τίτλο,ημερομηνία και ώρα της εκδήλωσης,αριθμό αντικειμένων που θα παρουσιαστούν,επιλογή για live βίντεο) </text:span></text:p>
        </text:list-item>
        <text:list-item>
          <text:p text:style-name="P99"><text:span text:style-name="T480">Ο χρήστης συμπληρώνει τα πεδία και επιλέγει συνέχεια</text:span></text:p>
        </text:list-item>
        <text:list-item>
          <text:p text:style-name="P99"><text:span text:style-name="T480">Το σύστημα επιβεβαιώνει ότι ο χρήστης έχει συμπληρώσει τα πεδία σωστά και εμφανίζει την επόμενη σελίδα της αίτησης με τόσα πεδία όσα έχει δηλώσει ο χρήστης για να συμπληρώσει τις ζητούμενες πληροφορίες(περιγραφή,συγκεκριμένο αριθμό φωτογραφιών με αναγραφόμενο επιτρεπόμενο μέγεθος)</text:span></text:p>
        </text:list-item>
        <text:list-item>
          <text:p text:style-name="P99"><text:span text:style-name="T480">Ο χρήστης συμπληρώνει τα πεδία για τα αντικείμενα και επιλέγει συνέχεια</text:span></text:p>
        </text:list-item>
        <text:list-item>
          <text:p text:style-name="P99"><text:span text:style-name="T480">Το σύστημα επιβεβαιώνει ότι έχουν συμπληρωθεί όλα τα πεδία σωστά και εμφανίζει την επόμενη σελίδα της αίτησης με τις διαθέσιμες μορφές για το εικονικού δωματίου</text:span></text:p>
        </text:list-item>
        <text:list-item>
          <text:p text:style-name="P99"><text:span text:style-name="T480">Ο χρήστης διαλέγει την μορφή του εικονικού δωματίου και επιλέγει<text:s text:c="2"/>συνέχεια </text:span></text:p>
        </text:list-item>
        <text:list-item>
          <text:p text:style-name="P99"><text:span text:style-name="T480">Το<text:s text:c="2"/>σύστημα επιβεβαιώνει πως έχει γίνει επιλογή εικονικού δωματίου και εμφανίζει σε προεπισκόπηση τις πληροφορίες που έχει προηγουμένως συμπληρώσει ο χρήστης </text:span></text:p>
        </text:list-item>
        <text:list-item>
          <text:p text:style-name="P99"><text:span text:style-name="T480">Ο χρήστης επιλέγει ολοκλήρωση και το σύστημα εμφανίζει κατάλληλο μήνυμα επιτυχίας καθως καταχωρεί την εκδήλωση στην κατηγορία με επιλογή συμμετοχής σε αυτήν</text:span></text:p>
        </text:list-item>
      </text:list>
      <text:p text:style-name="P100"><text:span text:style-name="T481"/></text:p>
      <text:p text:style-name="P101"><text:span text:style-name="T482">Εναλλακτική ροή 1</text:span></text:p>
      <text:p text:style-name="P102"><text:span text:style-name="T482">Περιγραφή:</text:span><text:span text:style-name="T483">Ο χρήστης δεν συμπληρώνει κάποιο από τα υποχρεωτικά πεδία της δεύτερης σελίδας</text:span></text:p>
      <text:p text:style-name="P102"><text:span text:style-name="T484">5.1<text:s/></text:span><text:span text:style-name="T485">Το σύστημα ειδοποιεί τον χρήστη με μήνυμα παράλειψης του πεδίου </text:span></text:p>
      <text:p text:style-name="P102"><text:span text:style-name="T486"/></text:p>
      <text:p text:style-name="P102"><text:span text:style-name="T487">Εναλλακτική ροή 2</text:span></text:p>
      <text:p text:style-name="P102"><text:span text:style-name="T487">Περιγραφή:</text:span><text:span text:style-name="T488">Ο χρήστης συμπληρώνει λάθος κάποιο από τα υποχρεωτικά πεδία της δεύτερης καρτέλας</text:span></text:p>
      <text:p text:style-name="P102"><text:span text:style-name="T489">5.2<text:s/></text:span><text:span text:style-name="T490">Το σύστημα ειδοποιεί τον χρήστη με μήνυμα σφάλματος του πεδίου</text:span><text:span text:style-name="T491"><text:s/></text:span></text:p>
      <text:p text:style-name="P102"><text:span text:style-name="T492"/></text:p>
      <text:p text:style-name="P102"><text:span text:style-name="T493">Εναλλακτική ροή 3</text:span></text:p>
      <text:p text:style-name="P102"><text:span text:style-name="T493">Περιγραφή:</text:span><text:span text:style-name="T494">Ο χρήστης ανεβάζει περισσότερες φωτογραφίες από τις επιτρεπόμενες </text:span></text:p>
      <text:p text:style-name="P102"><text:span text:style-name="T495">7.3<text:s/></text:span><text:span text:style-name="T496">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103"><text:span text:style-name="T497"/></text:p>
      <text:p text:style-name="P103"><text:span text:style-name="T497"/></text:p>
      <text:p text:style-name="P103"><text:span text:style-name="T498">Εναλλακτική ροή 4</text:span></text:p>
      <text:p text:style-name="P103"><text:span text:style-name="T499">Περιγραφή:<text:s/></text:span><text:span text:style-name="T500">Ο χρήστης ανεβάζει φωτογραφίες μεγαλύτερες από το επιτρεπόμενο μέγεθος </text:span></text:p>
      <text:p text:style-name="P103"><text:span text:style-name="T501">7.4<text:s/></text:span><text:span text:style-name="T502">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103"><text:span text:style-name="T503"/></text:p>
      <text:p text:style-name="P103"><text:span text:style-name="T504">Εναλλακτική ροή 5</text:span></text:p>
      <text:p text:style-name="P103"><text:span text:style-name="T505">Περιγραφή:<text:s/></text:span><text:span text:style-name="T506">Ο χρήστης ανεβάζει αρχεία στο πεδίο των φωτογραφιών που δεν είναι σύμφωνα με τις προδιαγραφές του συστήματος<text:s text:c="2"/></text:span></text:p>
      <text:p text:style-name="P103"><text:span text:style-name="T507">7.5<text:s/></text:span><text:span text:style-name="T508">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103"><text:span text:style-name="T509"/></text:p>
      <text:p text:style-name="P103"><text:span text:style-name="T510">Εναλλακτική ροή 6</text:span></text:p>
      <text:p text:style-name="P103"><text:span text:style-name="T511">Περιγραφή:<text:s/></text:span><text:span text:style-name="T512">Ο χρήστης δεν επιλέγει μορφή εικονικού δωματίου</text:span></text:p>
      <text:p text:style-name="P103"><text:span text:style-name="T513">9.6<text:s/></text:span><text:span text:style-name="T514">Το σύστημα ειδοποιεί τον χρήστη με μήνυμα σφάλματος</text:span></text:p>
      <text:p text:style-name="P103"><text:span text:style-name="T515"/></text:p>
      <text:p text:style-name="P103"><text:span text:style-name="T516">Εναλλακτική ροή 7</text:span></text:p>
      <text:p text:style-name="P103"><text:span text:style-name="T516">Π</text:span><text:span text:style-name="T517">εριγραφή:<text:s/></text:span><text:span text:style-name="T518">Ο χρήστης επιλέγει επεξεργασία πληροφοριών στην καρτέλα προεπισκόπησης </text:span></text:p>
      <text:p text:style-name="P103"><text:span text:style-name="T519">10.7<text:s/></text:span><text:span text:style-name="T520">Το σύστημα ανακατευθύνει τον χρήστη στην δεύτερη σελίδα για επεξεργασία των πληροφοριών που επιθυμεί είτε σε αυτή είτε στις επόμενες </text:span></text:p>
      <text:p text:style-name="P103"><text:span text:style-name="T521"/></text:p>
      <text:p text:style-name="P103"><text:span text:style-name="T522">Εναλλακτική ροή 8</text:span></text:p>
      <text:p text:style-name="P103"><text:span text:style-name="T522">Π</text:span><text:span text:style-name="T523">εριγραφή:<text:s/></text:span><text:span text:style-name="T524">Ο χρήστης επιλέγει απόρριψη στην καρτέλα προεπισκόπησης </text:span></text:p>
      <text:p text:style-name="P103"><text:span text:style-name="T525">10.8</text:span><text:span text:style-name="T526"><text:s/></text:span><text:span text:style-name="T527">To<text:s/></text:span><text:span text:style-name="T528">σύστημα ακυρώνει την διαδικασία και επιστρέφει τον χρήστη στην καρτέλα “My Auctions”</text:span></text:p>
      <text:p text:style-name="P103"><text:span text:style-name="T529"/></text:p>
      <text:p text:style-name="P103"><text:span text:style-name="T529"/></text:p>
      <text:p text:style-name="P104"><text:span text:style-name="T529"/></text:p>
      <text:list text:style-name="L105">
        <text:list-item>
          <text:p text:style-name="P105"><text:span text:style-name="T530">Πληρωμή </text:span></text:p>
        </text:list-item>
      </text:list>
      <text:p text:style-name="P106"><text:span text:style-name="T531"/></text:p>
      <text:p text:style-name="P106"><text:span text:style-name="T532">Σημείωση:</text:span><text:span text:style-name="T533"><text:s/></text:span><text:span text:style-name="T534">Η διαδικασία της πληρωμής ενός εμπειρογνώμονα είναι κοινή για τις περιπτώσεις όπου ο χρήστης επιθυμεί να δημιουργήσει μια δημοπρασία(ρόλος πωλητή)ή επιθυμεί<text:s text:c="2"/>να υποβάλει προσφορά σε μια δημοπρασία(ρόλος αγοραστή). Παρακάτω αναλύουμε ενδεικτικά μια περίπτωση χρήσης όπου ένας χρήστης σε ρόλο αγοραστή έχει προσλάβει τον εμπειρογνώμονα </text:span></text:p>
      <text:p text:style-name="P106"><text:span text:style-name="T535"/></text:p>
      <text:p text:style-name="P106"><text:span text:style-name="T536">Τίτλος:</text:span><text:span text:style-name="T537">Πληρωμή εμπειρογνώμονα</text:span></text:p>
      <text:p text:style-name="P106"><text:span text:style-name="T538">Σενάριο:<text:s/></text:span><text:span text:style-name="T539">Ένας χρήστης ολοκληρώνει την πληρωμή του εμπειρογνώμονα </text:span></text:p>
      <text:p text:style-name="P106"><text:span text:style-name="T540">Ηθοποιός:</text:span><text:span text:style-name="T541">Χρήστης σε ρόλο πωλητή,εμπειρογνώμονας</text:span></text:p>
      <text:p text:style-name="P106"><text:span text:style-name="T542">Στόχος:<text:s/></text:span><text:span text:style-name="T543">Επιτυχής ολοκλήρωση πληρωμής </text:span></text:p>
      <text:p text:style-name="P106"><text:span text:style-name="T544"/></text:p>
      <text:p text:style-name="P106"><text:span text:style-name="T545">Βασική Ροή:</text:span></text:p>
      <text:list text:style-name="L107">
        <text:list-item>
          <text:p text:style-name="P107"><text:span text:style-name="T546">O<text:s/></text:span><text:span text:style-name="T547">εμπειρογνώμονας επιλέγει ολοκλήρωση στο direct chat και το σύστημα εμφανίζει μια αίτηση προς συμπλήρωση ενώ στέλνεται ειδοποίηση στον χρήστη με σύνδεσμο για την ίδια αίτηση εντός χρονικού ορίου </text:span></text:p>
        </text:list-item>
        <text:list-item>
          <text:p text:style-name="P107"><text:span text:style-name="T547">Ο χρήστης και ο εμπειρογνώμονας ξεκινούν την αίτηση,το σύστημα επιβεβαιώνει ότι η προσπάθεια είναι εντός του επιτρεπόμενου ορίου και εμφανίζει την πρώτη σελίδα με τα στοιχεία του χρήστη που πραγματοποιεί την αίτηση και τα στοιχεία του εμπειρογνώμονα<text:s text:c="2"/>που προσέλαβε(αντίστοιχα τα στοιχεία για την αίτηση του εμπειρογνώμονα) και τον κωδικό της δημοπρασίας</text:span></text:p>
        </text:list-item>
        <text:list-item>
          <text:p text:style-name="P107"><text:span text:style-name="T547">Ο χρήστης και ο εμπειρογνώμονας επιλέγουν συνέχεια και το σύστημα εμφανίζει την δεύτερη σελίδα με τα υποχρεωτικά πεδία για τις υπηρεσίες του εμπειρογνώμονα(αν έγινε αξιολόγηση του αντικειμένου ,αν έγινε δια ζώσης αξιολόγηση) και επιλέγουν ολοκλήρωση</text:span></text:p>
        </text:list-item>
        <text:list-item>
          <text:p text:style-name="P107"><text:span text:style-name="T547">Το σύστημα επιβεβαιώνει τόσο ότι η αίτηση έχει συμπληρωθεί σωστά και απο τους δύο όσο και ότι τα πεδία ταυτίζονται και στις δύο αιτήσεις και εμφανίζει την επόμενη σελίδα με την αμοιβή του εμπειρογνώμονα </text:span></text:p>
        </text:list-item>
        <text:list-item>
          <text:p text:style-name="P107"><text:span text:style-name="T547">Ο εμπειρογνώμονας επιλέγει ολοκλήρωση,το σύστημα του εμφανίζει μήνυμα ολοκλήρωσης και η αίτηση για αυτόν ολοκληρώνεται.Ο χρήστης επιλέγει πληρωμή και το σύστημα του εμφανίζει την επόμενη σελίδα με τα στοιχεία του e-wallet του</text:span></text:p>
        </text:list-item>
        <text:list-item>
          <text:p text:style-name="P107"><text:span text:style-name="T547">Ο χρήστης επιβεβαιώνει την πληρωμή και το σύστημα μεταφέρει τα χρήματα στο e-wallet του εμπειρογνώμονα</text:span></text:p>
        </text:list-item>
        <text:list-item>
          <text:p text:style-name="P107"><text:span text:style-name="T547">Το σύστημα εμφανίζει μήνυμα ολοκλήρωσης στον χρήστη και στέλνει κατάλληλη ειδοποίηση ενημέρωσης στον εμπειρογνώμονα</text:span></text:p>
        </text:list-item>
      </text:list>
      <text:p text:style-name="P108"><text:span text:style-name="T548"/></text:p>
      <text:p text:style-name="P108"><text:span text:style-name="T549">Εναλλακτική Ροή 1</text:span></text:p>
      <text:p text:style-name="P108"><text:span text:style-name="T549">Περιγραφή:</text:span><text:span text:style-name="T550"><text:s/>O χρήστης δεν συμπληρώνει την αίτηση ταυτόχρονα με τον εμπειρογνώμονα</text:span></text:p>
      <text:p text:style-name="P108"><text:span text:style-name="T551">2.1</text:span><text:span text:style-name="T552"><text:s/></text:span><text:span text:style-name="T553">Το σύστημα στέλνει ειδοποίηση στον χρήστη πως η αίτηση συμπληρώθηκε από τον εμπειρογνώμονα και υπενθύμιση του χρόνου που απομένει για την δική του συμπλήρωση</text:span></text:p>
      <text:p text:style-name="P108"><text:span text:style-name="T554"/></text:p>
      <text:p text:style-name="P108"><text:span text:style-name="T554"/></text:p>
      <text:p text:style-name="P108"><text:span text:style-name="T555"><text:s/></text:span><text:span text:style-name="T556">Εναλλακτική Ροή 2</text:span></text:p>
      <text:p text:style-name="P108"><text:span text:style-name="T556">Περιγραφή:</text:span><text:span text:style-name="T557"><text:s/>O χρήστης δεν έχει συμπληρώσει την αίτηση μέχρι τα μισά του χρονικού ορίου </text:span></text:p>
      <text:p text:style-name="P108"><text:span text:style-name="T558">2.2</text:span><text:span text:style-name="T559"><text:s/></text:span><text:span text:style-name="T560">Το σύστημα στέλνει ειδοποίηση υπενθύμισης στον χρήστη για συμπλήρωση της αίτησης</text:span></text:p>
      <text:p text:style-name="P108"><text:span text:style-name="T561"/></text:p>
      <text:p text:style-name="P108"><text:span text:style-name="T562">Εναλλακτική Ροή 3</text:span></text:p>
      <text:p text:style-name="P108"><text:span text:style-name="T562">Περιγραφή:</text:span><text:span text:style-name="T563"><text:s/>O χρήστης δεν συμπληρώνει την αίτηση εντός του χρονικού ορίου </text:span></text:p>
      <text:p text:style-name="P108"><text:span text:style-name="T564">2.1</text:span><text:span text:style-name="T565"><text:s/></text:span><text:span text:style-name="T566">Το σύστημα στέλνει κατάλλη ειδοποίηση στον χρήστη,αναστέλλει τυχόν δημοπρασίες που έχει δημιουργήσει,απαγορεύει την υποβολή προσφορών για 3 μέρες και αναμένει την ολοκλήρωση της αίτησης-πληρωμής</text:span></text:p>
      <text:p text:style-name="P108"><text:span text:style-name="T567"/></text:p>
      <text:p text:style-name="P108"><text:span text:style-name="T568">Εναλλακτική Ροή 4</text:span></text:p>
      <text:p text:style-name="P108"><text:span text:style-name="T568">Περιγραφή:<text:s/></text:span><text:span text:style-name="T569">O χρήστης δεν συμπληρώνει την αίτηση και μετά το πέρας των 3 ημερών</text:span></text:p>
      <text:p text:style-name="P108"><text:span text:style-name="T570">2.1</text:span><text:span text:style-name="T571"><text:s/></text:span><text:span text:style-name="T572">Το σύστημα ειδοποιεί τους διαχειριστές της εφαρμογής και αναστέλλει τον λογαριασμό του </text:span></text:p>
      <text:p text:style-name="P108"><text:span text:style-name="T573"/></text:p>
      <text:p text:style-name="P108"><text:span text:style-name="T573"/></text:p>
      <text:p text:style-name="P108"><text:span text:style-name="T574">Εναλλακτική Ροή 5</text:span></text:p>
      <text:p text:style-name="P108"><text:span text:style-name="T574">Περιγραφή:</text:span><text:span text:style-name="T575"><text:s/>Ο χρήστης ή/και ο εμπειρογνώμονας δεν έχουν συμπληρώσει κάποιο από τα υποχρεωτικά πεδία</text:span></text:p>
      <text:p text:style-name="P108"><text:span text:style-name="T576">4.5</text:span><text:span text:style-name="T577"><text:s/></text:span><text:span text:style-name="T578">Το σύστημα εμφανίζει κατάλληλο μήνυμα σφάλματος στον χρήστη ή/και στον εμπειρογνώμονα</text:span></text:p>
      <text:p text:style-name="P108"><text:span text:style-name="T579"/></text:p>
      <text:p text:style-name="P108"><text:span text:style-name="T579"/></text:p>
      <text:p text:style-name="P108"><text:span text:style-name="T580"><text:s/></text:span><text:span text:style-name="T581">Εναλλακτική Ροή 6</text:span></text:p>
      <text:p text:style-name="P108"><text:span text:style-name="T581">Περιγραφή:<text:s/></text:span><text:span text:style-name="T582">Οι δύο αιτήσεις δεν συμφωνούν (μέχρι τρεις φορές)</text:span></text:p>
      <text:p text:style-name="P108"><text:span text:style-name="T583">4.6</text:span><text:span text:style-name="T584"><text:s/></text:span><text:span text:style-name="T585">Το σύστημα εμφανίζει κατάλληλο μήνυμα σφάλματος ακυρώνει τις τρέχουσες αιτήσεις και τους ενημερώνει για επανάληψη της αίτησης </text:span></text:p>
      <text:p text:style-name="P108"><text:span text:style-name="T586"/></text:p>
      <text:p text:style-name="P108"><text:span text:style-name="T587"><text:s/></text:span><text:span text:style-name="T588">Εναλλακτική Ροή 7</text:span></text:p>
      <text:p text:style-name="P108"><text:span text:style-name="T588">Περιγραφή:<text:s/></text:span><text:span text:style-name="T589">Οι δύο αιτήσεις δεν συμφωνούν (μέχρι τρεις φορές)</text:span></text:p>
      <text:p text:style-name="P108"><text:span text:style-name="T590">4.7</text:span><text:span text:style-name="T591"><text:s/></text:span><text:span text:style-name="T592">Το σύστημα εμφανίζει κατάλληλο μήνυμα σφάλματος στους χρήστες και ειδοποιεί τους διαχειριστές της εφαρμογής </text:span></text:p>
      <text:p text:style-name="P108"><text:span text:style-name="T593"><text:s/></text:span></text:p>
      <text:p text:style-name="P108"><text:span text:style-name="T594">Εναλλακτική Ροή 8</text:span></text:p>
      <text:p text:style-name="P108"><text:span text:style-name="T594">Περιγραφή:<text:s/></text:span><text:span text:style-name="T595">Ο χρήστης δεν έχει υπόλοιπο στο e-wallet</text:span></text:p>
      <text:p text:style-name="P108"><text:span text:style-name="T596">6.8</text:span><text:span text:style-name="T597"><text:s/></text:span><text:span text:style-name="T598">Το σύστημα δεν επιβεβαιώνει την πληρωμή, εμφανίζει κατάλληλο μήνυμα σφάλματος και επιστρέφει τον χρήστη στη σελίδα με τα στοιχεία του e-wallet</text:span></text:p>
      <text:p text:style-name="P108"><text:span text:style-name="T599">7.8<text:s/></text:span><text:span text:style-name="T600">Ο χρήστης επιλέγει την επεξεργασία e-wallet και το σύστημα του εμφανίζει πεδία για τα στοιχεία της κάρτας του και για το ποσό που επιθυμεί να μεταφέρει σε αυτό</text:span></text:p>
      <text:p text:style-name="P108"><text:span text:style-name="T601">8.8<text:s/></text:span><text:span text:style-name="T602">Ο χρήστης συμπληρώνει τα πεδία και επιλέγει ολοκλήρωση </text:span></text:p>
      <text:p text:style-name="P108"><text:span text:style-name="T603">9.8.</text:span><text:span text:style-name="T604">α</text:span><text:span text:style-name="T605"><text:s/>Το σύστημα επιβεβαιώνει πως ο χρήστης συμπλήρωσε σωστά τα πεδία και το σύστημα συνδέεται με την τράπεζα και μεταφέρει το ποσό στο e-wallet της εφαρμογής ενώ μεταφέρει τον χρήστη στην σελίδα ολοκλήρωσης της πληρωμής-αίτησης</text:span></text:p>
      <text:p text:style-name="P108"><text:span text:style-name="T606"/></text:p>
      <text:p text:style-name="P108"><text:span text:style-name="T607"><text:s/></text:span><text:span text:style-name="T608">Εναλλακτική Ροή 9</text:span></text:p>
      <text:p text:style-name="P108"><text:span text:style-name="T608">Περιγραφή:<text:s/></text:span><text:span text:style-name="T609">Ο χρήστης δεν συμπληρώνει σωστά τα στοιχεία της κάρτας του</text:span></text:p>
      <text:p text:style-name="P108"><text:span text:style-name="T610">9.8.</text:span><text:span text:style-name="T611">β</text:span><text:span text:style-name="T612"><text:s/>Το σύστημα δεν επιβεβαιώνει τα στοιχεία,εμφανίζει κατάλληλο μήνυμα σφάλματος στον χρήστη και αναμένει στην σελίδα συμπλήρωσης των στοιχείων<text:s/></text:span><text:span text:style-name="T61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